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Heading_20_1" style:list-style-name=""/>
    <style:style style:name="P2" style:family="paragraph" style:parent-style-name="Standard" style:list-style-name=""/>
    <style:style style:name="P3" style:family="paragraph" style:parent-style-name="Text_20_body" style:list-style-nam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
      <style:paragraph-properties fo:margin-top="0cm" fo:margin-bottom="0cm"/>
    </style:style>
    <style:style style:name="P20" style:family="paragraph" style:parent-style-name="Text_20_body" style:list-style-name="L2">
      <style:paragraph-properties fo:margin-top="0cm" fo:margin-bottom="0cm"/>
    </style:style>
    <style:style style:name="P21" style:family="paragraph" style:parent-style-name="Text_20_body" style:list-style-name="L3">
      <style:paragraph-properties fo:margin-top="0cm" fo:margin-bottom="0cm"/>
    </style:style>
    <style:style style:name="P22" style:family="paragraph" style:parent-style-name="Text_20_body" style:list-style-name="L4">
      <style:paragraph-properties fo:margin-top="0cm" fo:margin-bottom="0cm"/>
    </style:style>
    <style:style style:name="P23" style:family="paragraph" style:parent-style-name="Text_20_body" style:list-style-name="L5">
      <style:paragraph-properties fo:margin-top="0cm" fo:margin-bottom="0cm"/>
    </style:style>
    <style:style style:name="P24" style:family="paragraph" style:parent-style-name="Text_20_body" style:list-style-name="L6">
      <style:paragraph-properties fo:margin-top="0cm" fo:margin-bottom="0cm"/>
    </style:style>
    <style:style style:name="P25" style:family="paragraph" style:parent-style-name="Text_20_body" style:list-style-name="L7">
      <style:paragraph-properties fo:margin-top="0cm" fo:margin-bottom="0cm"/>
    </style:style>
    <style:style style:name="P26" style:family="paragraph" style:parent-style-name="Text_20_body" style:list-style-name="L8">
      <style:paragraph-properties fo:margin-top="0cm" fo:margin-bottom="0cm"/>
    </style:style>
    <style:style style:name="P27" style:family="paragraph" style:parent-style-name="Text_20_body" style:list-style-name="L9">
      <style:paragraph-properties fo:margin-top="0cm" fo:margin-bottom="0cm"/>
    </style:style>
    <style:style style:name="P28" style:family="paragraph" style:parent-style-name="Text_20_body" style:list-style-name="L10">
      <style:paragraph-properties fo:margin-top="0cm" fo:margin-bottom="0cm"/>
    </style:style>
    <style:style style:name="P29" style:family="paragraph" style:parent-style-name="Text_20_body" style:list-style-name="L11">
      <style:paragraph-properties fo:margin-top="0cm" fo:margin-bottom="0cm"/>
    </style:style>
    <style:style style:name="P30" style:family="paragraph" style:parent-style-name="Text_20_body" style:list-style-name="L12">
      <style:paragraph-properties fo:margin-top="0cm" fo:margin-bottom="0cm"/>
    </style:style>
    <style:style style:name="P31" style:family="paragraph" style:parent-style-name="Text_20_body" style:list-style-name="L13">
      <style:paragraph-properties fo:margin-top="0cm" fo:margin-bottom="0cm"/>
    </style:style>
    <style:style style:name="P32" style:family="paragraph" style:parent-style-name="Text_20_body" style:list-style-name="L14">
      <style:paragraph-properties fo:margin-top="0cm" fo:margin-bottom="0cm"/>
    </style:style>
    <style:style style:name="P33" style:family="paragraph" style:parent-style-name="Text_20_body" style:list-style-name="L15">
      <style:paragraph-properties fo:margin-top="0cm" fo:margin-bottom="0cm"/>
    </style:style>
    <style:style style:name="P34"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ow to Program in C++</text:h>
      <text:p text:style-name="Text_20_body">You may copy this file for noncommercial use. The latest version is located at <text:a xlink:type="simple" xlink:href="http://cs.fit.edu/%7Emmahoney/cse2050/how2cpp.html">cs.fit.edu/~mmahoney/cse2050/how2cpp.html</text:a> updated Apr. 3, 2009. Please report errors to Matt Mahoney at <text:a xlink:type="simple" xlink:href="mailto:mmahoney@cs.fit.edu">mmahoney@cs.fit.edu</text:a>. Seldom-used features have been deliberately omitted. <text:bookmark text:name="languagesummary"/></text:p>
      <text:h text:style-name="Heading_20_2" text:outline-level="2"><text:bookmark text:name="languagesummary1"/>Language Summary</text:h>
      <text:p text:style-name="Preformatted_20_Text"><text:a xlink:type="simple" xlink:href="http://cs.fit.edu/%7Emmahoney/cse2050/how2cpp.html#basics">Basic Concepts</text:a></text:p>
      <text:p text:style-name="Preformatted_20_Text"><text:a xlink:type="simple" xlink:href="http://cs.fit.edu/%7Emmahoney/cse2050/how2cpp.html#statements">Statements</text:a> if, for, while, return, break...</text:p>
      <text:p text:style-name="P34"><text:a xlink:type="simple" xlink:href="http://cs.fit.edu/%7Emmahoney/cse2050/how2cpp.html#expressions">Expressions</text:a> arithmetic, comparison, assignment...</text:p>
      <text:p text:style-name="Text_20_body">The most important types are <text:span text:style-name="Teletype">int, char, bool, double</text:span>, and the containers <text:span text:style-name="Teletype">string, vector,</text:span> and <text:span text:style-name="Teletype">map</text:span>. Summary of common types: </text:p>
      <text:p text:style-name="Preformatted_20_Text"><text:a xlink:type="simple" xlink:href="http://cs.fit.edu/%7Emmahoney/cse2050/how2cpp.html#builtin"><text:span text:style-name="T1">Built-in</text:span></text:a><text:span text:style-name="T1"> <text:s text:c="7"/>Description</text:span></text:p>
      <text:p text:style-name="Preformatted_20_Text"><text:a xlink:type="simple" xlink:href="http://cs.fit.edu/%7Emmahoney/cse2050/how2cpp.html#integer">int</text:a> x; <text:s text:c="9"/>Fastest integer type (16-32 bits), also short, long, unsigned</text:p>
      <text:p text:style-name="Preformatted_20_Text"><text:a xlink:type="simple" xlink:href="http://cs.fit.edu/%7Emmahoney/cse2050/how2cpp.html#char">char</text:a> x; <text:s text:c="8"/>8-bit character, '\0' to '\xFF' or -128 to 127</text:p>
      <text:p text:style-name="Preformatted_20_Text"><text:a xlink:type="simple" xlink:href="http://cs.fit.edu/%7Emmahoney/cse2050/how2cpp.html#floating">double</text:a> x; <text:s text:c="6"/>64 bit real + or - 1.8e308, 14 significant digits, also float</text:p>
      <text:p text:style-name="Preformatted_20_Text">bool x; <text:s text:c="8"/>true or false <text:s text:c="20"/></text:p>
      <text:p text:style-name="Preformatted_20_Text"><text:s text:c="15"/></text:p>
      <text:p text:style-name="Preformatted_20_Text"><text:a xlink:type="simple" xlink:href="http://cs.fit.edu/%7Emmahoney/cse2050/how2cpp.html#modifiers"><text:span text:style-name="T1">Modifiers</text:span></text:a><text:span text:style-name="T1"> <text:s text:c="6"/>Description</text:span></text:p>
      <text:p text:style-name="Preformatted_20_Text"><text:a xlink:type="simple" xlink:href="http://cs.fit.edu/%7Emmahoney/cse2050/how2cpp.html#const">const</text:a> T x; <text:s text:c="5"/>Non-modifiable object</text:p>
      <text:p text:style-name="Preformatted_20_Text">T&amp; y=x; <text:s text:c="8"/><text:a xlink:type="simple" xlink:href="http://cs.fit.edu/%7Emmahoney/cse2050/how2cpp.html#references">Reference</text:a>, y is an alias for x, which both have type T</text:p>
      <text:p text:style-name="Preformatted_20_Text">T f(...) {...} <text:s/>Defines f as a <text:a xlink:type="simple" xlink:href="http://cs.fit.edu/%7Emmahoney/cse2050/how2cpp.html#functions">function</text:a> returning T</text:p>
      <text:p text:style-name="Preformatted_20_Text">T* p; <text:s text:c="10"/><text:a xlink:type="simple" xlink:href="http://cs.fit.edu/%7Emmahoney/cse2050/how2cpp.html#pointers">Pointer</text:a> to T (*p is a T object)</text:p>
      <text:p text:style-name="Preformatted_20_Text">T[N] a; <text:s text:c="8"/><text:a xlink:type="simple" xlink:href="http://cs.fit.edu/%7Emmahoney/cse2050/how2cpp.html#arrays">Array</text:a> of N elements of T, a[0] to a[N-1]</text:p>
      <text:p text:style-name="Preformatted_20_Text"><text:a xlink:type="simple" xlink:href="http://cs.fit.edu/%7Emmahoney/cse2050/how2cpp.html#static">static</text:a> T x; <text:s text:c="4"/>Place x in data segment</text:p>
      <text:p text:style-name="Preformatted_20_Text"><text:a xlink:type="simple" xlink:href="http://cs.fit.edu/%7Emmahoney/cse2050/how2cpp.html#register">register</text:a> T x; <text:s text:c="2"/>(rare) Hint to optimize for speed</text:p>
      <text:p text:style-name="P34"><text:a xlink:type="simple" xlink:href="http://cs.fit.edu/%7Emmahoney/cse2050/how2cpp.html#volatile">volatile</text:a> T x; <text:s text:c="2"/>(rare) x may be modified externally</text:p>
      <text:p text:style-name="Text_20_body">The following standard library types and functions require at the beginning of the program: </text:p>
      <text:p text:style-name="Preformatted_20_Text"><text:s text:c="2"/>#include &lt;<text:span text:style-name="T2">header</text:span>&gt;</text:p>
      <text:p text:style-name="Preformatted_20_Text"><text:s text:c="2"/>using namespace std;</text:p>
      <text:p text:style-name="Preformatted_20_Text"><text:s text:c="15"/></text:p>
      <text:p text:style-name="Preformatted_20_Text"><text:a xlink:type="simple" xlink:href="http://cs.fit.edu/%7Emmahoney/cse2050/how2cpp.html#standardlibrarytypes"><text:span text:style-name="T1">Library Type</text:span></text:a><text:span text:style-name="T1"> <text:s text:c="3"/>Description <text:s text:c="28"/>Header</text:span></text:p>
      <text:p text:style-name="Preformatted_20_Text">istream <text:s text:c="8"/>Standard input (cin) <text:s text:c="19"/><text:a xlink:type="simple" xlink:href="http://cs.fit.edu/%7Emmahoney/cse2050/how2cpp.html#iostream">iostream</text:a></text:p>
      <text:p text:style-name="Preformatted_20_Text">ostream <text:s text:c="8"/>Output (cout, cerr, clog) <text:s text:c="14"/>iostream</text:p>
      <text:p text:style-name="Preformatted_20_Text">ifstream <text:s text:c="7"/>Input file <text:s text:c="29"/><text:a xlink:type="simple" xlink:href="http://cs.fit.edu/%7Emmahoney/cse2050/how2cpp.html#fstream">fstream</text:a></text:p>
      <text:p text:style-name="Preformatted_20_Text">ofstream <text:s text:c="7"/>Output file <text:s text:c="28"/>fstream</text:p>
      <text:p text:style-name="Preformatted_20_Text">string <text:s text:c="9"/>Sequence of char <text:s text:c="23"/><text:a xlink:type="simple" xlink:href="http://cs.fit.edu/%7Emmahoney/cse2050/how2cpp.html#string">string</text:a></text:p>
      <text:p text:style-name="Preformatted_20_Text">vector&lt;T&gt; <text:s text:c="6"/>Expandable array/stack of T <text:s text:c="12"/><text:a xlink:type="simple" xlink:href="http://cs.fit.edu/%7Emmahoney/cse2050/how2cpp.html#vector">vector</text:a></text:p>
      <text:p text:style-name="Preformatted_20_Text">deque&lt;T&gt; <text:s text:c="7"/>Array/double ended queue <text:s text:c="15"/><text:a xlink:type="simple" xlink:href="http://cs.fit.edu/%7Emmahoney/cse2050/how2cpp.html#deque">deque</text:a></text:p>
      <text:p text:style-name="Preformatted_20_Text">list&lt;T&gt; <text:s text:c="8"/>List/stack/queue of T <text:s text:c="18"/><text:a xlink:type="simple" xlink:href="http://cs.fit.edu/%7Emmahoney/cse2050/how2cpp.html#list">list</text:a></text:p>
      <text:p text:style-name="Preformatted_20_Text">map&lt;T1,T2&gt; <text:s text:c="5"/>Associative mapping of T1 to T2 <text:s text:c="8"/><text:a xlink:type="simple" xlink:href="http://cs.fit.edu/%7Emmahoney/cse2050/how2cpp.html#map">map</text:a></text:p>
      <text:p text:style-name="Preformatted_20_Text">set&lt;T1&gt; <text:s text:c="8"/>A map with keys only <text:s text:c="19"/><text:a xlink:type="simple" xlink:href="http://cs.fit.edu/%7Emmahoney/cse2050/how2cpp.html#set">set</text:a></text:p>
      <text:p text:style-name="Preformatted_20_Text">pair&lt;T1,T2&gt; <text:s text:c="4"/>Two objects of type T1 and T2 <text:s text:c="10"/>map or utility</text:p>
      <text:p text:style-name="Preformatted_20_Text">priority_queue&lt;T&gt; <text:s/>Sorted queue <text:s text:c="24"/><text:a xlink:type="simple" xlink:href="http://cs.fit.edu/%7Emmahoney/cse2050/how2cpp.html#queue">queue</text:a></text:p>
      <text:p text:style-name="Preformatted_20_Text">stack&lt;T&gt; <text:s text:c="7"/>Stack <text:s text:c="34"/><text:a xlink:type="simple" xlink:href="http://cs.fit.edu/%7Emmahoney/cse2050/how2cpp.html#stack">stack</text:a></text:p>
      <text:p text:style-name="Preformatted_20_Text">bitset&lt;N&gt; <text:s text:c="6"/>Array of N bool with logical operations <text:a xlink:type="simple" xlink:href="http://cs.fit.edu/%7Emmahoney/cse2050/how2cpp.html#bitset">bitset</text:a></text:p>
      <text:p text:style-name="Preformatted_20_Text">valarray&lt;T&gt; <text:s text:c="4"/>Array with arithmetic operations <text:s text:c="7"/><text:a xlink:type="simple" xlink:href="http://cs.fit.edu/%7Emmahoney/cse2050/how2cpp.html#valarray">valarray</text:a></text:p>
      <text:p text:style-name="Preformatted_20_Text">complex&lt;T&gt; <text:s text:c="5"/>Complex number <text:s text:c="25"/><text:a xlink:type="simple" xlink:href="http://cs.fit.edu/%7Emmahoney/cse2050/how2cpp.html#complex">complex</text:a></text:p>
      <text:p text:style-name="Preformatted_20_Text"><text:a xlink:type="simple" xlink:href="http://cs.fit.edu/%7Emmahoney/cse2050/how2cpp.html#cpplibrary">iterator</text:a> <text:s text:c="7"/>Pointer into a container <text:s text:c="15"/>(Included with container)</text:p>
      <text:p text:style-name="Preformatted_20_Text">const_iterator <text:s/>Pointer not allowing element assignment (Included with container)</text:p>
      <text:p text:style-name="Preformatted_20_Text">exception <text:s text:c="6"/>Hierarchy of exception types <text:s text:c="11"/><text:a xlink:type="simple" xlink:href="http://cs.fit.edu/%7Emmahoney/cse2050/how2cpp.html#stdexcept">stdexcept, exception</text:a></text:p>
      <text:p text:style-name="Preformatted_20_Text"/>
      <text:p text:style-name="Preformatted_20_Text"><text:a xlink:type="simple" xlink:href="http://cs.fit.edu/%7Emmahoney/cse2050/how2cpp.html#cpplibrary"><text:span text:style-name="T1">C++ Standard Library Functions</text:span></text:a><text:span text:style-name="T1"> <text:s text:c="25"/>Header</text:span></text:p>
      <text:p text:style-name="Preformatted_20_Text">min(), max(), swap(), sort(), copy(), equal() <text:s text:c="10"/><text:a xlink:type="simple" xlink:href="http://cs.fit.edu/%7Emmahoney/cse2050/how2cpp.html#algorithm">algorithm</text:a></text:p>
      <text:p text:style-name="Preformatted_20_Text">accumulate(), inner_product() <text:s text:c="26"/><text:a xlink:type="simple" xlink:href="http://cs.fit.edu/%7Emmahoney/cse2050/how2cpp.html#numeric">numeric</text:a></text:p>
      <text:p text:style-name="Preformatted_20_Text">back_inserter() <text:s text:c="40"/><text:a xlink:type="simple" xlink:href="http://cs.fit.edu/%7Emmahoney/cse2050/how2cpp.html#iterator">iterator</text:a></text:p>
      <text:p text:style-name="Preformatted_20_Text">equal_to(), less(), bind2nd() <text:s text:c="26"/><text:a xlink:type="simple" xlink:href="http://cs.fit.edu/%7Emmahoney/cse2050/how2cpp.html#functional">functional</text:a></text:p>
      <text:p text:style-name="Preformatted_20_Text">set_new_handler() <text:s text:c="38"/><text:a xlink:type="simple" xlink:href="http://cs.fit.edu/%7Emmahoney/cse2050/how2cpp.html#new">new</text:a></text:p>
      <text:p text:style-name="Preformatted_20_Text"/>
      <text:p text:style-name="Preformatted_20_Text"><text:a xlink:type="simple" xlink:href="http://cs.fit.edu/%7Emmahoney/cse2050/how2cpp.html#clibrary"><text:span text:style-name="T1">C Library Functions</text:span></text:a><text:span text:style-name="T1"> <text:s text:c="36"/>Header</text:span></text:p>
      <text:p text:style-name="Preformatted_20_Text">atoi(), atof(), abs(), rand(), system(), exit() <text:s text:c="8"/><text:a xlink:type="simple" xlink:href="http://cs.fit.edu/%7Emmahoney/cse2050/how2cpp.html#cstdlib">cstdlib</text:a></text:p>
      <text:p text:style-name="Preformatted_20_Text">isalpha(), isdigit(), tolower(), toupper() <text:s text:c="13"/><text:a xlink:type="simple" xlink:href="http://cs.fit.edu/%7Emmahoney/cse2050/how2cpp.html#cctype">cctype</text:a></text:p>
      <text:p text:style-name="Preformatted_20_Text">sqrt(), log(), exp(), pow(), sin(), cos(), atan() <text:s text:c="6"/><text:a xlink:type="simple" xlink:href="http://cs.fit.edu/%7Emmahoney/cse2050/how2cpp.html#cmath">cmath</text:a></text:p>
      <text:p text:style-name="Preformatted_20_Text">clock(), time() <text:s text:c="40"/><text:a xlink:type="simple" xlink:href="http://cs.fit.edu/%7Emmahoney/cse2050/how2cpp.html#ctime">ctime</text:a></text:p>
      <text:p text:style-name="Preformatted_20_Text">strlen(), memset(), memmove(), memcmp() <text:s text:c="16"/><text:a xlink:type="simple" xlink:href="http://cs.fit.edu/%7Emmahoney/cse2050/how2cpp.html#cstring">cstring</text:a></text:p>
      <text:p text:style-name="Preformatted_20_Text">printf(), fopen(), getc(), perror() <text:s text:c="20"/><text:a xlink:type="simple" xlink:href="http://cs.fit.edu/%7Emmahoney/cse2050/how2cpp.html#cstdio">cstdio</text:a></text:p>
      <text:p text:style-name="P34">assert() <text:s text:c="47"/><text:a xlink:type="simple" xlink:href="http://cs.fit.edu/%7Emmahoney/cse2050/how2cpp.html#cassert">cassert</text:a></text:p>
      <text:p text:style-name="Text_20_body">C++ allows you to create your own types and libraries. The most important type is a <text:a xlink:type="simple" xlink:href="http://cs.fit.edu/%7Emmahoney/cse2050/how2cpp.html#classes"><text:span text:style-name="Teletype">class</text:span></text:a>, allowing object oriented programming. A class is an abstract data type with a hidden representation and a set of public member functions and types. Classes can be organized into a hierarchy (<text:a xlink:type="simple" xlink:href="http://cs.fit.edu/%7Emmahoney/cse2050/how2cpp.html#inheritance">inheritance</text:a>), and you can write code that accepts any type in this hierarchy (<text:a xlink:type="simple" xlink:href="http://cs.fit.edu/%7Emmahoney/cse2050/how2cpp.html#polymorphism">polymorphism</text:a>). Functions and classes can be parameterized by type (templated). </text:p>
      <text:p text:style-name="Preformatted_20_Text"><text:a xlink:type="simple" xlink:href="http://cs.fit.edu/%7Emmahoney/cse2050/how2cpp.html#classes">class</text:a> T {...}; <text:s/>Defines T as a collection of types, objects, and member functions</text:p>
      <text:p text:style-name="Preformatted_20_Text">template &lt;class T&gt; ... Defines a set of <text:a xlink:type="simple" xlink:href="http://cs.fit.edu/%7Emmahoney/cse2050/how2cpp.html#templatefunction">functions</text:a> or <text:a xlink:type="simple" xlink:href="http://cs.fit.edu/%7Emmahoney/cse2050/how2cpp.html#templateclass">classes</text:a> over all T</text:p>
      <text:p text:style-name="Preformatted_20_Text"><text:a xlink:type="simple" xlink:href="http://cs.fit.edu/%7Emmahoney/cse2050/how2cpp.html#typedef">typedef</text:a> T U; <text:s text:c="3"/>Defines type U is a synonym for T</text:p>
      <text:p text:style-name="Preformatted_20_Text"><text:a xlink:type="simple" xlink:href="http://cs.fit.edu/%7Emmahoney/cse2050/how2cpp.html#enum">enum</text:a> T {...}; <text:s text:c="2"/>Defines T as an int, and set of int constants</text:p>
      <text:p text:style-name="Preformatted_20_Text"><text:a xlink:type="simple" xlink:href="http://cs.fit.edu/%7Emmahoney/cse2050/how2cpp.html#struct">struct</text:a> T {...}; Like a class, except default scope of members is public</text:p>
      <text:p text:style-name="Preformatted_20_Text"><text:a xlink:type="simple" xlink:href="http://cs.fit.edu/%7Emmahoney/cse2050/how2cpp.html#union">union</text:a> T {...}; <text:s/>A struct with object members overlapping in memory</text:p>
      <text:p text:style-name="Preformatted_20_Text"><text:a xlink:type="simple" xlink:href="http://cs.fit.edu/%7Emmahoney/cse2050/how2cpp.html#namespaces">namespace</text:a> N {...}; <text:s/>Defines a scope for a collection of types, objects, and functions</text:p>
      <text:p text:style-name="Preformatted_20_Text"/>
      <text:p text:style-name="Preformatted_20_Text"><text:a xlink:type="simple" xlink:href="http://cs.fit.edu/%7Emmahoney/cse2050/how2cpp.html#programorganization">Program Organization</text:a> (compiling, linking, make)</text:p>
      <text:p text:style-name="Preformatted_20_Text"><text:a xlink:type="simple" xlink:href="http://cs.fit.edu/%7Emmahoney/cse2050/how2cpp.html#history">History of C++</text:a></text:p>
      <text:p text:style-name="P34"><text:a xlink:type="simple" xlink:href="http://cs.fit.edu/%7Emmahoney/cse2050/how2cpp.html#furtherreading">Further Reading</text:a></text:p>
      <text:p text:style-name="Horizontal_20_Line"/>
      <text:h text:style-name="Heading_20_2" text:outline-level="2"><text:bookmark text:name="basics"/>Basics</text:h>
      <text:p text:style-name="Text_20_body"><text:bookmark text:name="basics1"/>C++ is a compiled language, an upward compatible superset of C and an (incompatible) predecessor to Java. C++ compiles C programs but adds object oriented (OO) features (classes, inheritance, polymorphism), templates (generic functions and classes), function and operator overloading, namespaces (packages), exception handling, a library of standard data structures (string, vector, map, etc.) and formatted text I/O (istream, ostream). Unlike Java, C++ lacks a standard graphical user interface (GUI), network interface, garbage collection, and threads, and allows non-OO programming and unchecked low-level machine operations with pointers. However, C++ executes faster than Java and requires no run-time support. </text:p>
      <text:p text:style-name="Text_20_body"><text:bookmark text:name="basics2"/>A C++ program is a collection of function, object, and type declarations. Every program must have a function <text:span text:style-name="Teletype">int main() { ... }</text:span> where the curly braces enclose a block, a sequence of declarations and statements ending in semicolons which are executed in order. A statement is an expression, block, or control statement that alters the order of execution, such as <text:span text:style-name="Teletype">if, while, for, break, return</text:span>. Some types (<text:span text:style-name="Teletype">std::string</text:span>), objects (<text:span text:style-name="Teletype">std::cout</text:span>), and functions are defined in header files, requiring the line <text:span text:style-name="Teletype">#include &lt;</text:span><text:span text:style-name="Teletype"><text:span text:style-name="T2">header</text:span></text:span><text:span text:style-name="Teletype">&gt;</text:span> before use. Items defined in the standard headers are in the namespace <text:span text:style-name="Teletype">std</text:span>. The <text:span text:style-name="Teletype">std::</text:span> prefix may be dropped after the statement <text:span text:style-name="Teletype">using namespace std;</text:span>. For instance, </text:p>
      <text:p text:style-name="Preformatted_20_Text"><text:bookmark text:name="basics3"/><text:s text:c="2"/>// Comment: prints "Hello world!" and an OS-independent newline</text:p>
      <text:p text:style-name="Preformatted_20_Text"><text:s text:c="2"/>#include &lt;string&gt; <text:s text:c="3"/>// Defines type std::string</text:p>
      <text:p text:style-name="Preformatted_20_Text"><text:s text:c="2"/>#include &lt;iostream&gt; <text:s/>// Defines global object std::cout</text:p>
      <text:p text:style-name="Preformatted_20_Text"><text:s text:c="2"/>using namespace std; // Allow std:: to be dropped</text:p>
      <text:p text:style-name="Preformatted_20_Text"><text:s text:c="2"/>int main() { <text:s text:c="8"/>// Execution starts here</text:p>
      <text:p text:style-name="Preformatted_20_Text"><text:s text:c="4"/>string s="Hello world!\n"; // Declares object s of type string</text:p>
      <text:p text:style-name="Preformatted_20_Text"><text:s text:c="4"/>cout &lt;&lt; s; <text:s text:c="8"/>// An expression as a statement, &lt;&lt; is the output operator</text:p>
      <text:p text:style-name="Preformatted_20_Text"><text:s text:c="4"/>return 0; <text:s text:c="9"/>// Execution ends here</text:p>
      <text:p text:style-name="P34"><text:s text:c="2"/>}</text:p>
      <text:p text:style-name="Text_20_body"><text:bookmark text:name="basics4"/>The symbol <text:span text:style-name="Teletype">//</text:span> denotes a comment to the end of the line. You may also use <text:span text:style-name="Teletype">/* ... */</text:span> for multiline comments. Spacing and indentation is used for readability. C++ is mostly free-form, except that the end of line is significant after <text:span text:style-name="Teletype"># </text:span>and <text:span text:style-name="Teletype">//</text:span>. C++ is case sensitive. </text:p>
      <text:p text:style-name="Text_20_body"><text:bookmark text:name="basics5"/>C++ source code files should be created with a text editor and have the extension <text:span text:style-name="Teletype">.cpp</text:span>. If the above is called <text:span text:style-name="Teletype">hello.cpp</text:span>, it may be compiled and run as follows in a UNIX shell window: </text:p>
      <text:p text:style-name="Preformatted_20_Text"><text:bookmark text:name="basics6"/><text:s text:c="2"/>g++ hello.cpp -o hello -Wall -O</text:p>
      <text:p text:style-name="P34"><text:s text:c="2"/>./hello</text:p>
      <text:p text:style-name="Text_20_body"><text:bookmark text:name="basics7"/>The <text:span text:style-name="Teletype">-o</text:span> option renames the executable file, by default <text:span text:style-name="Teletype">a.out</text:span>. <text:span text:style-name="Teletype">-Wall</text:span> turns on all warnings (recommended). <text:span text:style-name="Teletype">-O</text:span> optimizes (compiles slower but runs faster). </text:p>
      <text:p text:style-name="Text_20_body"><text:bookmark text:name="basics8"/>In Windows, the GNU C++ compiler is called DJGPP. To compile and run from an MS-DOS box: </text:p>
      <text:p text:style-name="Preformatted_20_Text"><text:bookmark text:name="basics9"/><text:s text:c="2"/>gxx hello.cpp -o hello.exe</text:p>
      <text:p text:style-name="P34"><text:s text:c="2"/>hello</text:p>
      <text:p text:style-name="Text_20_body"><text:bookmark text:name="basics10"/>The output file must have a .EXE extension (default is A.EXE). There is also a .OBJ file which you can delete. </text:p>
      <text:p text:style-name="Text_20_body"><text:bookmark text:name="basics11"/>To use the network or GUI interface in UNIX, you must use the X and socket libraries, which don't work in Windows. In Windows, you must use the Windows API and a compiler that supports them, such as from Microsoft, Borland, or Symantec. GUI/network programming is nonportable and outside the scope of this document. </text:p>
      <text:p text:style-name="Text_20_body"><text:bookmark text:name="basics12"/>Links to free and commercial C++ compilers can be found at <text:a xlink:type="simple" xlink:href="http://cplusplus.com/">cplusplus.com</text:a>. <text:bookmark text:name="statements"/></text:p>
      <text:h text:style-name="Heading_20_2" text:outline-level="2"><text:bookmark text:name="statements1"/>Statements</text:h>
      <text:p text:style-name="Text_20_body"><text:bookmark text:name="statements2"/>A program consists of a collection of functions (one of which must be <text:span text:style-name="Teletype">int main() {...}</text:span>) and type and object declarations. A function may contain declarations and statements. Statements have the following forms, where <text:span text:style-name="Teletype">s</text:span> is a statement, and <text:span text:style-name="Teletype">t</text:span> is a true/false expression. </text:p>
      <text:p text:style-name="Preformatted_20_Text"><text:bookmark text:name="statements3"/>s; <text:s text:c="28"/>// <text:a xlink:type="simple" xlink:href="http://cs.fit.edu/%7Emmahoney/cse2050/how2cpp.html#expressions">Expression</text:a> or <text:a xlink:type="simple" xlink:href="http://cs.fit.edu/%7Emmahoney/cse2050/how2cpp.html#declarations">declaration</text:a></text:p>
      <text:p text:style-name="Preformatted_20_Text">; <text:s text:c="29"/>// Empty statement</text:p>
      <text:p text:style-name="Preformatted_20_Text">{s; s;} <text:s text:c="23"/>// A <text:a xlink:type="simple" xlink:href="http://cs.fit.edu/%7Emmahoney/cse2050/how2cpp.html#statements">block</text:a> of 0 or more statements is a statement</text:p>
      <text:p text:style-name="Preformatted_20_Text"><text:a xlink:type="simple" xlink:href="http://cs.fit.edu/%7Emmahoney/cse2050/how2cpp.html#if">if</text:a> (t) s; <text:s text:c="21"/>// If t is true then s</text:p>
      <text:p text:style-name="Preformatted_20_Text">if (t) s; else s; <text:s text:c="13"/>// else is optional</text:p>
      <text:p text:style-name="Preformatted_20_Text"><text:a xlink:type="simple" xlink:href="http://cs.fit.edu/%7Emmahoney/cse2050/how2cpp.html#while">while</text:a> (t) s; <text:s text:c="18"/>// Loop 0 or more times</text:p>
      <text:p text:style-name="Preformatted_20_Text"><text:a xlink:type="simple" xlink:href="http://cs.fit.edu/%7Emmahoney/cse2050/how2cpp.html#for">for</text:a> (s1; t; s2) s; <text:s text:c="12"/>// s1; while (t) {s; s2;}</text:p>
      <text:p text:style-name="Preformatted_20_Text">break; <text:s text:c="24"/>// Jump from while, for, do, switch</text:p>
      <text:p text:style-name="Preformatted_20_Text"><text:a xlink:type="simple" xlink:href="http://cs.fit.edu/%7Emmahoney/cse2050/how2cpp.html#return">return</text:a> x; <text:s text:c="21"/>// Return x to calling function</text:p>
      <text:p text:style-name="Preformatted_20_Text"><text:a xlink:type="simple" xlink:href="http://cs.fit.edu/%7Emmahoney/cse2050/how2cpp.html#try">try</text:a> {throw x;} <text:s text:c="16"/>// Throw exception, abort if not caught, x has any type</text:p>
      <text:p text:style-name="Preformatted_20_Text"><text:s text:c="2"/>catch (T y) {s;} <text:s text:c="14"/>// if x has type T then y=x, jump to s</text:p>
      <text:p text:style-name="Preformatted_20_Text"><text:s text:c="2"/>catch (...) {s;} <text:s text:c="14"/>// else jump here (optional)</text:p>
      <text:p text:style-name="Preformatted_20_Text">do s; while (t); <text:s text:c="14"/>// (uncommon) s; while (t) s;</text:p>
      <text:p text:style-name="Preformatted_20_Text">continue; <text:s text:c="21"/>// (uncommon) Start next loop of while, for, do</text:p>
      <text:p text:style-name="Preformatted_20_Text">switch (i) { <text:s text:c="18"/>// (uncommon) Test int expression i to const C</text:p>
      <text:p text:style-name="Preformatted_20_Text"><text:s text:c="2"/>case C: s; break; <text:s text:c="13"/>// if (i==C) go here</text:p>
      <text:p text:style-name="Preformatted_20_Text"><text:s text:c="2"/>default: s; <text:s text:c="19"/>// optional, else go here</text:p>
      <text:p text:style-name="Preformatted_20_Text">}</text:p>
      <text:p text:style-name="P34">label: goto label; <text:s text:c="12"/>// (rare) Jump to label within a function</text:p>
      <text:p text:style-name="Text_20_body">A statement may be a declaration or an expression. Objects and types declared in a block are local to that block. (Functions cannot be defined locally). It is normal (but not required) to show statements on separate lines and to indent statements enclosed in a block. If braces are optional, we indent anyway. For instance, </text:p>
      <text:p text:style-name="Preformatted_20_Text">{ <text:s text:c="20"/>// start of block</text:p>
      <text:p text:style-name="Preformatted_20_Text"><text:s text:c="2"/>int a[10], i=0, j; <text:s/>// declaration</text:p>
      <text:p text:style-name="Preformatted_20_Text"><text:s text:c="2"/>a[i+2]=3; <text:s text:c="10"/>// expression</text:p>
      <text:p text:style-name="P34">} <text:s text:c="20"/>// end of block, a, i, and j are destroyed</text:p>
      <text:p text:style-name="Text_20_body">declares the array of int <text:span text:style-name="Teletype">a</text:span> with elements <text:span text:style-name="Teletype">a[0]</text:span> through <text:span text:style-name="Teletype">a[9]</text:span> (whose values are initially undefined), <text:span text:style-name="Teletype">i</text:span> with initial value 0, and <text:span text:style-name="Teletype">j</text:span> with an undefined initial value. These names can only be used in scope, which is from the declaration to the closing brace. </text:p>
      <text:p text:style-name="Text_20_body"><text:bookmark text:name="while"/><text:bookmark text:name="for"/>The <text:span text:style-name="Teletype">for</text:span> loop is normally used for iteration. For instance, the following both exit the loop with <text:span text:style-name="Teletype">i</text:span> set to the index of the first element of <text:span text:style-name="Teletype">a</text:span> such that <text:span text:style-name="Teletype">a[i]</text:span> is 0, or to 10 if not found. </text:p>
      <text:p text:style-name="Preformatted_20_Text"><text:bookmark text:name="for1"/><text:s text:c="2"/>for (i=0; i&lt;10; i=i+1) { <text:s text:c="3"/>i=0;</text:p>
      <text:p text:style-name="Preformatted_20_Text"><text:s text:c="4"/>if (a[i]==0) { <text:s text:c="11"/>while (i&lt;10) {</text:p>
      <text:p text:style-name="Preformatted_20_Text"><text:s text:c="6"/>break; <text:s text:c="19"/>if (a[i]==0)</text:p>
      <text:p text:style-name="Preformatted_20_Text"><text:s text:c="4"/>} <text:s text:c="28"/>break;</text:p>
      <text:p text:style-name="Preformatted_20_Text"><text:s text:c="2"/>} <text:s text:c="28"/>i=i+1;</text:p>
      <text:p text:style-name="P34"><text:s text:c="30"/>}</text:p>
      <text:p text:style-name="Text_20_body"><text:bookmark text:name="for2"/>The braces in the <text:span text:style-name="Teletype">for</text:span> loop are optional because they each enclose a single statement. In the <text:span text:style-name="Teletype">while</text:span> loop, the outer braces are required because they enclose 2 statements. All statements are optional: <text:span text:style-name="Teletype">for (;;)</text:span> loops forever. The first statement in a <text:span text:style-name="Teletype">for</text:span> loop may declare a variable local to the loop. </text:p>
      <text:p text:style-name="P34"><text:bookmark text:name="for3"/><text:s text:c="2"/>for (int i=0; i&lt;10; i=i+1)</text:p>
      <text:p text:style-name="Text_20_body"><text:bookmark text:name="for4"/>It is only possible to <text:span text:style-name="Teletype">break</text:span> from the innermost loop of a nested loop. <text:span text:style-name="Teletype">continue</text:span> in a <text:span text:style-name="Teletype">for</text:span> loop skips the rest of the block but executes the iteration (s2) and test before starting the next loop. <text:bookmark text:name="return"/></text:p>
      <text:p text:style-name="Text_20_body"><text:bookmark text:name="return1"/><text:span text:style-name="Teletype">return x;</text:span> causes the current function to return to the caller, evaluating to x. It is required except in functions returning void, in which case <text:span text:style-name="Teletype">return;</text:span> returns without a value. The value returned by <text:span text:style-name="Teletype">main()</text:span> has no effect on program behavior and is normally discarded. However it is available as the $status in a UNIX csh script or ERRORLEVEL in a Windows .BAT file. </text:p>
      <text:p text:style-name="Preformatted_20_Text"><text:bookmark text:name="return2"/><text:s text:c="2"/>int sum(int x, int y) { <text:s/>// Function definition</text:p>
      <text:p text:style-name="Preformatted_20_Text"><text:s text:c="4"/>return x+y;</text:p>
      <text:p text:style-name="Preformatted_20_Text"><text:s text:c="2"/>}</text:p>
      <text:p text:style-name="Preformatted_20_Text"><text:s text:c="2"/>int main() {</text:p>
      <text:p text:style-name="Preformatted_20_Text"><text:s text:c="4"/>int a=sum(1,2); <text:s text:c="7"/>// a=3;</text:p>
      <text:p text:style-name="Preformatted_20_Text"><text:s text:c="4"/>return 0; <text:s text:c="13"/>// By convention, nonzero indicates an error</text:p>
      <text:p text:style-name="P34"><text:s text:c="2"/>}</text:p>
      <text:p text:style-name="Text_20_body"><text:bookmark text:name="if"/><text:bookmark text:name="switch"/>A test of several alternatives usually has the form <text:span text:style-name="Teletype">if (t) s; else if (t) s; else if (t) s; ... else s;</text:span>. A <text:span text:style-name="Teletype">switch</text:span> statement is an optimization for the special case where an int expression is tested against a small range of constant values. The following are equivalent: </text:p>
      <text:p text:style-name="Preformatted_20_Text"><text:bookmark text:name="switch1"/><text:s text:c="2"/>switch (i) { <text:s text:c="15"/>if (i==1)</text:p>
      <text:p text:style-name="Preformatted_20_Text"><text:s text:c="4"/>case 1: j=1; break; <text:s text:c="8"/>j=1;</text:p>
      <text:p text:style-name="Preformatted_20_Text"><text:s text:c="4"/>case 2: // fall thru <text:s text:c="5"/>else if (i==2 || i==3) // || means "or else"</text:p>
      <text:p text:style-name="Preformatted_20_Text"><text:s text:c="4"/>case 3: j=23; break; <text:s text:c="7"/>j=23;</text:p>
      <text:p text:style-name="Preformatted_20_Text"><text:s text:c="4"/>default: j=0; <text:s text:c="12"/>else</text:p>
      <text:p text:style-name="P34"><text:s text:c="2"/>} <text:s text:c="28"/>j=0;</text:p>
      <text:p text:style-name="Text_20_body"><text:bookmark text:name="try"/><text:span text:style-name="Teletype">throw x</text:span> jumps to the first <text:span text:style-name="Teletype">catch</text:span> statement of the most recently executed <text:span text:style-name="Teletype">try</text:span> block where the parameter declaration matches the type of x, or a type that x can be converted to, or is <text:span text:style-name="Teletype">...</text:span>. At most one catch block is executed. If no matching <text:span text:style-name="Teletype">catch</text:span> block is found, the program aborts (Unexpected exception). <text:span text:style-name="Teletype">throw;</text:span> with no expression in a <text:span text:style-name="Teletype">catch</text:span> block throws the exception just caught. Exceptions are generally used when it is inconvenient to detect and handle an error in the same place. </text:p>
      <text:p text:style-name="Preformatted_20_Text"><text:bookmark text:name="try1"/><text:s text:c="2"/>void f() {</text:p>
      <text:p text:style-name="Preformatted_20_Text"><text:s text:c="4"/>throw 3;</text:p>
      <text:p text:style-name="Preformatted_20_Text"><text:s text:c="2"/>}</text:p>
      <text:p text:style-name="Preformatted_20_Text"/>
      <text:p text:style-name="Preformatted_20_Text"><text:s text:c="2"/>int main() {</text:p>
      <text:p text:style-name="Preformatted_20_Text"><text:s text:c="4"/>try {</text:p>
      <text:p text:style-name="Preformatted_20_Text"><text:s text:c="6"/>f();</text:p>
      <text:p text:style-name="Preformatted_20_Text"><text:s text:c="4"/>}</text:p>
      <text:p text:style-name="Preformatted_20_Text"><text:s text:c="4"/>catch(int i) { <text:s/>// Execute this block with i = 3</text:p>
      <text:p text:style-name="Preformatted_20_Text"><text:s text:c="6"/>throw; <text:s text:c="7"/>// throw 3 (not caught, so program aborts)</text:p>
      <text:p text:style-name="Preformatted_20_Text"><text:s text:c="4"/>}</text:p>
      <text:p text:style-name="Preformatted_20_Text"><text:s text:c="4"/>catch(...) { <text:s text:c="3"/>// Catch any other type</text:p>
      <text:p text:style-name="Preformatted_20_Text"><text:s text:c="4"/>}</text:p>
      <text:p text:style-name="P34"><text:s text:c="2"/>}</text:p>
      <text:h text:style-name="Heading_20_2" text:outline-level="2"><text:bookmark text:name="expressions"/>Expressions</text:h>
      <text:p text:style-name="Text_20_body"><text:bookmark text:name="expressions1"/>There are 18 levels of operator precedence, listed highest to lowest. Operators at the same level are evaluated left to right unless indicted, Thus, a=b+c means a=(b+c) because + is higher than =, and a-b-c means (a-b)-c. Order of evaluation is undefined, e.g. for <text:span text:style-name="Teletype">sin(x)+cos(x)</text:span> we cannot say whether sin() or cos() is called first. </text:p>
      <text:p text:style-name="Text_20_body"><text:bookmark text:name="expressions2"/>The meaning of an expression depends on the types of the operands. <text:span text:style-name="Teletype">(x,y)</text:span> denotes a comma separated list of 0 or more objects, e.g. <text:span text:style-name="Teletype">()</text:span>, <text:span text:style-name="Teletype">(x)</text:span>, or <text:span text:style-name="Teletype">(1,2,3,4)</text:span>. </text:p>
      <text:p text:style-name="Preformatted_20_Text"><text:bookmark text:name="expressions3"/>1</text:p>
      <text:p text:style-name="Preformatted_20_Text">X::m <text:s text:c="10"/>Member m of namespace or class X</text:p>
      <text:p text:style-name="Preformatted_20_Text">::m <text:s text:c="11"/>Global name m when otherwise hidden by a local declaration</text:p>
      <text:p text:style-name="Preformatted_20_Text"/>
      <text:p text:style-name="Preformatted_20_Text">2</text:p>
      <text:p text:style-name="Preformatted_20_Text">p[i] <text:s text:c="10"/>i'th element of container p (array, vector, string)</text:p>
      <text:p text:style-name="Preformatted_20_Text">x.m <text:s text:c="11"/>Member m of object x</text:p>
      <text:p text:style-name="Preformatted_20_Text">p-&gt;m <text:s text:c="10"/>Member m of object pointed to by p</text:p>
      <text:p text:style-name="Preformatted_20_Text">f(x,y) <text:s text:c="8"/>Call function f with 0 or more arguments</text:p>
      <text:p text:style-name="Preformatted_20_Text">i++ <text:s text:c="11"/>Add 1 to i, result is original value of i</text:p>
      <text:p text:style-name="Preformatted_20_Text">i-- <text:s text:c="11"/>Subtract 1 from i, result is original value of i</text:p>
      <text:p text:style-name="Preformatted_20_Text"><text:a xlink:type="simple" xlink:href="http://cs.fit.edu/%7Emmahoney/cse2050/how2cpp.html#static_cast">static_cast&lt;T&gt;(x)</text:a> <text:s text:c="6"/>Convert x to type T using defined conversions</text:p>
      <text:p text:style-name="Preformatted_20_Text"><text:a xlink:type="simple" xlink:href="http://cs.fit.edu/%7Emmahoney/cse2050/how2cpp.html#const_cast">const_cast&lt;T&gt;(x)</text:a> <text:s text:c="7"/>(rare) Convert x to equivalent but non-const T</text:p>
      <text:p text:style-name="Preformatted_20_Text"><text:a xlink:type="simple" xlink:href="http://cs.fit.edu/%7Emmahoney/cse2050/how2cpp.html#reinterpret_cast">reinterpret_cast&lt;T&gt;(x)</text:a> <text:s/>(rare, dangerous) Pretend x has type T</text:p>
      <text:p text:style-name="Preformatted_20_Text"><text:a xlink:type="simple" xlink:href="http://cs.fit.edu/%7Emmahoney/cse2050/how2cpp.html#runtimetype">dynamic_cast&lt;T&gt;(x)</text:a> <text:s text:c="5"/>(rare) Convert base pointer or reference to derived if possible</text:p>
      <text:p text:style-name="Preformatted_20_Text"><text:a xlink:type="simple" xlink:href="http://cs.fit.edu/%7Emmahoney/cse2050/how2cpp.html#runtimetype">typeid(x)</text:a> <text:s text:c="5"/>(rare) If x is type T, then typeid(x)==typeid(T) (in &lt;typeinfo&gt;)</text:p>
      <text:p text:style-name="Preformatted_20_Text"/>
      <text:p text:style-name="Preformatted_20_Text">3 (right to left)</text:p>
      <text:p text:style-name="Preformatted_20_Text">*p <text:s text:c="12"/>Contents of pointer p, or p[0]. <text:s/>If p is type T*, *p is T</text:p>
      <text:p text:style-name="Preformatted_20_Text">&amp;x <text:s text:c="12"/>Address of (pointer to) x. <text:s/>If x is type T, &amp;x is T*</text:p>
      <text:p text:style-name="Preformatted_20_Text">-a <text:s text:c="12"/>Negative of numeric a</text:p>
      <text:p text:style-name="Preformatted_20_Text">!i <text:s text:c="12"/>Not i, true if i is false or 0</text:p>
      <text:p text:style-name="Preformatted_20_Text">~i <text:s text:c="12"/>Bitwise compliment of i, -1 - i</text:p>
      <text:p text:style-name="Preformatted_20_Text">(T)x <text:s text:c="10"/>Convert (cast) object x to type T (by static, const, or reinterpret)</text:p>
      <text:p text:style-name="Preformatted_20_Text">T(x,y) <text:s text:c="8"/>Convert, initializing with 0 or more arguments</text:p>
      <text:p text:style-name="Preformatted_20_Text">new T <text:s text:c="9"/>Create a T object on heap, return its address as T*</text:p>
      <text:p text:style-name="Preformatted_20_Text">new T(x,y) <text:s text:c="4"/>Create, initializing with 0 or more arguments</text:p>
      <text:p text:style-name="Preformatted_20_Text">new(p) T <text:s text:c="6"/>(rare) Initialize T at address p without allocating from heap</text:p>
      <text:p text:style-name="Preformatted_20_Text">new(p) T(x,y) <text:s/>(rare) Initialize T with 0 or more arguments at p</text:p>
      <text:p text:style-name="Preformatted_20_Text">new T[i] <text:s text:c="6"/>Create array of i objects of type T, return T* pointing to first element</text:p>
      <text:p text:style-name="Preformatted_20_Text">delete p <text:s text:c="6"/>Destroy object pointed to by p obtained with new T or new T()</text:p>
      <text:p text:style-name="Preformatted_20_Text">delete[] p <text:s text:c="4"/>Destroy array obtained with new T[]</text:p>
      <text:p text:style-name="Preformatted_20_Text">++i <text:s text:c="11"/>Add 1 to i, result is the new i</text:p>
      <text:p text:style-name="Preformatted_20_Text">--i <text:s text:c="11"/>Subtract 1 from i, result is the new i</text:p>
      <text:p text:style-name="Preformatted_20_Text">sizeof x <text:s text:c="6"/>Size of object x in bytes</text:p>
      <text:p text:style-name="Preformatted_20_Text">sizeof(T) <text:s text:c="5"/>Size of objects of type T in bytes</text:p>
      <text:p text:style-name="Preformatted_20_Text"/>
      <text:p text:style-name="Preformatted_20_Text">4</text:p>
      <text:p text:style-name="Preformatted_20_Text">x.*p <text:s text:c="10"/>(rare) Object in x pointed to by pointer to member p</text:p>
      <text:p text:style-name="Preformatted_20_Text">q-&gt;*p <text:s text:c="9"/>(rare) Object in *q pointed to by pointer to member p</text:p>
      <text:p text:style-name="Preformatted_20_Text"/>
      <text:p text:style-name="Preformatted_20_Text">5</text:p>
      <text:p text:style-name="Preformatted_20_Text">a*b <text:s text:c="11"/>Multiply numeric a and b</text:p>
      <text:p text:style-name="Preformatted_20_Text">a/b <text:s text:c="11"/>Divide numeric a and b, round toward 0 if both are integer</text:p>
      <text:p text:style-name="Preformatted_20_Text">i%j <text:s text:c="11"/>Integer remainder i-(i/j)*j</text:p>
      <text:p text:style-name="Preformatted_20_Text"/>
      <text:p text:style-name="Preformatted_20_Text">6</text:p>
      <text:p text:style-name="Preformatted_20_Text">a+b <text:s text:c="11"/>Addition, string concatenation</text:p>
      <text:p text:style-name="Preformatted_20_Text">a-b <text:s text:c="11"/>Subtraction</text:p>
      <text:p text:style-name="Preformatted_20_Text"/>
      <text:p text:style-name="Preformatted_20_Text">7</text:p>
      <text:p text:style-name="Preformatted_20_Text">x&lt;&lt;y <text:s text:c="10"/>Integer x shifted y bits to left, or output y to ostream x</text:p>
      <text:p text:style-name="Preformatted_20_Text">x&gt;&gt;y <text:s text:c="10"/>Integer x shifted y bits to right, or input y from istream x</text:p>
      <text:p text:style-name="Preformatted_20_Text"/>
      <text:p text:style-name="Preformatted_20_Text">8</text:p>
      <text:p text:style-name="Preformatted_20_Text">x&lt;y <text:s text:c="11"/>Less than</text:p>
      <text:p text:style-name="Preformatted_20_Text">x&gt;y <text:s text:c="11"/>Greater than</text:p>
      <text:p text:style-name="Preformatted_20_Text">x&lt;=y <text:s text:c="10"/>Less than or equal to</text:p>
      <text:p text:style-name="Preformatted_20_Text">x&gt;=y <text:s text:c="10"/>Greater than or equal to</text:p>
      <text:p text:style-name="Preformatted_20_Text"/>
      <text:p text:style-name="Preformatted_20_Text">9</text:p>
      <text:p text:style-name="Preformatted_20_Text">x==y <text:s text:c="10"/>Equals</text:p>
      <text:p text:style-name="Preformatted_20_Text">x!=y <text:s text:c="10"/>Not equals</text:p>
      <text:p text:style-name="Preformatted_20_Text"/>
      <text:p text:style-name="Preformatted_20_Text">10</text:p>
      <text:p text:style-name="Preformatted_20_Text">i&amp;j <text:s text:c="11"/>Bitwise AND of integers i and j</text:p>
      <text:p text:style-name="Preformatted_20_Text"/>
      <text:p text:style-name="Preformatted_20_Text">11</text:p>
      <text:p text:style-name="Preformatted_20_Text">i^j <text:s text:c="11"/>Bitwise XOR of integers i and j</text:p>
      <text:p text:style-name="Preformatted_20_Text"/>
      <text:p text:style-name="Preformatted_20_Text">12</text:p>
      <text:p text:style-name="Preformatted_20_Text">i|j <text:s text:c="11"/>Bitwise OR of integers i and j</text:p>
      <text:p text:style-name="Preformatted_20_Text"/>
      <text:p text:style-name="Preformatted_20_Text">13</text:p>
      <text:p text:style-name="Preformatted_20_Text">i&amp;&amp;j <text:s text:c="10"/>i and then j (evaluate j only if i is true/nonzero)</text:p>
      <text:p text:style-name="Preformatted_20_Text"/>
      <text:p text:style-name="Preformatted_20_Text">14</text:p>
      <text:p text:style-name="Preformatted_20_Text">i||j <text:s text:c="10"/>i or else j (evaluate j only if i is false/zero)</text:p>
      <text:p text:style-name="Preformatted_20_Text"/>
      <text:p text:style-name="Preformatted_20_Text">15 (right to left)</text:p>
      <text:p text:style-name="Preformatted_20_Text">x=y <text:s text:c="11"/>Assign y to x, result is new value of x</text:p>
      <text:p text:style-name="Preformatted_20_Text">x+=y <text:s text:c="10"/>x=x+y, also -= *= /= %= &amp;= |= ^= &lt;&lt;= &gt;&gt;=</text:p>
      <text:p text:style-name="Preformatted_20_Text"/>
      <text:p text:style-name="Preformatted_20_Text">16</text:p>
      <text:p text:style-name="Preformatted_20_Text">i?x:y <text:s text:c="9"/>If i is true/nonzero then x else y</text:p>
      <text:p text:style-name="Preformatted_20_Text"/>
      <text:p text:style-name="Preformatted_20_Text">17</text:p>
      <text:p text:style-name="Preformatted_20_Text">throw x <text:s text:c="7"/>Throw exception x (any type)</text:p>
      <text:p text:style-name="Preformatted_20_Text"/>
      <text:p text:style-name="Preformatted_20_Text">18</text:p>
      <text:p text:style-name="P34">x,y <text:s text:c="11"/>Evaluate x and y (any types), result is y</text:p>
      <text:p text:style-name="Text_20_body">Expressions that don't require creating a new object, such as <text:span text:style-name="Teletype">a=b, ++a, p[i], p-&gt;m, x.m, a?b:c, a,b</text:span> etc. are <text:span text:style-name="T2">lvalues</text:span>, meaning they may appear on the left side of an assignment. Other expressions and conversions create temporary objects to hold the result, which are <text:span text:style-name="Teletype">const</text:span> (constant). An expression used as a statement discards the final result. </text:p>
      <text:p text:style-name="Preformatted_20_Text"><text:s text:c="2"/>int a, b, c;</text:p>
      <text:p text:style-name="Preformatted_20_Text"><text:s text:c="2"/>a+b; <text:s text:c="8"/>// Legal, add a and b, discard the sum</text:p>
      <text:p text:style-name="Preformatted_20_Text"><text:s text:c="2"/>a=b=c; <text:s text:c="6"/>// Legal, assign c to b, then assign the new b to a</text:p>
      <text:p text:style-name="Preformatted_20_Text"><text:s text:c="2"/>(a+=b)+=c; <text:s text:c="2"/>// Legal, add b to a, then add c to a</text:p>
      <text:p text:style-name="Preformatted_20_Text"><text:s text:c="2"/>a+b=c; <text:s text:c="6"/>// Error, a+b is const</text:p>
      <text:p text:style-name="P34"><text:s text:c="2"/>double(a)=b; // Error, double(a) is const</text:p>
      <text:p text:style-name="Text_20_body"><text:bookmark text:name="static_cast"/><text:span text:style-name="Teletype"><text:span text:style-name="T1">static_cast&lt;T&gt;(x)</text:span></text:span> converts x to type T if a conversion is defined. Usually the value of x is preserved if possible. Conversions are defined between all numeric types (including char and bool), from 0 to pointer, pointer to bool or void*, istream to bool, ostream to bool, char* to string, from a derived class to base class (including pointers or references), and from type T to type U if class U has a constructor taking T or class T has a member <text:span text:style-name="Teletype">operator U()</text:span>. A conversion will be implicit (automatically applied) whenever an otherwise invalid expression, assignment, or function argument can be made legal by applying one, except for T to U where U's constructor taking T is declared <text:span text:style-name="Teletype">explicit</text:span>, for example, the constructor for <text:span text:style-name="Teletype">vector</text:span> taking <text:span text:style-name="Teletype">int</text:span>. </text:p>
      <text:p text:style-name="Preformatted_20_Text"><text:bookmark text:name="static_cast1"/><text:s text:c="2"/>double d; d=static_cast&lt;double&gt;(3); <text:s/>// Explicit 3 to 3.0</text:p>
      <text:p text:style-name="Preformatted_20_Text"><text:s text:c="2"/>d=3; <text:s text:c="32"/>// Implicit conversion</text:p>
      <text:p text:style-name="Preformatted_20_Text"><text:s text:c="2"/>d=sqrt(3); <text:s text:c="26"/>// Implicit 3.0, sqrt() expects double</text:p>
      <text:p text:style-name="Preformatted_20_Text"><text:s text:c="2"/>vector&lt;int&gt; v(5); <text:s text:c="19"/>// This constructor is explicit</text:p>
      <text:p text:style-name="Preformatted_20_Text"><text:s text:c="2"/>v=5; <text:s text:c="32"/>// Error, no implicit conversion</text:p>
      <text:p text:style-name="P34"><text:s text:c="2"/>v=static_cast&lt;vector&lt;int&gt; &gt;(5); <text:s text:c="5"/>// OK</text:p>
      <text:p text:style-name="Text_20_body"><text:bookmark text:name="const_cast"/><text:span text:style-name="Teletype"><text:span text:style-name="T1">const_cast&lt;T&gt;(x)</text:span></text:span> allows an object to be modified through a const pointer or reference. It must always be explicit. </text:p>
      <text:p text:style-name="Preformatted_20_Text"><text:bookmark text:name="const_cast1"/><text:s text:c="2"/>int x=3;</text:p>
      <text:p text:style-name="Preformatted_20_Text"><text:s text:c="2"/>const int&amp; r=x; r=4; <text:s text:c="4"/>// Error, r is const</text:p>
      <text:p text:style-name="Preformatted_20_Text"><text:s text:c="2"/>const_cast&lt;int&amp;&gt;(r)=4; <text:s text:c="2"/>// OK, x=4</text:p>
      <text:p text:style-name="Preformatted_20_Text"><text:s text:c="2"/>const int* p=&amp;x; *p=5; <text:s text:c="2"/>// Error, *p is const</text:p>
      <text:p text:style-name="P34"><text:s text:c="2"/>*const_cast&lt;int*&gt;(p)=5; <text:s/>// OK, x=5</text:p>
      <text:p text:style-name="Text_20_body"><text:bookmark text:name="const_cast2"/>If x were const, then this code would still be allowed but it is undefined whether x actually changes. </text:p>
      <text:p text:style-name="Text_20_body"><text:bookmark text:name="reinterpret_cast"/><text:span text:style-name="Teletype"><text:span text:style-name="T1">reinterpret_cast&lt;T&gt;(x)</text:span></text:span> turns off normal type checking between int and different pointer types, which are normally incompatible. The only safe conversion is to convert a pointer back to its original type. Conversion is always explicit. </text:p>
      <text:p text:style-name="Preformatted_20_Text"><text:bookmark text:name="reinterpret_cast1"/><text:s text:c="2"/>int x=3, *p=&amp;x; *p=5; <text:s text:c="12"/>// OK, x=5</text:p>
      <text:p text:style-name="P34"><text:s text:c="2"/>*reinterpret_cast&lt;double*&gt;(p)=5; <text:s/>// Crash, writing 8 bytes into 4</text:p>
      <text:p text:style-name="Text_20_body"><text:bookmark text:name="reinterpret_cast2"/>The expression <text:span text:style-name="Teletype">(T)x</text:span> applies whatever combination of static, const, and reinterpret casts are needed to convert x to type T. <text:span text:style-name="Teletype">T(x)</text:span> is a static_cast. </text:p>
      <text:p text:style-name="Preformatted_20_Text"><text:bookmark text:name="reinterpret_cast3"/><text:s text:c="2"/>const char* s="hello";</text:p>
      <text:p text:style-name="Preformatted_20_Text"><text:s text:c="2"/>int(*s); <text:s text:c="16"/>// static_cast</text:p>
      <text:p text:style-name="Preformatted_20_Text"><text:s text:c="2"/>(char*)s; <text:s text:c="15"/>// const_cast</text:p>
      <text:p text:style-name="Preformatted_20_Text"><text:s text:c="2"/>(const int*)s; <text:s text:c="10"/>// reinterpret_cast</text:p>
      <text:p text:style-name="P34"><text:s text:c="2"/>(int*)s; <text:s text:c="16"/>// reinterpret_cast and const_cast</text:p>
      <text:h text:style-name="Heading_20_2" text:outline-level="2"><text:bookmark text:name="declarations"/>Declarations</text:h>
      <text:p text:style-name="Text_20_body"><text:bookmark text:name="declarations1"/>A declaration creates a type, object, or function and gives it a name. The syntax is a type name followed by a list of objects with possible modifiers and initializers applying to each object. A name consists of upper or lowercase letters, digits, and underscores (_) with a leading letter. (Leading underscores are allowed but may be reserved). An initializer appends the form <text:span text:style-name="Teletype">=x</text:span> where x is an expression, or (x,y) for a list of <text:span text:style-name="T2">one</text:span> or more expressions. For instance, </text:p>
      <text:p text:style-name="P34"><text:bookmark text:name="declarations2"/><text:s text:c="2"/>string s1, s2="xxx", s3("xxx"), s4(3,'x'), *p, a[5], next_Word();</text:p>
      <text:p text:style-name="Text_20_body"><text:bookmark text:name="declarations3"/>declares s1 to be a string with initial value "", s2, s3, and s4 to be strings with initial value "xxx", p to be a pointer to string, a to be an array of 5 strings (a[0] to a[4] with initial values ""), and <text:span text:style-name="Teletype">next_Word</text:span> to be a function that takes no parameters and returns a string. <text:bookmark text:name="builtin"/></text:p>
      <text:h text:style-name="Heading_20_2" text:outline-level="2"><text:bookmark text:name="builtin1"/>Built-in Types</text:h>
      <text:p text:style-name="P3"><text:bookmark text:name="builtin2"/>All built-in types are numeric. They are not automatically initialized to 0 unless global or static. </text:p>
      <text:p text:style-name="Preformatted_20_Text"><text:bookmark text:name="builtin3"/><text:s text:c="2"/>int a, b=0; <text:s text:c="6"/>// a's value is undefined</text:p>
      <text:p text:style-name="P34"><text:s text:c="2"/>static double x; <text:s/>// 0.0</text:p>
      <text:p text:style-name="Text_20_body"><text:bookmark text:name="builtin4"/>Types and their usual ranges are listed below. Actual ranges could be <text:a xlink:type="simple" xlink:href="http://home.att.net/%7Ejackklein/c/inttypes.html">different</text:a>. The most important types are int, bool, char, and double. </text:p>
      <text:p text:style-name="Preformatted_20_Text"><text:s text:c="2"/><text:span text:style-name="T1">Integer types <text:s text:c="10"/>Bits <text:s text:c="2"/>Range</text:span></text:p>
      <text:p text:style-name="Preformatted_20_Text"><text:s text:c="2"/>bool <text:s text:c="20"/>1 <text:s text:c="4"/>false (0) or true (1)</text:p>
      <text:p text:style-name="Preformatted_20_Text"><text:s text:c="2"/>signed char <text:s text:c="13"/>8 <text:s text:c="4"/>'\x80' to '\x7f' (-128 to 127)</text:p>
      <text:p text:style-name="Preformatted_20_Text"><text:s text:c="2"/>unsigned char <text:s text:c="11"/>8 <text:s text:c="4"/>'\x00' to '\XFF' (0 to 255)</text:p>
      <text:p text:style-name="Preformatted_20_Text"><text:s text:c="2"/>char <text:s text:c="20"/>8 <text:s text:c="4"/>Usually signed</text:p>
      <text:p text:style-name="Preformatted_20_Text"><text:s text:c="2"/>short <text:s text:c="18"/>16 <text:s text:c="4"/>-32768 to 32767</text:p>
      <text:p text:style-name="Preformatted_20_Text"><text:s text:c="2"/>unsigned short <text:s text:c="9"/>16 <text:s text:c="4"/>0u to 65535U</text:p>
      <text:p text:style-name="Preformatted_20_Text"><text:s text:c="2"/>int <text:s text:c="20"/>32 <text:s text:c="4"/>Usually -2147483648 to 2147483647</text:p>
      <text:p text:style-name="Preformatted_20_Text"><text:s text:c="2"/>unsigned int <text:s text:c="11"/>32 <text:s text:c="4"/>Usually 0 to 4294967295U</text:p>
      <text:p text:style-name="Preformatted_20_Text"><text:s text:c="2"/>long <text:s text:c="19"/>32-64 <text:s/>At least -2147483648l to 2147483647L</text:p>
      <text:p text:style-name="Preformatted_20_Text"><text:s text:c="2"/>unsigned long <text:s text:c="10"/>32-64 <text:s/>0ul to at least 4294967295LU</text:p>
      <text:p text:style-name="Preformatted_20_Text"/>
      <text:p text:style-name="Preformatted_20_Text"><text:s text:c="2"/><text:span text:style-name="T1">Floating point types <text:s text:c="3"/>Bits <text:s text:c="2"/>Range</text:span></text:p>
      <text:p text:style-name="Preformatted_20_Text"><text:s text:c="2"/>float <text:s text:c="18"/>32 <text:s text:c="4"/>-1.7e38f to 1.7E38F, 6 significant digits</text:p>
      <text:p text:style-name="Preformatted_20_Text"><text:s text:c="2"/>double <text:s text:c="17"/>64 <text:s text:c="4"/>-1.8e308 to 1.8E308, 14 significant digits</text:p>
      <text:p text:style-name="P34"><text:s text:c="2"/>long double <text:s text:c="12"/>64-80 <text:s/>At least double</text:p>
      <text:p text:style-name="Text_20_body">There are implicit conversions between all types. When types are mixed in an expression, both operands are converted to the type that has the higher upper bound, but at least to int. This conversion only loses representation when mixing signed and unsigned types. </text:p>
      <text:p text:style-name="Preformatted_20_Text"><text:s text:c="2"/>7/4 <text:s text:c="20"/>// 1, int division rounds toward 0</text:p>
      <text:p text:style-name="Preformatted_20_Text"><text:s text:c="2"/>7.0/4 <text:s text:c="18"/>// 1.75, implicit double(4) = 4.0</text:p>
      <text:p text:style-name="Preformatted_20_Text"><text:s text:c="2"/>'\x05'+true <text:s text:c="12"/>// 6, implicit int('\x05') = 5, int(true) = 1</text:p>
      <text:p text:style-name="P34"><text:s text:c="2"/>3U &gt; -1 <text:s text:c="16"/>// false, implicit (unsigned int)(-1) = 2<text:span text:style-name="T3">32</text:span>-1</text:p>
      <text:p text:style-name="Text_20_body">Conversion from a floating point type to an integer type drops the decimal part and rounds toward 0. If the value is outside the range of the target, then the result is undefined. </text:p>
      <text:p text:style-name="P34"><text:s text:c="2"/>int(-3.8) <text:s text:c="14"/>// -3</text:p>
      <text:p text:style-name="Text_20_body">Conversion of one integer type to another is performed modulo the range of the target. For a B-bit number (except bool), we add or subtract 2<text:span text:style-name="T3">B</text:span> to bring the value within range. (In terms of a 2's complement number, we drop the most significant bits and reinterpret the sign bit without changing any bits). For bool, any nonzero value is true. </text:p>
      <text:p text:style-name="Preformatted_20_Text"><text:s text:c="2"/>(unsigned char)(-1) <text:s text:c="4"/>// '\xff' (255)</text:p>
      <text:p text:style-name="Preformatted_20_Text"><text:s text:c="2"/>bool(3) <text:s text:c="16"/>// true</text:p>
      <text:p text:style-name="P34"><text:s text:c="2"/>short a=x12345678; <text:s text:c="5"/>// x5678 hex</text:p>
      <text:h text:style-name="Heading_20_3" text:outline-level="3"><text:bookmark text:name="integer"/>Integer Types</text:h>
      <text:p text:style-name="P3"><text:bookmark text:name="integer1"/>int is the most common integer type, normally the underlying word size of the computer or 32 bits, representing numbers from -2<text:span text:style-name="T3">31</text:span> to 2<text:span text:style-name="T3">31</text:span>-1 (-2147483648 to 2147483647). On some older systems such as real mode DOS, it may be 16 bits (-32768 to 32767). You should use int unless you need the range of some other type. </text:p>
      <text:p text:style-name="Text_20_body"><text:bookmark text:name="integer2"/>An int value may be written in decimal (e.g. 255), hexadecimal with a leading X (e.g. xff or XFF) or octal (base 8) with a leading 0 (e.g. 0377). A trailing L denotes long (e.g. 255L or 255l), and U denotes unsigned. These may be combined (e.g. 255lu or 255UL is unsigned long). Most integer operations translate to a single machine instruction and are very fast. </text:p>
      <text:p text:style-name="Preformatted_20_Text"><text:bookmark text:name="integer3"/><text:s text:c="2"/>+ - * / % -i <text:s text:c="5"/>Add, subtract, multiply, divide, mod, unary negation</text:p>
      <text:p text:style-name="Preformatted_20_Text"><text:s text:c="2"/>= <text:s text:c="16"/>Assignment</text:p>
      <text:p text:style-name="Preformatted_20_Text"><text:s text:c="2"/>== != &lt; &lt;= &gt; &gt;= <text:s text:c="2"/>Comparison, returns true or false</text:p>
      <text:p text:style-name="Preformatted_20_Text"><text:s text:c="2"/>++i i++ --i i-- <text:s text:c="2"/>Pre/post increment and decrement</text:p>
      <text:p text:style-name="Preformatted_20_Text"><text:s text:c="2"/>&amp; | ^ ~i &lt;&lt; &gt;&gt; <text:s text:c="3"/>Bitwise and, or, xor, not, left shift, right shift</text:p>
      <text:p text:style-name="Preformatted_20_Text"><text:s text:c="2"/>+= -= *= /= %= &amp;= |= ^= &lt;&lt;= &gt;&gt;= <text:s text:c="3"/>Operate and assign, e.g. x+=y means x=x+y</text:p>
      <text:p text:style-name="P34"><text:s text:c="2"/>&amp;&amp; || !i <text:s text:c="9"/>Logical and then, or else, not</text:p>
      <text:p text:style-name="Text_20_body"><text:bookmark text:name="integer4"/>Division rounds toward 0, e.g. 7/4 is 1, -7/4 is -1. x%y is the remainder with the sign of x, e.g. -7%4 is -3. Division or mod by 0 is a run time error and should be avoided. Operations that yield results outside the range of an int are converted modulo 2<text:span text:style-name="T3">32</text:span>, or more generally, 2<text:span text:style-name="T3">B</text:span> for a B bit number. For instance, 65535*65537 is -1, not 2<text:span text:style-name="T3">32</text:span>-1. </text:p>
      <text:p text:style-name="Text_20_body"><text:bookmark text:name="integer5"/>Assignment returns the value assigned, e.g. x=y=0 assigns 0 to y and the new y to x. The result is an lvalue, e.g. (x=y)=0 is also legal (but useless). It assigns y to x, then 0 to x. </text:p>
      <text:p text:style-name="Text_20_body"><text:bookmark text:name="integer6"/>++i and i++ both add 1 to i. However, ++i returns the new value, and i++ returns the old value. Likewise for decrement, --i and i--, which subtracts 1. The <text:span text:style-name="T2">pre</text:span> forms, ++i, --i, are lvalues. </text:p>
      <text:p text:style-name="Text_20_body"><text:bookmark text:name="integer7"/>Bitwise operators treat an int as a 2's compliment B-bit binary number (B=32) with weights -2<text:span text:style-name="T3">B-1</text:span>, 2<text:span text:style-name="T3">B-2</text:span>, 2<text:span text:style-name="T3">B-3</text:span>, ... 8, 4, 2, 1. The leftmost bit is negative, and serves as the sign bit. Thus, 0 is all zero bits and -1 is all 1 bits. Bitwise operators x&amp;y x|y x^y and ~x perform B simultaneous logical operations on the bits of x and y. For instance, if y is a power of 2, then x&amp;(y-1) has the effect x%y, but is usually faster, and the result is always positive in the range 0 to y-1. </text:p>
      <text:p text:style-name="Text_20_body"><text:bookmark text:name="integer8"/>x&lt;&lt;y returns x shifted left by y places, shifting in zeros. The result is x*2<text:span text:style-name="T3">y</text:span>. x&gt;&gt;y returns x shifted right by y places, shifting in copies of the sign bit (or zeros if unsigned). The result is x/2<text:span text:style-name="T3">y</text:span> but rounding negative instead of toward 0. For instance, -100&gt;&gt;3 is -13. y must be in the range 0 to B-1 (0 to 31). Shifting is usually faster than * and /. </text:p>
      <text:p text:style-name="Text_20_body"><text:bookmark text:name="integer9"/>Any binary arithmetic or bitwise operator may be combined with assignment. The result is an lvalue. e.g. <text:span text:style-name="Teletype">(x+=2)*=3;</text:span> has the effect x=x+2; x=x*3; </text:p>
      <text:p text:style-name="Text_20_body"><text:bookmark text:name="integer10"/>Logical operators treat 0 as false and any other value as true. They return true (1) or false (0), as do comparisons. The &amp;&amp; and || operators do not evaluate the right operand if the result is known from the left operand. </text:p>
      <text:p text:style-name="Preformatted_20_Text"><text:bookmark text:name="integer11"/><text:s text:c="2"/>if (i&gt;=0 &amp;&amp; i&lt;n &amp;&amp; a[i]==x) <text:s/>// Do bounds check on i before indexing array a</text:p>
      <text:p text:style-name="P34"><text:s text:c="2"/>if (x=3) <text:s text:c="20"/>// Legal but probably wrong, assign 3 to x and test true</text:p>
      <text:h text:style-name="Heading_20_3" text:outline-level="3"><text:bookmark text:name="char"/><text:span text:style-name="Teletype">char</text:span></text:h>
      <text:p text:style-name="Text_20_body"><text:bookmark text:name="char1"/>A <text:span text:style-name="Teletype">char</text:span> is a one byte value. Unlike other numeric types, it prints as a character, although it can be used in arithmetic expressions. Character constants are enclosed in single quotes, as <text:span text:style-name="Teletype">'a'</text:span>. A backslash has special meaning. '\n' is a newline, '\\' is a single backslash, '\'' is a single quote, '\"' is a double quote. A backslash may be followed by 3 octal digits ('\377') or an X and 2 hex digits ('\xFF') (but not decimal). Most computers use ASCII conversion as follows: </text:p>
      <text:p text:style-name="Preformatted_20_Text"><text:bookmark text:name="char2"/><text:s text:c="2"/>8-13: <text:s text:c="2"/>\b\t\n\v\f\r <text:s/>(bell, tab, newline, vertical tab, formfeed, return)</text:p>
      <text:p text:style-name="Preformatted_20_Text"><text:s text:c="2"/>32-47: <text:s text:c="2"/>!\"#$%&amp;\'()*+,-./ <text:s text:c="16"/>(32=space, \' and \" are one char)</text:p>
      <text:p text:style-name="Preformatted_20_Text"><text:s text:c="2"/>48-63: <text:s/>0123456789:;&lt;=&gt;\? <text:s text:c="17"/>(\? is one char)</text:p>
      <text:p text:style-name="Preformatted_20_Text"><text:s text:c="2"/>64-95: <text:s/>@ABCDEFGHIJKLMNOPQRSTUVWXYZ[\\]^_ <text:s/>(\\ is one char)</text:p>
      <text:p text:style-name="P34"><text:s text:c="2"/>96-126: `abcdefghijklmnopqrstuvwxyz{|}~</text:p>
      <text:h text:style-name="Heading_20_3" text:outline-level="3"><text:bookmark text:name="floating"/>Floating Point Types</text:h>
      <text:p text:style-name="P3"><text:bookmark text:name="floating1"/>A number with a decimal point is double (e.g. 3.7) unless a trailing F is appended (e.g. 3.7f or 3.7F), in which case it is float. Double is preferred. A double may be written in the form xey meaning x*10<text:span text:style-name="T3">y</text:span>, e.g. 3.7E-2 (0.037) or 1e4 (10000.0). </text:p>
      <text:p text:style-name="Text_20_body"><text:bookmark text:name="floating2"/>A double is usually represented as a 64 bit number with a sign bit, an 11 bit exponent, and 52 bit mantissa. Therefore it can only represent numbers of the form M*2<text:span text:style-name="T3">E</text:span> exactly, where -2<text:span text:style-name="T3">52</text:span> &lt; M &lt; 2<text:span text:style-name="T3">52</text:span> and 2<text:span text:style-name="T3">-10</text:span> &lt; E &lt; 2<text:span text:style-name="T3">10</text:span>. This is about + or - 1.797e308 with about 15 decimal digits of precision. Therefore, numbers like 1e14 and 0.5 have exact representations, but 1e20 and 0.1 do not. </text:p>
      <text:p text:style-name="P34"><text:bookmark text:name="floating3"/><text:s text:c="2"/>0.1 * 10 == 1 <text:s text:c="3"/>// false, they differ by about 10<text:span text:style-name="T3">-15</text:span></text:p>
      <text:p text:style-name="Text_20_body"><text:bookmark text:name="floating4"/>There are no bitwise or logical operators, %, ++, or -- </text:p>
      <text:p text:style-name="Preformatted_20_Text"><text:bookmark text:name="floating5"/><text:s text:c="2"/>+ - * / -x <text:s text:c="7"/>Add, subtract, multiply, divide, unary negation (no %)</text:p>
      <text:p text:style-name="Preformatted_20_Text"><text:s text:c="2"/>= += -= *= /= <text:s text:c="4"/>Assignment, may be combined with operators</text:p>
      <text:p text:style-name="P34"><text:s text:c="2"/>== != &lt; &lt;= &gt; &gt;= <text:s text:c="2"/>Comparison, however only &lt; and &gt; are meaningful</text:p>
      <text:p text:style-name="Text_20_body"><text:bookmark text:name="floating6"/>Operations may produce values outside the range of a double resulting in infinity, -infinity or NaN (not a number). These values cannot be written in C++. </text:p>
      <text:p text:style-name="Text_20_body"><text:bookmark text:name="floating7"/>Additional mathematical functions (sqrt(), log(), pow(), etc.) can be found in &lt;<text:a xlink:type="simple" xlink:href="http://cs.fit.edu/%7Emmahoney/cse2050/how2cpp.html#cmath">cmath</text:a>&gt;. <text:bookmark text:name="modifiers"/></text:p>
      <text:h text:style-name="Heading_20_2" text:outline-level="2"><text:bookmark text:name="modifiers1"/>Modifiers</text:h>
      <text:p text:style-name="Text_20_body"><text:bookmark text:name="modifiers2"/>In a declaration, modifiers before the type name apply to all objects in the list. Otherwise they apply to single objects. </text:p>
      <text:p text:style-name="Preformatted_20_Text"><text:bookmark text:name="modifiers3"/><text:s text:c="2"/>int* p, q; <text:s text:c="10"/>// p is a pointer, q is an int</text:p>
      <text:p text:style-name="P34"><text:s text:c="2"/>const int a=0, b=0; <text:s/>// a and b are both const</text:p>
      <text:h text:style-name="Heading_20_3" text:outline-level="3"><text:bookmark text:name="const"/>const</text:h>
      <text:p text:style-name="Text_20_body"><text:bookmark text:name="const1"/><text:span text:style-name="Teletype">const</text:span> objects cannot be modified once created. They must be initialized in the declaration. By convention, const objects are UPPERCASE when used globally or as parameters. </text:p>
      <text:p text:style-name="P34"><text:bookmark text:name="const2"/><text:s text:c="2"/>const double PI=3.14159265359; <text:s/>// Assignment to PI not allowed</text:p>
      <text:h text:style-name="Heading_20_3" text:outline-level="3"><text:bookmark text:name="references"/>References</text:h>
      <text:p text:style-name="Text_20_body"><text:bookmark text:name="references1"/>A reference creates an alias for an object that already exists. It must be initialized. A reference to a const object must also be const. </text:p>
      <text:p text:style-name="Preformatted_20_Text"><text:bookmark text:name="references2"/><text:s text:c="2"/>int i=3;</text:p>
      <text:p text:style-name="Preformatted_20_Text"><text:s text:c="2"/>int&amp; r=i; <text:s text:c="8"/>// r is an alias for i</text:p>
      <text:p text:style-name="Preformatted_20_Text"><text:s text:c="2"/>r=4; <text:s text:c="13"/>// i=4;</text:p>
      <text:p text:style-name="Preformatted_20_Text"><text:s text:c="2"/>double&amp; pi=PI; <text:s text:c="3"/>// Error, would allow PI to be modified</text:p>
      <text:p text:style-name="P34"><text:s text:c="2"/>const double&amp; pi=PI; <text:s/>// OK</text:p>
      <text:h text:style-name="Heading_20_3" text:outline-level="3"><text:bookmark text:name="functions"/>Functions</text:h>
      <text:p text:style-name="Text_20_body"><text:bookmark text:name="functions1"/>A function has a list of parameter declarations, a return type, and a block of statements. Execution must end with a return statement returning an expression that can be converted to the return type, unless void, in which case there is an implied <text:span text:style-name="Teletype">return;</text:span> at the end. Arguments passed to a function must match the parameters or allow implicit conversion (such as int to double). Functions must be defined before use, or have a matching declaration that replaces the block with a semicolon and may optionally omit parameter names. Functions are always global (not defined in other functions). </text:p>
      <text:p text:style-name="Preformatted_20_Text"><text:bookmark text:name="functions2"/><text:s text:c="2"/>void f(double x, double); // Declaration</text:p>
      <text:p text:style-name="Preformatted_20_Text"><text:s text:c="2"/>double g() { <text:s text:c="13"/>// Definition</text:p>
      <text:p text:style-name="Preformatted_20_Text"><text:s text:c="4"/>return 3; <text:s text:c="14"/>// Implied conversion to double (3.0)</text:p>
      <text:p text:style-name="Preformatted_20_Text"><text:s text:c="2"/>}</text:p>
      <text:p text:style-name="Preformatted_20_Text"><text:s text:c="2"/>int main() { <text:s text:c="13"/>// Execution starts with function main</text:p>
      <text:p text:style-name="Preformatted_20_Text"><text:s text:c="4"/>f(g(), 5); <text:s text:c="13"/>// Calls g, then f with implicit 5.0</text:p>
      <text:p text:style-name="Preformatted_20_Text"><text:s text:c="4"/>return 0; <text:s text:c="14"/>// Return UNIX $status or Windows ERRORLEVEL</text:p>
      <text:p text:style-name="Preformatted_20_Text"><text:s text:c="2"/>}</text:p>
      <text:p text:style-name="Preformatted_20_Text"><text:s text:c="2"/>void f(double x, double y) { // Definition must match declaration</text:p>
      <text:p text:style-name="Preformatted_20_Text"><text:s text:c="4"/>cout &lt;&lt; x+y;</text:p>
      <text:p text:style-name="Preformatted_20_Text"><text:s text:c="4"/>return; <text:s text:c="16"/>// Optional</text:p>
      <text:p text:style-name="P34"><text:s text:c="2"/>}</text:p>
      <text:p text:style-name="Text_20_body"><text:bookmark text:name="functions3"/>Command line arguments may be passed to <text:span text:style-name="Teletype">main(int argc, char** argv)</text:span> where <text:span text:style-name="Teletype">argv</text:span> is an array of <text:span text:style-name="Teletype">argc</text:span> elements of type char* ('\0' terminated array of char), one element for each word (separated by white spaces). In UNIX, the command line is expanded before being passed (* becomes a directory listing, etc). The following program prints the command line. </text:p>
      <text:p text:style-name="Preformatted_20_Text"><text:bookmark text:name="functions4"/><text:s text:c="2"/>// echo.cpp</text:p>
      <text:p text:style-name="Preformatted_20_Text"><text:s text:c="2"/>#include &lt;iostream&gt;</text:p>
      <text:p text:style-name="Preformatted_20_Text"><text:s text:c="2"/>using namespace std;</text:p>
      <text:p text:style-name="Preformatted_20_Text"><text:s text:c="2"/>int main(int argc, char** argv) {</text:p>
      <text:p text:style-name="Preformatted_20_Text"><text:s text:c="4"/>for (int i=0; i&lt;argc; ++i)</text:p>
      <text:p text:style-name="Preformatted_20_Text"><text:s text:c="6"/>cout &lt;&lt; argv[i] &lt;&lt; endl;</text:p>
      <text:p text:style-name="Preformatted_20_Text"><text:s text:c="4"/>return 0;</text:p>
      <text:p text:style-name="Preformatted_20_Text"><text:s text:c="2"/>}</text:p>
      <text:p text:style-name="Preformatted_20_Text"/>
      <text:p text:style-name="Preformatted_20_Text"><text:s text:c="2"/><text:span text:style-name="T1">g++ echo.cpp</text:span></text:p>
      <text:p text:style-name="Preformatted_20_Text"><text:s text:c="2"/><text:span text:style-name="T1">./a.out hello world</text:span></text:p>
      <text:p text:style-name="Preformatted_20_Text"><text:s text:c="2"/>./a.out</text:p>
      <text:p text:style-name="Preformatted_20_Text"><text:s text:c="2"/>hello</text:p>
      <text:p text:style-name="P34"><text:s text:c="2"/>world</text:p>
      <text:p text:style-name="Text_20_body"><text:bookmark text:name="functions5"/>Function parameters have local scope. They are initialized by copying the argument, which may be an expression. Reference parameters are not copied; they become references to the arguments passed, which must be objects that the function may modify. If the reference is const, then the argument may be an expression. Const reference is the most common for passing large objects because it avoids the run time overhead of copying. </text:p>
      <text:p text:style-name="Preformatted_20_Text"><text:bookmark text:name="functions6"/><text:s text:c="2"/>void assign_if(bool cond, string&amp; to, <text:s/>const string&amp; from) {</text:p>
      <text:p text:style-name="Preformatted_20_Text"><text:s text:c="14"/>// value <text:s text:c="5"/>reference <text:s text:c="3"/>const reference</text:p>
      <text:p text:style-name="Preformatted_20_Text"><text:s text:c="4"/>if (cond)</text:p>
      <text:p text:style-name="Preformatted_20_Text"><text:s text:c="6"/>to=from;</text:p>
      <text:p text:style-name="Preformatted_20_Text"><text:s text:c="2"/>}</text:p>
      <text:p text:style-name="Preformatted_20_Text"><text:s text:c="2"/>int main() {</text:p>
      <text:p text:style-name="Preformatted_20_Text"><text:s text:c="4"/>string s;</text:p>
      <text:p text:style-name="Preformatted_20_Text"><text:s text:c="4"/>assign_if(true, s, "a"); <text:s text:c="2"/>// OK, s="a"</text:p>
      <text:p text:style-name="P34"><text:s text:c="4"/>assign_if(false, "b", s); <text:s/>// Error: to refers to a const</text:p>
      <text:p text:style-name="Text_20_body"><text:bookmark text:name="functions7"/>Functions returning a reference must return an object which can be assigned to, and that object must exist after returning (global or static, but not local). The function may be called on the left side of an assignment. Functions returning by value make a temporary copy which is const. </text:p>
      <text:p text:style-name="Preformatted_20_Text"><text:bookmark text:name="functions8"/><text:s text:c="2"/>int <text:s/>a=1; <text:s text:c="26"/>// Global</text:p>
      <text:p text:style-name="Preformatted_20_Text"><text:s text:c="2"/>int <text:s/>f() {return a;} <text:s text:c="15"/>// OK, returns copy of a</text:p>
      <text:p text:style-name="Preformatted_20_Text"><text:s text:c="2"/>int&amp; g() {return a;} <text:s text:c="15"/>// OK, g() is alias for a</text:p>
      <text:p text:style-name="Preformatted_20_Text"><text:s text:c="2"/>int&amp; h() {return a+1;} <text:s text:c="13"/>// Error, reference to const</text:p>
      <text:p text:style-name="Preformatted_20_Text"><text:s text:c="2"/>int&amp; i() {int b; return b;} <text:s text:c="8"/>// Error, b destroyed after return</text:p>
      <text:p text:style-name="Preformatted_20_Text"><text:s text:c="2"/>int&amp; j() {static int b; return b;} <text:s/>// OK, static has global lifespan</text:p>
      <text:p text:style-name="Preformatted_20_Text"><text:s text:c="2"/>int main() {</text:p>
      <text:p text:style-name="Preformatted_20_Text"><text:s text:c="4"/>f()=2; <text:s text:c="3"/>// Error, assignment to const</text:p>
      <text:p text:style-name="Preformatted_20_Text"><text:s text:c="4"/>g()=f(); <text:s/>// OK, a=1;</text:p>
      <text:p text:style-name="Preformatted_20_Text"><text:s text:c="4"/>return 0;</text:p>
      <text:p text:style-name="P34"><text:s text:c="2"/>}</text:p>
      <text:p text:style-name="Text_20_body"><text:bookmark text:name="functions9"/>Functions with the same name may be overloaded by matching the arguments to the parameters. </text:p>
      <text:p text:style-name="Preformatted_20_Text"><text:bookmark text:name="functions10"/><text:s text:c="2"/>int abs(int);</text:p>
      <text:p text:style-name="Preformatted_20_Text"><text:s text:c="2"/>double abs(double);</text:p>
      <text:p text:style-name="Preformatted_20_Text"><text:s text:c="2"/>int main() {</text:p>
      <text:p text:style-name="Preformatted_20_Text"><text:s text:c="4"/>abs(3); <text:s text:c="3"/>// int</text:p>
      <text:p text:style-name="Preformatted_20_Text"><text:s text:c="4"/>abs(3.0); <text:s/>// double</text:p>
      <text:p text:style-name="Preformatted_20_Text"><text:s text:c="4"/>abs("3"); <text:s/>// Error, no match</text:p>
      <text:p text:style-name="Preformatted_20_Text"><text:s text:c="4"/>abs('a'); <text:s/>// Error, ambiguous, could convert char to int or double</text:p>
      <text:p text:style-name="Preformatted_20_Text"><text:s text:c="4"/>return 0;</text:p>
      <text:p text:style-name="P34"><text:s text:c="2"/>}</text:p>
      <text:p text:style-name="Text_20_body"><text:bookmark text:name="functions11"/>Most operators X can be overloaded by defining a function named <text:span text:style-name="Teletype">operator X()</text:span> taking the operands as arguments. At least one argument has to be a class type. </text:p>
      <text:p text:style-name="Preformatted_20_Text"><text:bookmark text:name="functions12"/><text:s text:c="2"/>string operator - (const string&amp; s, int i); <text:s/>// Defines s-i</text:p>
      <text:p text:style-name="P34"><text:s text:c="2"/>string operator - (const string&amp; s); <text:s text:c="8"/>// Defines -s</text:p>
      <text:p text:style-name="Text_20_body"><text:bookmark text:name="functions13"/>Operators <text:span text:style-name="Teletype">. :: ?:</text:span> and <text:span text:style-name="Teletype">sizeof</text:span> cannot be overloaded. Operators <text:span text:style-name="Teletype">= [] -&gt;</text:span> cannot be overloaded except as class members. Postfix <text:span text:style-name="Teletype">++ --</text:span> are overloaded as binary operators with a second dummy <text:span text:style-name="Teletype">int</text:span> parameter to distinguish from the prefix form. </text:p>
      <text:p text:style-name="Preformatted_20_Text"><text:bookmark text:name="functions14"/><text:s text:c="2"/>string&amp; operator++(const string&amp; s); <text:s text:c="5"/>// defines ++s</text:p>
      <text:p text:style-name="P34"><text:s text:c="2"/>string <text:s/>operator++(const string&amp; s, int); // defines s++</text:p>
      <text:p text:style-name="Text_20_body"><text:bookmark text:name="functions15"/>Functions may have default arguments by initializing the parameters. Defaults should be specified only once. Defaulted parameters must appear after all non-default parameters. </text:p>
      <text:p text:style-name="Preformatted_20_Text"><text:bookmark text:name="functions16"/><text:s text:c="2"/>void f(int i, int j=0, int k=0); <text:s/>// OK</text:p>
      <text:p text:style-name="Preformatted_20_Text"><text:s text:c="2"/>void g(int i=0, int j); <text:s text:c="10"/>// Error</text:p>
      <text:p text:style-name="Preformatted_20_Text"><text:s text:c="2"/>int main() {</text:p>
      <text:p text:style-name="Preformatted_20_Text"><text:s text:c="4"/>f(1, 2); <text:s/>// f(1, 2, 0);</text:p>
      <text:p text:style-name="Preformatted_20_Text"><text:s text:c="4"/>f(1); <text:s text:c="4"/>// f(1, 0, 0);</text:p>
      <text:p text:style-name="Preformatted_20_Text"><text:s text:c="4"/>f(); <text:s text:c="5"/>// Error</text:p>
      <text:p text:style-name="Preformatted_20_Text"><text:s text:c="4"/>return 0;</text:p>
      <text:p text:style-name="Preformatted_20_Text"><text:s text:c="2"/>}</text:p>
      <text:p text:style-name="P34"><text:s text:c="2"/>void f(int i, int j, int k) {} <text:s text:c="3"/>// Defaults not specified again</text:p>
      <text:p text:style-name="Text_20_body"><text:bookmark text:name="templatefunction"/>A <text:span text:style-name="T1">template</text:span> overloads a function for all types. The declaration <text:span text:style-name="Teletype">template &lt;class T, class U&gt;</text:span> before a function definition allows T and U to be used in the code as types. The compiler will figure out appropriate substitutions from the arguments. A non-templated overloaded function takes precedence over a template. </text:p>
      <text:p text:style-name="Preformatted_20_Text"><text:bookmark text:name="templatefunction1"/><text:s text:c="2"/>template &lt;class T&gt;</text:p>
      <text:p text:style-name="Preformatted_20_Text"><text:s text:c="2"/>void swap(T&amp; a, T&amp; b) {</text:p>
      <text:p text:style-name="Preformatted_20_Text"><text:s text:c="4"/>T tmp=a;</text:p>
      <text:p text:style-name="Preformatted_20_Text"><text:s text:c="4"/>a=b;</text:p>
      <text:p text:style-name="Preformatted_20_Text"><text:s text:c="4"/>b=tmp;</text:p>
      <text:p text:style-name="Preformatted_20_Text"><text:s text:c="2"/>}</text:p>
      <text:p text:style-name="Preformatted_20_Text"><text:s text:c="2"/>void swap(string&amp; a, string&amp; b); <text:s/>// Overrides the case T=string</text:p>
      <text:p text:style-name="Preformatted_20_Text"><text:s text:c="2"/>int main() {</text:p>
      <text:p text:style-name="Preformatted_20_Text"><text:s text:c="4"/>int i=1, j=2;</text:p>
      <text:p text:style-name="Preformatted_20_Text"><text:s text:c="4"/>string a, b;</text:p>
      <text:p text:style-name="Preformatted_20_Text"><text:s text:c="4"/>swap(i, j); <text:s text:c="7"/>// OK, T is int</text:p>
      <text:p text:style-name="Preformatted_20_Text"><text:s text:c="4"/>swap(a, b); <text:s text:c="7"/>// OK, calls non-templated swap</text:p>
      <text:p text:style-name="Preformatted_20_Text"><text:s text:c="4"/>swap(i, a); <text:s text:c="7"/>// Error, cannot resolve T</text:p>
      <text:p text:style-name="P34"><text:s text:c="4"/>swap(cout, cerr); <text:s/>// Error, ostream does not allow =</text:p>
      <text:p text:style-name="Text_20_body"><text:bookmark text:name="templatefunction2"/><text:span text:style-name="Teletype">inline</text:span> is a hint to the compiler to optimize for speed by expanding the code where it is called, saving a call and return instruction. Unlike a macro, semantics are preserved. Only short functions should be inlined. </text:p>
      <text:p text:style-name="Preformatted_20_Text"><text:bookmark text:name="templatefunction3"/><text:s text:c="2"/>inline int min1(int a, int b) {return a&amp;ltb?a:b;}</text:p>
      <text:p text:style-name="Preformatted_20_Text"><text:s text:c="2"/>#define min2(a,b) ((a)&lt;(b)?(a):(b))</text:p>
      <text:p text:style-name="Preformatted_20_Text"><text:s text:c="2"/>int main() {</text:p>
      <text:p text:style-name="Preformatted_20_Text"><text:s text:c="4"/>min1(f(), 0); <text:s/>// calls f() once</text:p>
      <text:p text:style-name="P34"><text:s text:c="4"/>min2(f(), 0); <text:s/>// calls f() twice, expands to ((f())&lt;(0)?(f()):(0))</text:p>
      <text:h text:style-name="Heading_20_3" text:outline-level="3"><text:bookmark text:name="pointers"/>Pointers</text:h>
      <text:p text:style-name="Text_20_body"><text:bookmark text:name="pointers1"/>A pointer stores the address of another object, and unlike a reference, may be moved to point elsewhere. The expression <text:span text:style-name="Teletype">&amp;x</text:span> means "address of x" and has type "pointer to x". If <text:span text:style-name="Teletype">x</text:span> has type <text:span text:style-name="Teletype">T</text:span>, then <text:span text:style-name="Teletype">&amp;x</text:span> has type <text:span text:style-name="Teletype">T*</text:span>. If <text:span text:style-name="Teletype">p</text:span> has type <text:span text:style-name="Teletype">T*</text:span>, then <text:span text:style-name="Teletype">*p</text:span> is the object to which it points, which has type <text:span text:style-name="Teletype">T</text:span>. The * and &amp; operators are inverses, e.g. <text:span text:style-name="Teletype">*&amp;x == x</text:span>. </text:p>
      <text:p text:style-name="Text_20_body"><text:bookmark text:name="pointers2"/>Two pointers are equal if they point to the same object. All pointer types are distinct, and can only be assigned pointers of the same type or 0 (NULL). There are no run time checks against reading or writing the contents of a pointer to invalid memory. This usually causes a segmentation fault or general protection fault. </text:p>
      <text:p text:style-name="Preformatted_20_Text"><text:bookmark text:name="pointers3"/><text:s text:c="2"/>int i=3, *p=&amp;i; <text:s text:c="3"/>// p points to i, *p == 3</text:p>
      <text:p text:style-name="Preformatted_20_Text"><text:s text:c="2"/>*p=5; <text:s text:c="13"/>// i=5</text:p>
      <text:p text:style-name="Preformatted_20_Text"><text:s text:c="2"/>p=new int(6); <text:s text:c="5"/>// OK, p points to an int with value 6</text:p>
      <text:p text:style-name="Preformatted_20_Text"><text:s text:c="2"/>p=new char('a'); <text:s text:c="2"/>// Error, even though char converts to int</text:p>
      <text:p text:style-name="Preformatted_20_Text"><text:s text:c="2"/>p=6; <text:s text:c="14"/>// Error, no conversion from int to pointer</text:p>
      <text:p text:style-name="Preformatted_20_Text"><text:s text:c="2"/>p=0; <text:s text:c="14"/>// OK</text:p>
      <text:p text:style-name="Preformatted_20_Text"><text:s text:c="2"/>p=i-5; <text:s text:c="12"/>// Error, compiler can't know this is 0</text:p>
      <text:p text:style-name="Preformatted_20_Text"><text:s text:c="2"/>*p=7; <text:s text:c="13"/>// Segmentation fault: writing to address 0</text:p>
      <text:p text:style-name="P34"><text:s text:c="2"/>int *q; *q; <text:s text:c="7"/>// Segmentation fault: q is not initialized, reading random memory</text:p>
      <text:p text:style-name="Text_20_body"><text:bookmark text:name="pointers4"/>A pointer to a const object of type T must also be const, of type <text:span text:style-name="Teletype">const T*</text:span>, meaning that the pointer may be assigned to but its contents may not. </text:p>
      <text:p text:style-name="Preformatted_20_Text"><text:bookmark text:name="pointers5"/><text:s text:c="2"/>const double PI=3.1415926535898;</text:p>
      <text:p text:style-name="Preformatted_20_Text"><text:s text:c="2"/>double* p=&amp;PI; <text:s text:c="13"/>// Error, would allow *p=4 to change PI</text:p>
      <text:p text:style-name="Preformatted_20_Text"><text:s text:c="2"/>const double* p=&amp;PI; <text:s text:c="7"/>// OK, can't assign to *p (but may assign to p)</text:p>
      <text:p text:style-name="Preformatted_20_Text"><text:s text:c="2"/>double* const p=&amp;PI; <text:s text:c="7"/>// Error, may assign to *p (but not to p)</text:p>
      <text:p text:style-name="P34"><text:s text:c="2"/>const double* const p=&amp;PI; <text:s/>// OK, both *p and p are const</text:p>
      <text:p text:style-name="Text_20_body"><text:bookmark text:name="pointers6"/>A function name used without parenthesis is a pointer to a function. Function pointers can be assigned values and called. </text:p>
      <text:p text:style-name="Preformatted_20_Text"><text:bookmark text:name="pointers7"/><text:s text:c="2"/>int f(double); <text:s text:c="4"/>// functions f and g take double and return int</text:p>
      <text:p text:style-name="Preformatted_20_Text"><text:s text:c="2"/>int g(double);</text:p>
      <text:p text:style-name="Preformatted_20_Text"><text:s text:c="2"/>int *h(double); <text:s text:c="3"/>// function h takes double and returns pointer to int</text:p>
      <text:p text:style-name="Preformatted_20_Text"><text:s text:c="2"/>int (*p)(double); <text:s/>// p is a pointer to a function that takes double and returns int</text:p>
      <text:p text:style-name="Preformatted_20_Text"><text:s text:c="2"/>int main() {</text:p>
      <text:p text:style-name="Preformatted_20_Text"><text:s text:c="4"/>p=f; p(3.0); <text:s text:c="4"/>// calls f(3.0)</text:p>
      <text:p text:style-name="Preformatted_20_Text"><text:s text:c="4"/>p=g; p(3.0); <text:s text:c="4"/>// calls g(3.0)</text:p>
      <text:p text:style-name="P34"><text:s text:c="4"/>p=h; <text:s text:c="12"/>// Error, type mismatch</text:p>
      <text:p text:style-name="Text_20_body"><text:bookmark text:name="pointers8"/>Explicit pointer conversions are allowed but usually unsafe. </text:p>
      <text:p text:style-name="Preformatted_20_Text"><text:bookmark text:name="pointers9"/><text:s text:c="2"/>int i, *p=&amp;i;</text:p>
      <text:p text:style-name="Preformatted_20_Text"><text:s text:c="2"/>i=int(3.0); <text:s text:c="7"/>// OK, rounds 3.0</text:p>
      <text:p text:style-name="Preformatted_20_Text"><text:s text:c="2"/>*(double*)p = 3.0; // Crash, writes beyond end of i</text:p>
      <text:p text:style-name="P34"><text:s text:c="2"/>*(double*)&amp;PI = 4; // Overwrites a const</text:p>
      <text:p text:style-name="Text_20_body"><text:bookmark text:name="pointers10"/>These may also be written (with the same results): </text:p>
      <text:p text:style-name="Preformatted_20_Text"><text:bookmark text:name="pointers11"/><text:s text:c="2"/>i=static_cast&lt;int&gt;(3.0); <text:s text:c="11"/>// Apply standard conversions</text:p>
      <text:p text:style-name="Preformatted_20_Text"><text:s text:c="2"/>*reinterpret_cast&lt;double*&gt;p = 3.0; <text:s/>// Pretend p has type double*</text:p>
      <text:p text:style-name="P34"><text:s text:c="2"/>*const_cast&lt;double*&gt;&amp;PI = 4; <text:s text:c="7"/>// Same type except for const</text:p>
      <text:h text:style-name="Heading_20_3" text:outline-level="3"><text:bookmark text:name="arrays"/>Arrays</text:h>
      <text:p text:style-name="Text_20_body"><text:bookmark text:name="arrays1"/>The size of an array must be specified by a constant, and may be left blank if the array is initialized from a list. Array bounds start at 0. There are no run time checks on array bounds. Multi-dimensional arrays use a separate bracket for each dimension. An array name used without brackets is a pointer to the first element. </text:p>
      <text:p text:style-name="Preformatted_20_Text"><text:bookmark text:name="arrays2"/><text:s text:c="2"/>int a[]={0,1,2,3,4}; <text:s text:c="3"/>// Array with elements a[0] to a[4]</text:p>
      <text:p text:style-name="Preformatted_20_Text"><text:s text:c="2"/>int b[5]={6,7}; <text:s text:c="8"/>// Implied ={6,7,0,0,0};</text:p>
      <text:p text:style-name="Preformatted_20_Text"><text:s text:c="2"/>int c[5]; <text:s text:c="14"/>// Not initialized, c[0] to c[4] could have any values</text:p>
      <text:p text:style-name="Preformatted_20_Text"><text:s text:c="2"/>int d[2][3]={{1,2,3},{4,5,6}}; <text:s/>// Initialized 2-D array</text:p>
      <text:p text:style-name="Preformatted_20_Text"><text:s text:c="2"/>int i=d[1][2]; <text:s text:c="9"/>// 6</text:p>
      <text:p text:style-name="P34"><text:s text:c="2"/>d[-1][7]=0; <text:s text:c="12"/>// Not checked, program may crash</text:p>
      <text:p text:style-name="Text_20_body"><text:bookmark text:name="arrays3"/>The bare name of an array is a const pointer to the first element. If p is a pointer to an array element, then p+i points i elements ahead, to p[i]. By definition, p[i] is *(p+i). </text:p>
      <text:p text:style-name="Preformatted_20_Text"><text:bookmark text:name="arrays4"/><text:s text:c="2"/>int a[5]; <text:s text:c="14"/>// a[0] through a[4]</text:p>
      <text:p text:style-name="Preformatted_20_Text"><text:s text:c="2"/>int* p=a+2; <text:s text:c="12"/>// *p is a[2]</text:p>
      <text:p text:style-name="Preformatted_20_Text"><text:s text:c="2"/>p[1]; <text:s text:c="18"/>// a[3]</text:p>
      <text:p text:style-name="Preformatted_20_Text"><text:s text:c="2"/>p-a; <text:s text:c="19"/>// 2</text:p>
      <text:p text:style-name="Preformatted_20_Text"><text:s text:c="2"/>p&gt;a; <text:s text:c="19"/>// true because p-a &gt; 0</text:p>
      <text:p text:style-name="Preformatted_20_Text"><text:s text:c="2"/>p-1 == a+1 <text:s text:c="13"/>// true, both are &amp;a[1]</text:p>
      <text:p text:style-name="Preformatted_20_Text"><text:s text:c="2"/>*a; <text:s text:c="20"/>// a[0] or p[-2]</text:p>
      <text:p text:style-name="P34"><text:s text:c="2"/>a=p; <text:s text:c="19"/>// Error, a is const (but not *a)</text:p>
      <text:p text:style-name="Text_20_body"><text:bookmark text:name="arrays5"/>A literal string enclosed in double quotes is an unnamed static array of const char with an implied '\0' as the last element. It may be used either to initialize an array of char, or in an expression as a pointer to the first char. Special chars in literals may be escaped with a backslash as before. Literal strings are concatenated without a + operator (convenient to span lines). </text:p>
      <text:p text:style-name="Preformatted_20_Text"><text:bookmark text:name="arrays6"/><text:s text:c="2"/>char s[]="abc"; <text:s text:c="22"/>// char s[4]={'a','b','c','\0'};</text:p>
      <text:p text:style-name="Preformatted_20_Text"><text:s text:c="2"/>const char* p="a" "b\n"; <text:s text:c="13"/>// Points to the 'a' in the 4 element array "ab\n\0"</text:p>
      <text:p text:style-name="Preformatted_20_Text"><text:s text:c="2"/>const char* answers[2]={"no","yes"}; <text:s/>// Array of pointers to char</text:p>
      <text:p text:style-name="Preformatted_20_Text"><text:s text:c="2"/>cout &lt;&lt; answers[1]; <text:s text:c="18"/>// prints yes (type const char*)</text:p>
      <text:p text:style-name="Preformatted_20_Text"><text:s text:c="2"/>cout &lt;&lt; answers[1][0]; <text:s text:c="15"/>// prints y (type const char)</text:p>
      <text:p text:style-name="P34"><text:s text:c="2"/>"abc"[1] <text:s text:c="29"/>// 'b'</text:p>
      <text:p text:style-name="Text_20_body"><text:bookmark text:name="arrays7"/>Arrays do not support copying, assignment, or comparison. </text:p>
      <text:p text:style-name="Preformatted_20_Text"><text:bookmark text:name="arrays8"/><text:s text:c="2"/>int a[5], b[5]=a; <text:s text:c="6"/>// Error: can't initialize b this way</text:p>
      <text:p text:style-name="Preformatted_20_Text"><text:s text:c="2"/>b=a; <text:s text:c="19"/>// Error: can't assign arrays</text:p>
      <text:p text:style-name="Preformatted_20_Text"><text:s text:c="2"/>b==a; <text:s text:c="18"/>// false, comparing pointers, not contents</text:p>
      <text:p text:style-name="P34"><text:s text:c="2"/>"abc"=="abc" <text:s text:c="11"/>// false, comparing pointers to 2 different locations</text:p>
      <text:p text:style-name="Text_20_body"><text:bookmark text:name="arrays9"/>The size of an array created with <text:span text:style-name="Teletype">new[]</text:span> may be an expression. The elements cannot be initialized with a list. There is no run time check against accessing deleted elements. </text:p>
      <text:p text:style-name="Preformatted_20_Text"><text:bookmark text:name="arrays10"/><text:s text:c="2"/>int n, *p;</text:p>
      <text:p text:style-name="Preformatted_20_Text"><text:s text:c="2"/>cin &gt;&gt; n;</text:p>
      <text:p text:style-name="Preformatted_20_Text"><text:s text:c="2"/>p=new int[n]; <text:s/>// Elements p[0] to p[n-1] with values initially undefined</text:p>
      <text:p text:style-name="Preformatted_20_Text"><text:s text:c="2"/>delete[] p; <text:s text:c="3"/>// Use delete with new or new(), delete[] with new[]</text:p>
      <text:p text:style-name="P34"><text:s text:c="2"/>p[0] = 1; <text:s text:c="5"/>// May crash</text:p>
      <text:h text:style-name="Heading_20_3" text:outline-level="3"><text:bookmark text:name="static"/>static</text:h>
      <text:p text:style-name="P3"><text:bookmark text:name="static1"/>Normally, objects are placed on the stack. Memory is allocated by growing the stack at the top; thus objects are destroyed in the reverse order in which they are created. An object's life span is the same as its scope. If an object comes into scope more than once, then it is reinitialized each time, and destroyed when leaving its scope. </text:p>
      <text:p text:style-name="Preformatted_20_Text"><text:bookmark text:name="static2"/><text:s text:c="2"/>+----------+</text:p>
      <text:p text:style-name="Preformatted_20_Text"><text:s text:c="2"/>| <text:s text:c="9"/>|</text:p>
      <text:p text:style-name="Preformatted_20_Text"><text:s text:c="2"/>| <text:s text:c="2"/>Heap <text:s text:c="2"/>| <text:s/>Allocated with <text:span text:style-name="T2">new</text:span> until deleted or program exits.</text:p>
      <text:p text:style-name="Preformatted_20_Text"><text:s text:c="2"/>| <text:s text:c="9"/>|</text:p>
      <text:p text:style-name="Preformatted_20_Text"><text:s text:c="2"/>+^^^^^^^^^^+ <text:s/></text:p>
      <text:p text:style-name="Preformatted_20_Text"><text:s text:c="2"/>| <text:s text:c="2"/>Stack <text:s/>| <text:s/>Local objects, parameters, temporaries, function return addresses.</text:p>
      <text:p text:style-name="Preformatted_20_Text"><text:s text:c="2"/>+----------+ <text:s text:c="4"/>+---------+</text:p>
      <text:p text:style-name="Preformatted_20_Text"><text:s text:c="2"/>| <text:s text:c="2"/>Data <text:s text:c="2"/>| &lt;-- | <text:s/>Data <text:s text:c="2"/>| <text:s/>Initial values for static and global objects.</text:p>
      <text:p text:style-name="Preformatted_20_Text"><text:s text:c="2"/>+----------+ <text:s text:c="4"/>+---------+</text:p>
      <text:p text:style-name="Preformatted_20_Text"><text:s text:c="2"/>| <text:s text:c="2"/>Code <text:s text:c="2"/>| &lt;-- | <text:s/>Code <text:s text:c="2"/>| <text:s/>Executable machine instructions.</text:p>
      <text:p text:style-name="Preformatted_20_Text"><text:s text:c="2"/>+----------+ <text:s text:c="4"/>+---------+ <text:s/>(Cannot be read or written by program.)</text:p>
      <text:p text:style-name="Preformatted_20_Text"><text:s text:c="2"/>| Reserved | <text:s text:c="3"/>a.out on disk</text:p>
      <text:p text:style-name="Preformatted_20_Text"><text:s text:c="2"/>| for OS <text:s text:c="2"/>|</text:p>
      <text:p text:style-name="Preformatted_20_Text"><text:s text:c="2"/>| and other| <text:s/>Cannot be read or written by program, will cause segmentation</text:p>
      <text:p text:style-name="Preformatted_20_Text"><text:s text:c="2"/>| programs | <text:s/>fault or general protection fault.</text:p>
      <text:p text:style-name="Preformatted_20_Text"><text:s text:c="2"/>+----------+</text:p>
      <text:p text:style-name="P34"><text:s text:c="5"/>Memory</text:p>
      <text:p text:style-name="Text_20_body"><text:bookmark text:name="static3"/><text:span text:style-name="Teletype">static</text:span> objects are placed in the data segment. They are initialized from values stored in the executable file, and therefore these values must be known at compile time. Initialization occurs only once. Values are maintained when the object is out of scope (e.g. between function calls), and it is safe to return a pointer or reference to them. Numeric values not explicitly initialized are set to 0. </text:p>
      <text:p text:style-name="Preformatted_20_Text"><text:bookmark text:name="static4"/><text:s text:c="2"/>int&amp; f() { <text:s text:c="7"/>// Return by reference, f() is an alias for s, not a temporary copy</text:p>
      <text:p text:style-name="Preformatted_20_Text"><text:s text:c="4"/>static int s=1; // Initialized only once</text:p>
      <text:p text:style-name="Preformatted_20_Text"><text:s text:c="4"/>++s;</text:p>
      <text:p text:style-name="Preformatted_20_Text"><text:s text:c="4"/>return s; <text:s text:c="6"/>// Safe to return by reference</text:p>
      <text:p text:style-name="Preformatted_20_Text"><text:s text:c="2"/>}</text:p>
      <text:p text:style-name="Preformatted_20_Text"><text:s text:c="2"/>int main() {</text:p>
      <text:p text:style-name="Preformatted_20_Text"><text:s text:c="4"/>cout &lt;&lt; f(); <text:s text:c="3"/>// 2</text:p>
      <text:p text:style-name="Preformatted_20_Text"><text:s text:c="4"/>cout &lt;&lt; f(); <text:s text:c="3"/>// 3</text:p>
      <text:p text:style-name="Preformatted_20_Text"><text:s text:c="4"/>f()=5; <text:s text:c="9"/>// OK, s=5;</text:p>
      <text:p text:style-name="P34"><text:s text:c="4"/>s=6; <text:s text:c="11"/>// Error, s is not in scope</text:p>
      <text:h text:style-name="Heading_20_3" text:outline-level="3"><text:bookmark text:name="register"/><text:span text:style-name="Teletype">register</text:span></text:h>
      <text:p text:style-name="P3"><text:bookmark text:name="register1"/>(Rare) A hint to the compiler to optimize an int or pointer for speed. It is no longer used because most optimizers can do a better job. </text:p>
      <text:p text:style-name="P34"><text:bookmark text:name="register2"/><text:s text:c="2"/>register int x;</text:p>
      <text:h text:style-name="Heading_20_3" text:outline-level="3"><text:bookmark text:name="volatile"/><text:span text:style-name="Teletype">volatile</text:span></text:h>
      <text:p text:style-name="P3"><text:bookmark text:name="volatile1"/>(Rare) Indicates that an object might be modified from outside the program (e.g. a hardware input port) and that the optimizer should not make copies of it. Its use is machine dependent. </text:p>
      <text:p text:style-name="P34"><text:bookmark text:name="volatile2"/><text:s text:c="2"/>const volatile unsigned short&amp; port=*(const short*)0xfffe; // 16 bit port at address xfffe</text:p>
      <text:h text:style-name="Heading_20_2" text:outline-level="2"><text:bookmark text:name="standardlibrarytypes"/>Standard Library Types</text:h>
      <text:p text:style-name="Text_20_body"><text:bookmark text:name="standardlibrarytypes1"/>Standard library types (string, vector, map...) and objects (cin, cout...) require a <text:span text:style-name="Teletype">#include &lt;</text:span><text:span text:style-name="Teletype"><text:span text:style-name="T2">header</text:span></text:span><text:span text:style-name="Teletype">&gt;</text:span> and must be extracted from namespace <text:span text:style-name="Teletype">std</text:span>, either with a <text:span text:style-name="Teletype">using namespace std;</text:span> statement or by using the fully qualified names preceded with <text:span text:style-name="Teletype">std::</text:span>, as in <text:span text:style-name="Teletype">std::cout</text:span>. </text:p>
      <text:p text:style-name="Preformatted_20_Text"><text:bookmark text:name="standardlibrarytypes2"/><text:s text:c="2"/>#include &lt;iostream&gt; <text:s text:c="19"/>#include &lt;iostream&gt;</text:p>
      <text:p text:style-name="Preformatted_20_Text"><text:s text:c="2"/>int main() { <text:s text:c="26"/>using namespace std;</text:p>
      <text:p text:style-name="Preformatted_20_Text"><text:s text:c="4"/>std::cout &lt;&lt; "Hello\n"; <text:s text:c="13"/>int main() {</text:p>
      <text:p text:style-name="Preformatted_20_Text"><text:s text:c="4"/>return 0; <text:s text:c="29"/>cout &lt;&lt; "Hello\n";</text:p>
      <text:p text:style-name="Preformatted_20_Text"><text:s text:c="2"/>} <text:s text:c="39"/>return 0;</text:p>
      <text:p text:style-name="P34"><text:s text:c="40"/>}</text:p>
      <text:h text:style-name="Heading_20_3" text:outline-level="3"><text:bookmark text:name="iostream"/>&lt;iostream&gt;</text:h>
      <text:p text:style-name="Text_20_body"><text:bookmark text:name="iostream1"/>The header &lt;iostream&gt; defines global object <text:span text:style-name="Teletype">cin</text:span> of type <text:span text:style-name="Teletype">istream</text:span>, and global objects <text:span text:style-name="Teletype">cout, cerr, clog</text:span> of type <text:span text:style-name="Teletype">ostream</text:span>. <text:span text:style-name="Teletype">cin</text:span> represents standard input, normally the keyboard, unless redirected to a file or piped on the command line. <text:span text:style-name="Teletype">cout</text:span> represents standard output, which is normally the screen unless redirected or piped. Writing to <text:span text:style-name="Teletype">cerr</text:span> or <text:span text:style-name="Teletype">clog</text:span> both write to the screen even if output is redirected. The difference is that writing a newline ('\n') flushes any buffered output to <text:span text:style-name="Teletype">cerr</text:span> but not to <text:span text:style-name="Teletype">cout</text:span> or <text:span text:style-name="Teletype">clog</text:span>. </text:p>
      <text:p text:style-name="Text_20_body"><text:bookmark text:name="iostream2"/>In the following, <text:span text:style-name="Teletype">in</text:span> is an istream (cin), <text:span text:style-name="Teletype">out</text:span> is an ostream (cout, cerr, clog), i is int, c is char, and cp is char*. </text:p>
      <text:p text:style-name="Preformatted_20_Text"><text:bookmark text:name="iostream3"/><text:s text:c="2"/>in &gt;&gt; x; <text:s text:c="14"/>// Read 1 word to numeric, string, or char* x, return in</text:p>
      <text:p text:style-name="Preformatted_20_Text"><text:s text:c="2"/>in.get(); <text:s text:c="13"/>// Read 1 char (0-255) or EOF (-1) as an int</text:p>
      <text:p text:style-name="Preformatted_20_Text"><text:s text:c="2"/>in.get(c); <text:s text:c="12"/>// Read 1 char into c, return in</text:p>
      <text:p text:style-name="Preformatted_20_Text"><text:s text:c="2"/>in.unget(); <text:s text:c="11"/>// Put back last char read, return in</text:p>
      <text:p text:style-name="Preformatted_20_Text"><text:s text:c="2"/>in.getline(cp, i); <text:s text:c="4"/>// Read up to i chars into char cp[i] or until '\n', return in</text:p>
      <text:p text:style-name="Preformatted_20_Text"><text:s text:c="2"/>in.getline(cp, i, c); <text:s/>// Read to c instead of '\n', return in</text:p>
      <text:p text:style-name="Preformatted_20_Text"><text:s text:c="2"/>getline(in, s); <text:s text:c="7"/>// Read up to '\n' into string s, return in</text:p>
      <text:p text:style-name="Preformatted_20_Text"><text:s text:c="2"/>in.good(); <text:s text:c="12"/>// true if no error or EOF</text:p>
      <text:p text:style-name="Preformatted_20_Text"><text:s text:c="2"/>bool(in); <text:s text:c="13"/>// in.good();</text:p>
      <text:p text:style-name="Preformatted_20_Text"><text:s text:c="2"/>in.bad(); <text:s text:c="13"/>// true if unexpected char in formatted input</text:p>
      <text:p text:style-name="Preformatted_20_Text"><text:s text:c="2"/>in.clear(); <text:s text:c="11"/>// Allow more input after bad, or throw an ios::failure</text:p>
      <text:p text:style-name="Preformatted_20_Text"><text:s text:c="2"/>in.eof(); <text:s text:c="13"/>// true if end of file</text:p>
      <text:p text:style-name="Preformatted_20_Text"><text:s text:c="2"/>in.fail(); <text:s text:c="12"/>// true if system input error</text:p>
      <text:p text:style-name="Preformatted_20_Text"/>
      <text:p text:style-name="Preformatted_20_Text"><text:s text:c="2"/>out &lt;&lt; x; <text:s text:c="15"/>// Formatted output, redirected with &gt;</text:p>
      <text:p text:style-name="P34"><text:s text:c="2"/>out &lt;&lt; endl; <text:s text:c="12"/>// Print '\n' and flush</text:p>
      <text:p text:style-name="Text_20_body"><text:bookmark text:name="iostream4"/>Input with &gt;&gt; reads a contiguous sequence of non-whitespace characters. If x is numeric and the next word contains invalid characters (such as "1.5" or "foo" for an int), then the first offending character remains unread, in.bad() is set, and no further input can occur until in.clear() is called. Input into a char* array is not bounds checked. Input returns the istream to allow chaining, and has a conversion to bool to test for success. Output also returns the ostream to allow chaining. </text:p>
      <text:p text:style-name="Preformatted_20_Text"><text:bookmark text:name="iostream5"/><text:s text:c="2"/>// Read and print pairs of strings and ints until something goes wrong</text:p>
      <text:p text:style-name="Preformatted_20_Text"><text:s text:c="2"/>// Input: <text:s/>hi 3 there 5 this is 1 test</text:p>
      <text:p text:style-name="Preformatted_20_Text"><text:s text:c="2"/>// Output: hi 3</text:p>
      <text:p text:style-name="Preformatted_20_Text"><text:s text:c="13"/>there 5</text:p>
      <text:p text:style-name="Preformatted_20_Text"/>
      <text:p text:style-name="Preformatted_20_Text"><text:s text:c="2"/>string s; int i;</text:p>
      <text:p text:style-name="Preformatted_20_Text"><text:s text:c="2"/>while (cin &gt;&gt; s &gt;&gt; i)</text:p>
      <text:p text:style-name="Preformatted_20_Text"><text:s text:c="4"/>cout &lt;&lt; s &lt;&lt; " " &lt;&lt; i &lt;&lt; endl;</text:p>
      <text:p text:style-name="P34"><text:s text:c="2"/>cin.clear();</text:p>
      <text:p text:style-name="Text_20_body"><text:bookmark text:name="iostream6"/>The get() methods read one character including whitespace. The various getline() functions read up through the next newline character and discard the newline. The methods <text:span text:style-name="Teletype">good(), bad(), eof(), fail(), clear()</text:span>, and implicit conversion to bool are available in <text:span text:style-name="Teletype">ostream</text:span>, just as in <text:span text:style-name="Teletype">istream</text:span>, but are seldom used. <text:bookmark text:name="iomanip"/></text:p>
      <text:h text:style-name="Heading_20_3" text:outline-level="3"><text:bookmark text:name="iomanip1"/>&lt;iomanip&gt;</text:h>
      <text:p text:style-name="Text_20_body"><text:bookmark text:name="iomanip2"/>Defines manipulators for formatted output of numeric types. They have no effect on strings. <text:span text:style-name="Teletype">setw()</text:span> applies only to the next object printed, but the others remain in effect until changed. </text:p>
      <text:p text:style-name="Preformatted_20_Text"><text:bookmark text:name="iomanip3"/><text:s text:c="2"/>out &lt;&lt; setw(i); <text:s text:c="9"/>// Pad next output to i chars, then back to 0</text:p>
      <text:p text:style-name="Preformatted_20_Text"><text:s text:c="2"/>out &lt;&lt; setfill(c); <text:s text:c="6"/>// Pad with c (default ' ')</text:p>
      <text:p text:style-name="Preformatted_20_Text"><text:s text:c="2"/>out &lt;&lt; setprecision(i); <text:s/>// Use i significant digits for all float, double</text:p>
      <text:p text:style-name="Preformatted_20_Text"/>
      <text:p text:style-name="P34"><text:s text:c="2"/>cout &lt;&lt; setw(6) &lt;&lt; setprecision(3) &lt;&lt; setfill('0') &lt;&lt; 3.1; // print "003.10"</text:p>
      <text:h text:style-name="Heading_20_3" text:outline-level="3"><text:bookmark text:name="fstream"/>&lt;fstream&gt;</text:h>
      <text:p text:style-name="P3"><text:bookmark text:name="fstream1"/>Defines types <text:span text:style-name="Teletype">ifstream</text:span> and <text:span text:style-name="Teletype">ofstream</text:span> representing input and output files respectively. <text:span text:style-name="Teletype">ifstream</text:span> is derived from <text:span text:style-name="Teletype">istream</text:span>, inheriting all its operations (such as &gt;&gt;). In addition, </text:p>
      <text:p text:style-name="Preformatted_20_Text"><text:bookmark text:name="fstream2"/><text:s text:c="2"/>ifstream in(cp); <text:s text:c="9"/>// Open file named cp for reading</text:p>
      <text:p text:style-name="Preformatted_20_Text"><text:s text:c="2"/>ifstream in(cp, ios::in | ios::binary); <text:s/>// Open in binary mode</text:p>
      <text:p text:style-name="P34"><text:s text:c="2"/>bool(in); <text:s text:c="16"/>// true if open successful</text:p>
      <text:p text:style-name="Text_20_body"><text:bookmark text:name="fstream3"/><text:span text:style-name="Teletype">cp</text:span> is the file name. It must be a char*, not string (use <text:span text:style-name="Teletype">s.c_str()</text:span> to convert string <text:span text:style-name="Teletype">s</text:span>). Input is normally in text mode. In Windows, carriage returns ('\r') are discarded, and an ASCII 26 ('\032') signals end of file. In binary mode and in UNIX, no such translation occurs. The file is closed when the ifstream is destroyed. </text:p>
      <text:p text:style-name="Preformatted_20_Text"><text:bookmark text:name="fstream4"/><text:s text:c="2"/>{</text:p>
      <text:p text:style-name="Preformatted_20_Text"><text:s text:c="4"/>ifstream f("input.dat", ios::in | ios::binary);</text:p>
      <text:p text:style-name="Preformatted_20_Text"><text:s text:c="4"/>if (!f)</text:p>
      <text:p text:style-name="Preformatted_20_Text"><text:s text:c="6"/>cerr &lt;&lt; "File not found\n";</text:p>
      <text:p text:style-name="Preformatted_20_Text"><text:s text:c="4"/>else {</text:p>
      <text:p text:style-name="Preformatted_20_Text"><text:s text:c="6"/>int i=f.get(); <text:s/>// First byte or EOF if empty</text:p>
      <text:p text:style-name="Preformatted_20_Text"><text:s text:c="4"/>}</text:p>
      <text:p text:style-name="P34"><text:s text:c="2"/>} // f closed here</text:p>
      <text:p text:style-name="Text_20_body"><text:bookmark text:name="fstream5"/><text:span text:style-name="Teletype">ofstream</text:span> is derived from <text:span text:style-name="Teletype">ostream</text:span>, inheriting all its operations (such as &lt;&lt;). In addition, </text:p>
      <text:p text:style-name="Preformatted_20_Text"><text:bookmark text:name="fstream6"/><text:s text:c="2"/>ofstream os(cp); <text:s text:c="9"/>// Open file named cp for writing</text:p>
      <text:p text:style-name="P34"><text:s text:c="2"/>ofstream os(cp, ios::out | ios::binary); <text:s/>// Open in binary mode</text:p>
      <text:p text:style-name="Text_20_body"><text:bookmark text:name="fstream7"/>In text mode in Windows, writing '\n' actually writes "\r\n". The file named cp is overwritten if it exists, or created otherwise. The file is flushed and closed when the ofstream is destroyed. <text:bookmark text:name="string"/></text:p>
      <text:h text:style-name="Heading_20_3" text:outline-level="3"><text:bookmark text:name="string1"/>&lt;string&gt;</text:h>
      <text:p text:style-name="P3"><text:bookmark text:name="string2"/>A <text:span text:style-name="Teletype">string</text:span> is like an array of char, but it also supports copying, assignment, and comparison, and its size may be set or changed at run time. '\0' has no special meaning. There is implicit conversion from char* to string in mixed type expressions. </text:p>
      <text:p text:style-name="Preformatted_20_Text"><text:bookmark text:name="string3"/><text:s text:c="2"/>string() <text:s text:c="10"/>// Empty string</text:p>
      <text:p text:style-name="Preformatted_20_Text"><text:s text:c="2"/>string(cp) <text:s text:c="8"/>// Convert char* cp to string</text:p>
      <text:p text:style-name="Preformatted_20_Text"><text:s text:c="2"/>string(n, c) <text:s text:c="6"/>// string of n copies of char c</text:p>
      <text:p text:style-name="Preformatted_20_Text"><text:s text:c="2"/>s=s2 <text:s text:c="14"/>// Assign char* or string s2 to string s</text:p>
      <text:p text:style-name="Preformatted_20_Text"><text:s text:c="2"/>s1&lt;s2 <text:s text:c="13"/>// Also ==, !=, &gt;, &lt;=, &gt;=, either s1 or s2 may be char*</text:p>
      <text:p text:style-name="Preformatted_20_Text"><text:s text:c="2"/>s.size() <text:s text:c="10"/>// Length of string s</text:p>
      <text:p text:style-name="Preformatted_20_Text"><text:s text:c="2"/>string::size_type <text:s/>// Type of s.size(), usually unsigned int</text:p>
      <text:p text:style-name="Preformatted_20_Text"><text:s text:c="2"/>s.empty() <text:s text:c="9"/>// True if s.size() == 0</text:p>
      <text:p text:style-name="Preformatted_20_Text"><text:s text:c="2"/>s[i] <text:s text:c="14"/>// i'th char, 0 &lt;= i &lt; s.size() (unchecked), may be assigned to</text:p>
      <text:p text:style-name="Preformatted_20_Text"><text:s text:c="2"/>s.at(i) <text:s text:c="11"/>// s[i] with bounds check, throws out_of_range</text:p>
      <text:p text:style-name="Preformatted_20_Text"><text:s text:c="2"/>s1+s2 <text:s text:c="13"/>// Concatenate strings, either s1 or s2 may be char or char*</text:p>
      <text:p text:style-name="Preformatted_20_Text"><text:s text:c="2"/>s+=s2 <text:s text:c="13"/>// Append string, char, or char* s2 to string s</text:p>
      <text:p text:style-name="Preformatted_20_Text"><text:s text:c="2"/>s.c_str() <text:s text:c="9"/>// string s as a const char* with trailing '\0'</text:p>
      <text:p text:style-name="Preformatted_20_Text"><text:s text:c="2"/>s.substr(i, j) <text:s text:c="4"/>// Substring of string s of length j starting at s[i]</text:p>
      <text:p text:style-name="Preformatted_20_Text"><text:s text:c="2"/>s.substr(i) <text:s text:c="7"/>// Substring from s[i] to the end</text:p>
      <text:p text:style-name="Preformatted_20_Text"><text:s text:c="2"/>s.find(s2) <text:s text:c="8"/>// Index of char, char*, or string s2 in s, or string::npos if not found</text:p>
      <text:p text:style-name="Preformatted_20_Text"><text:s text:c="2"/>s.rfind(s2) <text:s text:c="7"/>// Index of last occurrence of s2 in s</text:p>
      <text:p text:style-name="Preformatted_20_Text"><text:s text:c="2"/>s.find_first_of(s2) <text:s text:c="4"/>// Index of first char in s that occurs in s2</text:p>
      <text:p text:style-name="Preformatted_20_Text"><text:s text:c="2"/>s.find_last_of(s2) <text:s text:c="5"/>// Index of last char in s that occurs in s2</text:p>
      <text:p text:style-name="Preformatted_20_Text"><text:s text:c="2"/>s.find_first_not_of(s2) // Index of first char in s not found in s2</text:p>
      <text:p text:style-name="Preformatted_20_Text"><text:s text:c="2"/>s.find_last_not_of(s2) <text:s/>// Index of last char in s not found in s2</text:p>
      <text:p text:style-name="P34"><text:s text:c="2"/>s.replace(i, j, s2) <text:s text:c="4"/>// Replace s.substr(i, j) with s2</text:p>
      <text:p text:style-name="Text_20_body"><text:bookmark text:name="string4"/><text:span text:style-name="Teletype">s.size()</text:span> should be converted to <text:span text:style-name="Teletype">int</text:span> to avoid unsigned comparison. </text:p>
      <text:p text:style-name="Preformatted_20_Text"><text:bookmark text:name="string5"/><text:s text:c="2"/>string s(3,'a'); <text:s text:c="2"/>// "aaa"</text:p>
      <text:p text:style-name="Preformatted_20_Text"><text:s text:c="2"/>s += "b"+s; <text:s text:c="7"/>// "aaabaaa"</text:p>
      <text:p text:style-name="Preformatted_20_Text"><text:s text:c="2"/>for (int i=0; i!=int(s.size()); ++i) { <text:s/>// print s one char at a time</text:p>
      <text:p text:style-name="Preformatted_20_Text"><text:s text:c="4"/>cout &lt;&lt; s[i];</text:p>
      <text:p text:style-name="P34"><text:s text:c="2"/>s.size() &gt; -1; <text:s text:c="4"/>// false! <text:s/>-1 is converted to unsigned</text:p>
      <text:p text:style-name="Text_20_body"><text:bookmark text:name="string6"/><text:span text:style-name="Teletype">string</text:span> supports standard container operations with regard to iterators. <text:span text:style-name="Teletype">string</text:span> iterators are random, supporting all the pointer operators of <text:span text:style-name="Teletype">char*</text:span>. The notation <text:span text:style-name="Teletype">[b,e)</text:span> means the sequence such that pointer or iterator b points to the first element and e points one past the last element. </text:p>
      <text:p text:style-name="Preformatted_20_Text"><text:bookmark text:name="string7"/><text:s text:c="2"/>s.begin() <text:s text:c="9"/>// Iterator pointing to s[0]</text:p>
      <text:p text:style-name="Preformatted_20_Text"><text:s text:c="2"/>s.end() <text:s text:c="11"/>// Iterator pointing 1 past last char</text:p>
      <text:p text:style-name="Preformatted_20_Text"><text:s text:c="2"/>string::iterator <text:s text:c="2"/>// Iterator type, like char*</text:p>
      <text:p text:style-name="Preformatted_20_Text"><text:s text:c="2"/>string::const_iterator <text:s/>// Type if s is const, like const char*</text:p>
      <text:p text:style-name="Preformatted_20_Text"><text:s text:c="2"/>string(b, e) <text:s text:c="6"/>// string initialized from sequence [b,e)</text:p>
      <text:p text:style-name="Preformatted_20_Text"><text:s text:c="2"/>s.erase(b) <text:s text:c="8"/>// Remove char in s pointed to by b</text:p>
      <text:p text:style-name="Preformatted_20_Text"><text:s text:c="2"/>s.erase(b, e) <text:s text:c="5"/>// Remove substring [b,e) from s</text:p>
      <text:p text:style-name="P34"><text:s text:c="2"/>s.replace(b, e, s2) <text:s/>// Replace substring [b,e) with string s2</text:p>
      <text:p text:style-name="Text_20_body"><text:bookmark text:name="string8"/>Conversion from <text:span text:style-name="Teletype">iterator</text:span> to <text:span text:style-name="Teletype">const_iterator</text:span> is allowed, but not the other way. <text:span text:style-name="Teletype">const_iterator</text:span> should be used if the string is not going to be modified. </text:p>
      <text:p text:style-name="Preformatted_20_Text"><text:bookmark text:name="string9"/><text:s text:c="2"/>char* cp="ABCDE";</text:p>
      <text:p text:style-name="Preformatted_20_Text"><text:s text:c="2"/>string s(cp, cp+5); // "ABCDE"</text:p>
      <text:p text:style-name="Preformatted_20_Text"><text:s text:c="2"/>string s2(s.begin()+1, s.end()-1); <text:s/>// "BCD"</text:p>
      <text:p text:style-name="Preformatted_20_Text"><text:s text:c="2"/>for (string::const_iterator p=s.begin(); p!=s.end(); ++p) <text:s/>// Print s one char at a time</text:p>
      <text:p text:style-name="P34"><text:s text:c="4"/>cout &lt;&lt; *p; <text:s text:c="6"/>// or p[0] </text:p>
      <text:p text:style-name="Text_20_body"><text:bookmark text:name="string10"/>As with arrays and pointers, indexing and iterator dereferencing are not checked at run time. Creating a string with a negative or very large size is also trouble. </text:p>
      <text:p text:style-name="Preformatted_20_Text"><text:bookmark text:name="string11"/><text:s text:c="2"/>string s(-1, 'x'); <text:s text:c="13"/>// Crash, negative size</text:p>
      <text:p text:style-name="Preformatted_20_Text"><text:s text:c="2"/>string s2(s.end(), s.begin()); <text:s/>// Crash, negative size</text:p>
      <text:p text:style-name="Preformatted_20_Text"><text:s text:c="2"/>s[-1]='x'; <text:s text:c="21"/>// Crash, out of bounds</text:p>
      <text:p text:style-name="Preformatted_20_Text"><text:s text:c="2"/>*s.end()='x'; <text:s text:c="18"/>// Crash, out of bounds</text:p>
      <text:p text:style-name="P34"><text:s text:c="2"/>string::iterator p; *p='x'; <text:s text:c="4"/>// Crash, dereferencing uninitialized iterator</text:p>
      <text:h text:style-name="Heading_20_3" text:outline-level="3"><text:bookmark text:name="vector"/>&lt;vector&gt;</text:h>
      <text:p text:style-name="P3"><text:bookmark text:name="vector1"/>A <text:span text:style-name="Teletype">vector&lt;T&gt;</text:span> is like an array of T, but supports copying, assignment, and comparison. Its size can be set and changed at run time, and it can efficiently implement a stack (O(1) time to push or pop). It has random iterators like <text:span text:style-name="Teletype">string</text:span>, which behave like type T* (or const T* if the vector is const). If T is numeric, elements are initialized to 0. It is not possible to have an initialization list such as {1,2,3}. </text:p>
      <text:p text:style-name="Preformatted_20_Text"><text:bookmark text:name="vector2"/><text:s text:c="2"/>vector&lt;T&gt;() <text:s text:c="11"/>// Empty vector, elements of type T</text:p>
      <text:p text:style-name="Preformatted_20_Text"><text:s text:c="2"/>vector&lt;T&gt;(n) <text:s text:c="10"/>// n elements, default initialized</text:p>
      <text:p text:style-name="Preformatted_20_Text"><text:s text:c="2"/>vector&lt;T&gt;(n, x) <text:s text:c="7"/>// n elements each initialized to x</text:p>
      <text:p text:style-name="Preformatted_20_Text"><text:s text:c="2"/>vector&lt;T&gt; v2=v; <text:s text:c="7"/>// Copy v to v2</text:p>
      <text:p text:style-name="Preformatted_20_Text"><text:s text:c="2"/>v2=v; <text:s text:c="17"/>// Assignment</text:p>
      <text:p text:style-name="Preformatted_20_Text"><text:s text:c="2"/>v2&lt;v <text:s text:c="18"/>// Also &gt;, ==, !=, &lt;=, &gt;= if defined for T</text:p>
      <text:p text:style-name="Preformatted_20_Text"><text:s text:c="2"/>vector&lt;T&gt;(b, e) <text:s text:c="7"/>// Initialize to sequence [b, e)</text:p>
      <text:p text:style-name="Preformatted_20_Text"><text:s text:c="2"/>v.size() <text:s text:c="14"/>// n</text:p>
      <text:p text:style-name="Preformatted_20_Text"><text:s text:c="2"/>vector&lt;T&gt;::size_type <text:s text:c="2"/>// Type of v.size(), usually unsigned int</text:p>
      <text:p text:style-name="Preformatted_20_Text"><text:s text:c="2"/>v.empty() <text:s text:c="13"/>// true if v.size() == 0</text:p>
      <text:p text:style-name="Preformatted_20_Text"><text:s text:c="2"/>v[i] <text:s text:c="18"/>// i'th element, 0 &lt;= i &lt; v.size() (unchecked), may be assigned to</text:p>
      <text:p text:style-name="Preformatted_20_Text"><text:s text:c="2"/>v.at(i) <text:s text:c="15"/>// v[i] with bounds check, throws out_of_range</text:p>
      <text:p text:style-name="Preformatted_20_Text"><text:s text:c="2"/>v.begin(), v.end() <text:s text:c="4"/>// Iterators [b, e)</text:p>
      <text:p text:style-name="Preformatted_20_Text"><text:s text:c="2"/>vector&lt;T&gt;::iterator <text:s text:c="3"/>// Iterator type, also const_iterator</text:p>
      <text:p text:style-name="Preformatted_20_Text"><text:s text:c="2"/>v.back() <text:s text:c="14"/>// v[v.size()-1] (unchecked if empty)</text:p>
      <text:p text:style-name="Preformatted_20_Text"><text:s text:c="2"/>v.push_back(x) <text:s text:c="8"/>// Increase size by 1, copy x to last element</text:p>
      <text:p text:style-name="Preformatted_20_Text"><text:s text:c="2"/>v.pop_back() <text:s text:c="10"/>// Decrease size by 1 (unchecked if empty)</text:p>
      <text:p text:style-name="Preformatted_20_Text"><text:s text:c="2"/>v.front() <text:s text:c="13"/>// v[0] (unchecked)</text:p>
      <text:p text:style-name="Preformatted_20_Text"><text:s text:c="2"/>v.resize(n) <text:s text:c="11"/>// Change size to n &gt;= 0 (unchecked)</text:p>
      <text:p text:style-name="Preformatted_20_Text"><text:s text:c="2"/>v.insert(d, x) <text:s text:c="8"/>// Insert x in front of iterator d, shift, increase size by 1</text:p>
      <text:p text:style-name="Preformatted_20_Text"><text:s text:c="2"/>v.insert(d, n, x) <text:s text:c="5"/>// Insert n copies of x in front of d</text:p>
      <text:p text:style-name="Preformatted_20_Text"><text:s text:c="2"/>v.insert(d, b, e) <text:s text:c="5"/>// Insert copy of [b, e) in front of d</text:p>
      <text:p text:style-name="Preformatted_20_Text"><text:s text:c="2"/>v.erase(d) <text:s text:c="12"/>// Remove *d, shift, decrease size by 1</text:p>
      <text:p text:style-name="Preformatted_20_Text"><text:s text:c="2"/>v.erase(d, e) <text:s text:c="9"/>// Remove subsequence [d, e)</text:p>
      <text:p text:style-name="Preformatted_20_Text"><text:s text:c="2"/>v.clear() <text:s text:c="13"/>// v.erase(v.begin(), v.end())</text:p>
      <text:p text:style-name="Preformatted_20_Text"><text:s text:c="2"/>v.reserve(n) <text:s text:c="10"/>// Anticipate that v will grow to size n &gt;= v.size()</text:p>
      <text:p text:style-name="P34"><text:s text:c="2"/>v.capacity() <text:s text:c="10"/>// Reserved size</text:p>
      <text:p text:style-name="Text_20_body"><text:bookmark text:name="vector3"/>For insert and erase, d and e must point into v (and d &lt;= e) or the program may crash. Elements from *d to the end are shifted and the size is changed as needed. Saved copies of iterators may become invalid after any change of size or capacity (not checked). </text:p>
      <text:p text:style-name="Text_20_body"><text:bookmark text:name="vector4"/>To implement <text:span text:style-name="Teletype">push_back()</text:span> efficiently, a vector typically doubles the reserved space when it runs out in order to minimize memory reallocation and copying. <text:span text:style-name="Teletype">reserve()</text:span> allows this strategy to be optimized. </text:p>
      <text:p text:style-name="Preformatted_20_Text"><text:bookmark text:name="vector5"/><text:s text:c="2"/>// Read words from input into a stack, print in reverse order</text:p>
      <text:p text:style-name="Preformatted_20_Text"><text:s text:c="2"/>string s;</text:p>
      <text:p text:style-name="Preformatted_20_Text"><text:s text:c="2"/>vector&lt;string&gt; v;</text:p>
      <text:p text:style-name="Preformatted_20_Text"><text:s text:c="2"/>while (cin &gt;&gt; s)</text:p>
      <text:p text:style-name="Preformatted_20_Text"><text:s text:c="4"/>v.push_back(s);</text:p>
      <text:p text:style-name="Preformatted_20_Text"><text:s text:c="2"/>while (!v.empty()) {</text:p>
      <text:p text:style-name="Preformatted_20_Text"><text:s text:c="4"/>cout &lt;&lt; v.back() &lt;&lt; endl;</text:p>
      <text:p text:style-name="Preformatted_20_Text"><text:s text:c="4"/>v.pop_back();</text:p>
      <text:p text:style-name="P34"><text:s text:c="2"/>}</text:p>
      <text:h text:style-name="Heading_20_3" text:outline-level="3"><text:bookmark text:name="deque"/>&lt;deque&gt;</text:h>
      <text:p text:style-name="P3"><text:bookmark text:name="deque1"/>A <text:span text:style-name="Teletype">deque</text:span> (double ended queue) is just like a vector, but optimized for adding and removing elements at either end in O(1) time. It lacks <text:span text:style-name="Teletype">reserve()</text:span> and <text:span text:style-name="Teletype">capacity()</text:span> and adds </text:p>
      <text:p text:style-name="Preformatted_20_Text"><text:bookmark text:name="deque2"/><text:s text:c="2"/>v.push_front(x) <text:s text:c="7"/>// v.insert(v.begin(), x)</text:p>
      <text:p text:style-name="P34"><text:s text:c="2"/>v.pop_front() <text:s text:c="9"/>// v.erase(v.begin())</text:p>
      <text:h text:style-name="Heading_20_3" text:outline-level="3"><text:bookmark text:name="list"/>&lt;list&gt;</text:h>
      <text:p text:style-name="P3"><text:bookmark text:name="list1"/>A <text:span text:style-name="Teletype">list</text:span> is like a deque but optimized for insert and erase at any point at the cost of random access. It lacks [] (indexing), and its iterators are <text:span text:style-name="T2">bidirectional</text:span>, not supporting [], +, -, &lt;, &gt;, &lt;=, or &gt;=. <text:span text:style-name="Teletype">list</text:span> adds </text:p>
      <text:p text:style-name="Preformatted_20_Text"><text:bookmark text:name="list2"/><text:s text:c="2"/>v.splice(d, v2, b); <text:s/>// Move *b from list v2 to in front of d in v</text:p>
      <text:p text:style-name="Preformatted_20_Text"><text:s text:c="2"/>v.splice(d, v2); <text:s text:c="4"/>// Move all elements of list v2 to in front of d in v</text:p>
      <text:p text:style-name="Preformatted_20_Text"><text:s text:c="2"/>v.splice(d, v2, b, e); // Move [b,e) in v2 to in front of d at v</text:p>
      <text:p text:style-name="Preformatted_20_Text"><text:s text:c="2"/>v.remove(x); <text:s text:c="8"/>// Remove all elements equal to x</text:p>
      <text:p text:style-name="Preformatted_20_Text"><text:s text:c="2"/>v.remove_if(f); <text:s text:c="5"/>// Remove elements x where f(x) is true</text:p>
      <text:p text:style-name="Preformatted_20_Text"><text:s text:c="2"/>v.sort(); <text:s text:c="11"/>// Sort list</text:p>
      <text:p text:style-name="Preformatted_20_Text"><text:s text:c="2"/>v.sort(f); <text:s text:c="10"/>// Sort list using function bool f(x,y) instead of x &lt; y</text:p>
      <text:p text:style-name="Preformatted_20_Text"><text:s text:c="2"/>v.merge(v2); <text:s text:c="8"/>// Merge sorted list v2 into sorted list v</text:p>
      <text:p text:style-name="Preformatted_20_Text"><text:s text:c="2"/>v.merge(v2, f); <text:s text:c="5"/>// Merge using f(x,y) instead of x &lt; y to sort v</text:p>
      <text:p text:style-name="Preformatted_20_Text"><text:s text:c="2"/>v.unique(); <text:s text:c="9"/>// Remove duplicates from sorted list</text:p>
      <text:p text:style-name="Preformatted_20_Text"><text:s text:c="2"/>v.unique(f); <text:s text:c="8"/>// Use f(x,y) instead of x == y</text:p>
      <text:p text:style-name="P34"><text:s text:c="2"/>v.reverse(); <text:s text:c="8"/>// Reverse order of elements</text:p>
      <text:p text:style-name="Text_20_body"><text:bookmark text:name="list3"/>Iterators can only be moved one element at a time using ++ or --, and compared using == or !=. </text:p>
      <text:p text:style-name="Preformatted_20_Text"><text:bookmark text:name="list4"/><text:s text:c="2"/>char* cp="ABCDE";</text:p>
      <text:p text:style-name="Preformatted_20_Text"><text:s text:c="2"/>list&lt;char&gt; v(cp, cp+5); <text:s/>// v.size() is 5</text:p>
      <text:p text:style-name="Preformatted_20_Text"><text:s text:c="2"/>for (list&lt;char&gt;::const_iterator p=v.begin(); p!=v.end(); ++p) <text:s/>// Print ABCDE</text:p>
      <text:p text:style-name="P34"><text:s text:c="4"/>cout &lt;&lt; *p;</text:p>
      <text:h text:style-name="Heading_20_3" text:outline-level="3"><text:bookmark text:name="map"/>&lt;map&gt;</text:h>
      <text:p text:style-name="P3"><text:bookmark text:name="map1"/>A <text:span text:style-name="Teletype">map&lt;K,V&gt; m</text:span> is a set of key-value pairs with unique, sorted keys of type K and values of type V. m[k] efficiently (O(log n) time) returns the value associated with k (as an lvalue), or creates a default value (0 if V is numeric) if k is used for the first time. A map iterator points to a <text:span text:style-name="Teletype">pair&lt;const K, V&gt;</text:span>, which has members <text:span text:style-name="Teletype">first</text:span> of type const K and <text:span text:style-name="Teletype">second</text:span> of type V. </text:p>
      <text:p text:style-name="Preformatted_20_Text"><text:bookmark text:name="map2"/><text:s text:c="2"/>pair&lt;K,V&gt; x(k,v); <text:s text:c="3"/>// Create a pair x containing copies of k and v</text:p>
      <text:p text:style-name="Preformatted_20_Text"><text:s text:c="2"/>x.first <text:s text:c="13"/>// k</text:p>
      <text:p text:style-name="Preformatted_20_Text"><text:s text:c="2"/>x.second <text:s text:c="12"/>// v</text:p>
      <text:p text:style-name="Preformatted_20_Text"><text:s text:c="2"/>x=make_pair(k,v) <text:s text:c="4"/>// x.first=k; x.second=v;</text:p>
      <text:p text:style-name="Preformatted_20_Text"/>
      <text:p text:style-name="Preformatted_20_Text"><text:s text:c="2"/>map&lt;K,V&gt; m; <text:s text:c="9"/>// map sorted by &lt; on K</text:p>
      <text:p text:style-name="Preformatted_20_Text"><text:s text:c="2"/>map&lt;K,V,f&gt;() <text:s text:c="8"/>// map sorted by f(x,y) instead of x&lt;y on K</text:p>
      <text:p text:style-name="Preformatted_20_Text"><text:s text:c="2"/>m[k]=v; <text:s text:c="13"/>// Associate v (type V) with unique key k of type K</text:p>
      <text:p text:style-name="Preformatted_20_Text"><text:s text:c="2"/>m[k] <text:s text:c="16"/>// Retrieve v, or associate V() with k if new</text:p>
      <text:p text:style-name="Preformatted_20_Text"><text:s text:c="2"/>m.size() <text:s text:c="12"/>// Number of unique keys</text:p>
      <text:p text:style-name="Preformatted_20_Text"><text:s text:c="2"/>m.empty() <text:s text:c="11"/>// true if m.size() == 0</text:p>
      <text:p text:style-name="Preformatted_20_Text"><text:s text:c="2"/>map&lt;K,V&gt;::iterator <text:s text:c="2"/>// bidirectional, points to a pair&lt;const K, V&gt;</text:p>
      <text:p text:style-name="Preformatted_20_Text"><text:s text:c="2"/>map&lt;K,V&gt;::const_iterator <text:s text:c="2"/>// points to a pair&lt;const K, const V&gt;</text:p>
      <text:p text:style-name="Preformatted_20_Text"><text:s text:c="2"/>m.begin() <text:s text:c="11"/>// Points to first pair (lowest k)</text:p>
      <text:p text:style-name="Preformatted_20_Text"><text:s text:c="2"/>m.end() <text:s text:c="13"/>// Points 1 past last pair</text:p>
      <text:p text:style-name="Preformatted_20_Text"><text:s text:c="2"/>m.find(k) <text:s text:c="11"/>// Points to pair containing k or m.end() if not found</text:p>
      <text:p text:style-name="Preformatted_20_Text"><text:s text:c="2"/>m.erase(k) <text:s text:c="10"/>// Remove key K and its associated value</text:p>
      <text:p text:style-name="Preformatted_20_Text"><text:s text:c="2"/>m.erase(b) <text:s text:c="10"/>// Remove pair pointed to by iterator b</text:p>
      <text:p text:style-name="Preformatted_20_Text"><text:s text:c="2"/>m.erase(b, e) <text:s text:c="7"/>// Remove sequence [b, e)</text:p>
      <text:p text:style-name="Preformatted_20_Text"><text:s text:c="2"/>m.clear() <text:s text:c="11"/>// Make empty: m.erase(m.begin(), m.end())</text:p>
      <text:p text:style-name="P34"><text:s text:c="2"/>m==m2 <text:s text:c="15"/>// Compare maps, also !=, &lt;, &lt;=, &gt;, &gt;=</text:p>
      <text:p text:style-name="Text_20_body"><text:bookmark text:name="map3"/>We use <text:span text:style-name="Teletype">m.find(k)</text:span> rather than m[k] when we wish to look up k without increasing the size of m if k is not found. </text:p>
      <text:p text:style-name="Preformatted_20_Text"><text:bookmark text:name="map4"/><text:s text:c="2"/>// Read words, print an alphabetical index of words with their counts</text:p>
      <text:p text:style-name="Preformatted_20_Text"><text:s text:c="2"/>string s;</text:p>
      <text:p text:style-name="Preformatted_20_Text"><text:s text:c="2"/>map&lt;string, int&gt; m;</text:p>
      <text:p text:style-name="Preformatted_20_Text"><text:s text:c="2"/>while (cin &gt;&gt; s)</text:p>
      <text:p text:style-name="Preformatted_20_Text"><text:s text:c="4"/>++m[s];</text:p>
      <text:p text:style-name="Preformatted_20_Text"><text:s text:c="2"/>for (map&lt;string, int&gt;::const_iterator p=m.begin(); p!=m.end(); ++p)</text:p>
      <text:p text:style-name="P34"><text:s text:c="4"/>cout &lt;&lt; p-&gt;first &lt;&lt; " " &lt;&lt; p-&gt;second &lt;&lt; endl;</text:p>
      <text:p text:style-name="Text_20_body"><text:bookmark text:name="map5"/>A <text:span text:style-name="Teletype">multimap</text:span> is a <text:span text:style-name="Teletype">map</text:span> that allows duplicate keys. It support all <text:span text:style-name="Teletype">map</text:span> operations except []. Elements are added by inserting a pair&lt;K,V&gt; and retrieved by <text:span text:style-name="Teletype">m.equal_range(k)</text:span> which returns a pair of iterators defining the sequence of pairs matching k. </text:p>
      <text:p text:style-name="Preformatted_20_Text"><text:bookmark text:name="map6"/><text:s text:c="2"/>multimap&lt;K,V,f&gt; m; <text:s text:c="2"/>// f defaults to &lt; on K</text:p>
      <text:p text:style-name="Preformatted_20_Text"><text:s text:c="2"/>m.insert(make_pair(k,v)) <text:s/>// Insert a pair</text:p>
      <text:p text:style-name="Preformatted_20_Text"><text:s text:c="2"/>pair&lt;multimap&lt;K,V,f&gt;::iterator, multimap&lt;K,V,f&gt;::iterator&gt; p</text:p>
      <text:p text:style-name="P34"><text:s text:c="4"/>= m.equal_range(k) // Sequence with key k is [p-&gt;first, p-&gt;second)</text:p>
      <text:p text:style-name="Text_20_body"><text:bookmark text:name="map7"/>f (when used as a template argument) is a <text:span text:style-name="T2">functoid</text:span> (or function object), a class that looks like a function by overloading (). For example: </text:p>
      <text:p text:style-name="Preformatted_20_Text"><text:bookmark text:name="map8"/><text:s text:c="2"/>template &lt;class T&gt; class GreaterThan {</text:p>
      <text:p text:style-name="Preformatted_20_Text"><text:s text:c="2"/>public:</text:p>
      <text:p text:style-name="Preformatted_20_Text"><text:s text:c="4"/>bool operator()(const T&amp; a, const T&amp; b) const {return b &lt; a;}</text:p>
      <text:p text:style-name="Preformatted_20_Text"><text:s text:c="2"/>};</text:p>
      <text:p text:style-name="Preformatted_20_Text"/>
      <text:p text:style-name="P34"><text:s text:c="2"/>map&lt;string, int, GreaterThan&lt;T&gt; &gt; m; <text:s/>// keys sorted in reverse order</text:p>
      <text:p text:style-name="Text_20_body"><text:bookmark text:name="map9"/>Some function objects can be found in <text:a xlink:type="simple" xlink:href="http://cs.fit.edu/%7Emmahoney/cse2050/how2cpp.html#functional">&lt;functional&gt;</text:a>. <text:bookmark text:name="set"/></text:p>
      <text:h text:style-name="Heading_20_3" text:outline-level="3"><text:bookmark text:name="set1"/>&lt;set&gt;</text:h>
      <text:p text:style-name="P3"><text:bookmark text:name="set2"/>A <text:span text:style-name="Teletype">set&lt;K&gt;</text:span> and <text:span text:style-name="Teletype">multiset&lt;K&gt;</text:span> are like a map and multimap, but without values. Iterators point to a K rather than a pair. There is no [] operator. </text:p>
      <text:p text:style-name="Preformatted_20_Text"><text:bookmark text:name="set3"/><text:s text:c="2"/>set&lt;K&gt; m; <text:s text:c="11"/>// Elements are sorted by &lt; on K</text:p>
      <text:p text:style-name="Preformatted_20_Text"><text:s text:c="2"/>m.insert(k) <text:s text:c="9"/>// Add an element</text:p>
      <text:p text:style-name="Preformatted_20_Text"><text:s text:c="2"/>m.erase(k) <text:s text:c="10"/>// Remove an element</text:p>
      <text:p text:style-name="P34"><text:s text:c="2"/>m.find(k)!=m.end() <text:s text:c="2"/>// Test if k is in m</text:p>
      <text:h text:style-name="Heading_20_3" text:outline-level="3"><text:bookmark text:name="queue"/>&lt;queue&gt;</text:h>
      <text:p text:style-name="P3"><text:bookmark text:name="queue1"/>A <text:span text:style-name="Teletype">queue</text:span> is a container in which elements are inserted at the back and removed from the front. This could also be done with a <text:span text:style-name="Teletype">deque</text:span> or <text:span text:style-name="Teletype">list</text:span>, so no new capabilities are provided. A <text:span text:style-name="Teletype">queue</text:span> does not support iterators or indexing. </text:p>
      <text:p text:style-name="Preformatted_20_Text"><text:bookmark text:name="queue2"/><text:s text:c="2"/>queue&lt;T&gt; q; <text:s text:c="9"/>// Queue of type T</text:p>
      <text:p text:style-name="Preformatted_20_Text"><text:s text:c="2"/>q.size() <text:s text:c="12"/>// Number of items in q</text:p>
      <text:p text:style-name="Preformatted_20_Text"><text:s text:c="2"/>q.empty() <text:s text:c="11"/>// true if q.size() == 0</text:p>
      <text:p text:style-name="Preformatted_20_Text"><text:s text:c="2"/>q.push(x) <text:s text:c="11"/>// Put x in the back</text:p>
      <text:p text:style-name="Preformatted_20_Text"><text:s text:c="2"/>x=q.back() <text:s text:c="10"/>// The item last pushed, may be assigned to</text:p>
      <text:p text:style-name="Preformatted_20_Text"><text:s text:c="2"/>x=q.front() <text:s text:c="9"/>// The next item to pop, may be assigned to</text:p>
      <text:p text:style-name="P34"><text:s text:c="2"/>q.pop() <text:s text:c="13"/>// Remove the front item</text:p>
      <text:p text:style-name="Text_20_body"><text:bookmark text:name="queue3"/>A <text:span text:style-name="Teletype">priority_queue</text:span> is more useful. It sorts the items as they are pushed so that the largest is on top and removed first. </text:p>
      <text:p text:style-name="Preformatted_20_Text"><text:bookmark text:name="queue4"/><text:s text:c="2"/>priority_queue&lt;T&gt; q; // Element type is T</text:p>
      <text:p text:style-name="Preformatted_20_Text"><text:s text:c="2"/>priority_queue&lt;T, vector&lt;T&gt;, f&gt; q; <text:s/>// Use functoid f(x,y) instead of x &lt; y to sort</text:p>
      <text:p text:style-name="Preformatted_20_Text"><text:s text:c="2"/>q.size(), q.empty() <text:s/>// As before</text:p>
      <text:p text:style-name="Preformatted_20_Text"><text:s text:c="2"/>q.push(x) <text:s text:c="11"/>// Insert x</text:p>
      <text:p text:style-name="Preformatted_20_Text"><text:s text:c="2"/>x=q.top() <text:s text:c="11"/>// Largest item in q, cannot be assigned to</text:p>
      <text:p text:style-name="P34"><text:s text:c="2"/>q.pop() <text:s text:c="13"/>// Remove top item</text:p>
      <text:h text:style-name="Heading_20_3" text:outline-level="3"><text:bookmark text:name="stack"/>&lt;stack&gt;</text:h>
      <text:p text:style-name="P3"><text:bookmark text:name="stack1"/>Items are popped from the top of a <text:span text:style-name="Teletype">stack</text:span> in the reverse order in which they were pushed. It does not provide any new functionality beyond a vector, deque, or list, and does not support iterators or indexing. </text:p>
      <text:p text:style-name="Preformatted_20_Text"><text:bookmark text:name="stack2"/><text:s text:c="2"/>stack&lt;T&gt; s; <text:s text:c="9"/>// Stack with elements of type T</text:p>
      <text:p text:style-name="Preformatted_20_Text"><text:s text:c="2"/>s.size(), s.empty() <text:s/>// As with queue</text:p>
      <text:p text:style-name="Preformatted_20_Text"><text:s text:c="2"/>s.push(x); <text:s text:c="10"/>// Put x on top</text:p>
      <text:p text:style-name="Preformatted_20_Text"><text:s text:c="2"/>x=s.top(); <text:s text:c="10"/>// Last item pushed, may be assigned to</text:p>
      <text:p text:style-name="P34"><text:s text:c="2"/>s.pop(); <text:s text:c="12"/>// Remove the top item</text:p>
      <text:h text:style-name="Heading_20_3" text:outline-level="3"><text:bookmark text:name="bitset"/>&lt;bitset&gt;</text:h>
      <text:p text:style-name="P3"><text:bookmark text:name="bitset1"/>A <text:span text:style-name="Teletype">bitset&lt;N&gt;</text:span> is like a <text:span text:style-name="Teletype">vector&lt;bool&gt;</text:span> with fixed size N, but without iterators, and supporting logical operators like an N-bit <text:span text:style-name="Teletype">int</text:span>. Its elements have the values 0 or 1. It is implemented efficiently, with 8 elements per byte. </text:p>
      <text:p text:style-name="Preformatted_20_Text"><text:bookmark text:name="bitset2"/><text:s text:c="2"/>bitset&lt;N&gt; b; <text:s text:c="8"/>// N-bit bitset, N must be a compile time constant</text:p>
      <text:p text:style-name="Preformatted_20_Text"><text:s text:c="2"/>bitset&lt;N&gt; b=x; <text:s text:c="6"/>// Initialize b[0]..b[31] from bits of long x</text:p>
      <text:p text:style-name="Preformatted_20_Text"><text:s text:c="2"/>b[i] <text:s text:c="16"/>// i'th bit, 0 &lt;= i &lt; N or throw out_of_range()</text:p>
      <text:p text:style-name="Preformatted_20_Text"><text:s text:c="2"/>b.size() <text:s text:c="12"/>// N, cannot be changed</text:p>
      <text:p text:style-name="Preformatted_20_Text"><text:s text:c="2"/>b.set(i) <text:s text:c="12"/>// b[i] = 1</text:p>
      <text:p text:style-name="Preformatted_20_Text"><text:s text:c="2"/>b.reset(i) <text:s text:c="10"/>// b[i] = 0</text:p>
      <text:p text:style-name="Preformatted_20_Text"><text:s text:c="2"/>b.flip(i) <text:s text:c="11"/>// b[i] = 1 - b[i]</text:p>
      <text:p text:style-name="Preformatted_20_Text"><text:s text:c="2"/>b.test(i) <text:s text:c="11"/>// true if b[i] == 1</text:p>
      <text:p text:style-name="Preformatted_20_Text"><text:s text:c="2"/>b.set() <text:s text:c="13"/>// Set all bits, also b.reset(), b.flip()</text:p>
      <text:p text:style-name="Preformatted_20_Text"><text:s text:c="2"/>b &amp; b2 <text:s text:c="14"/>// Bitwise AND, also | ^ ~ &lt;&lt; &gt;&gt; &amp;= |= ^= &lt;&lt;= &gt;&gt;= == !=</text:p>
      <text:p text:style-name="Preformatted_20_Text"><text:s text:c="2"/>b.count() <text:s text:c="11"/>// Number of bits set to 1</text:p>
      <text:p text:style-name="Preformatted_20_Text"><text:s text:c="2"/>b.any() <text:s text:c="13"/>// true if b.count() &gt; 0</text:p>
      <text:p text:style-name="Preformatted_20_Text"><text:s text:c="2"/>b.none() <text:s text:c="12"/>// true if b.count() == 0</text:p>
      <text:p text:style-name="Preformatted_20_Text"><text:s text:c="2"/>cin &gt;&gt; b <text:s text:c="12"/>// Read bits as '0' and '1' e.g. "10101"</text:p>
      <text:p text:style-name="Preformatted_20_Text"><text:s text:c="2"/>cout &lt;&lt; b <text:s text:c="11"/>// Write bits as '0' and '1'</text:p>
      <text:p text:style-name="Preformatted_20_Text"><text:s text:c="2"/>bitset&lt;N&gt; b(s); <text:s text:c="5"/>// Initialize from string s of '0' and '1' or throw invalid_argument()</text:p>
      <text:p text:style-name="Preformatted_20_Text"><text:s text:c="2"/>s=b.template to_string&lt;char&gt;() <text:s/>// Convert to string</text:p>
      <text:p text:style-name="P34"><text:s text:c="2"/>x=b.to_ulong() <text:s text:c="6"/>// Convert to unsigned long, throw overflow_error() if bits &gt; 31 set</text:p>
      <text:h text:style-name="Heading_20_3" text:outline-level="3"><text:bookmark text:name="valarray"/>&lt;valarray&gt;</text:h>
      <text:p text:style-name="P3"><text:bookmark text:name="valarray1"/>A <text:span text:style-name="Teletype">valarray</text:span> is like a fixed sized array or vector that supports arithmetic operations on all the elements at once. For instance, if x and y are valarrays of the same size, then x+y is a valarray containing the sums of the corresponding elements. Likewise, y=sqrt(x) assigns y[i]=sqrt(x[i]) to each element of y. In mixed type expressions, a scalar (element of type T) is promoted to a valarray of the same size by duplicating it, e.g. x+1 adds 1 to all elements of x. </text:p>
      <text:p text:style-name="Preformatted_20_Text"><text:bookmark text:name="valarray2"/><text:s text:c="2"/>valarray&lt;T&gt; v(n); <text:s text:c="3"/>// n elements of type T, initially T() or 0</text:p>
      <text:p text:style-name="Preformatted_20_Text"><text:s text:c="2"/>valarray&lt;T&gt; v(x, n); // n copies of x (note arguments are backwards)</text:p>
      <text:p text:style-name="Preformatted_20_Text"><text:s text:c="2"/>valarray&lt;T&gt; v(a, n); // Initialize from array a[0]..a[n-1]</text:p>
      <text:p text:style-name="Preformatted_20_Text"><text:s text:c="2"/>valarray&lt;T&gt; v; <text:s text:c="6"/>// size is 0</text:p>
      <text:p text:style-name="Preformatted_20_Text"><text:s text:c="2"/>v.size() <text:s text:c="12"/>// Number of elements, n</text:p>
      <text:p text:style-name="Preformatted_20_Text"><text:s text:c="2"/>v[i] <text:s text:c="16"/>// i'th element, 0 &lt;= i &lt; n, not checked</text:p>
      <text:p text:style-name="Preformatted_20_Text"><text:s text:c="2"/>v+=x, v+=v <text:s text:c="10"/>// Add x or v[i] to all v[i], also = -= *= /= %= ^= &amp;= |= &lt;&lt;= &gt;&gt;=</text:p>
      <text:p text:style-name="Preformatted_20_Text"><text:s text:c="2"/>v+v, v+x, x+v <text:s text:c="7"/>// Also - * / % ^ &amp; | &lt;&lt; &gt;&gt; and unary + - ~ !</text:p>
      <text:p text:style-name="Preformatted_20_Text"><text:s text:c="2"/>sqrt(v) <text:s text:c="13"/>// Also all functions in <text:a xlink:type="simple" xlink:href="http://cs.fit.edu/%7Emmahoney/cse2050/how2cpp.html#cmath">cmath</text:a></text:p>
      <text:p text:style-name="Preformatted_20_Text"><text:s text:c="2"/>x=v.sum() <text:s text:c="11"/>// Sum of all elements</text:p>
      <text:p text:style-name="Preformatted_20_Text"><text:s text:c="2"/>v.shift(n) <text:s text:c="10"/>// Move all v[i] to v[i+n], shift in 0</text:p>
      <text:p text:style-name="Preformatted_20_Text"><text:s text:c="2"/>v.cshift(n) <text:s text:c="9"/>// Move v[i] to v[(i+n) % v.size()]</text:p>
      <text:p text:style-name="Preformatted_20_Text"><text:s text:c="2"/>v.resize(n) <text:s text:c="9"/>// Change size to n, but reset all elements to 0</text:p>
      <text:p text:style-name="P34"><text:s text:c="2"/>v.resize(n, x) <text:s text:c="6"/>// Change size to n, set all elements to x</text:p>
      <text:h text:style-name="Heading_20_3" text:outline-level="3"><text:bookmark text:name="complex"/>&lt;complex&gt;</text:h>
      <text:p text:style-name="P3"><text:bookmark text:name="complex1"/>A <text:span text:style-name="Teletype">complex</text:span> supports complex arithmetic. It has real and imaginary parts of type T. Mixed type expressions promote real to complex (e.g. double to complex&lt;double&gt; and lower precision to higher precision (e.g. complex&lt;int&gt; to complex&lt;double&gt;). </text:p>
      <text:p text:style-name="Preformatted_20_Text"><text:bookmark text:name="complex2"/><text:s text:c="2"/>complex&lt;T&gt; x; <text:s text:c="7"/>// (0,0), T is a numeric type</text:p>
      <text:p text:style-name="Preformatted_20_Text"><text:s text:c="2"/>complex&lt;T&gt; x=r; <text:s text:c="5"/>// (r,0), convert real r to complex</text:p>
      <text:p text:style-name="Preformatted_20_Text"><text:s text:c="2"/>complex&lt;T&gt; x(r, i); <text:s/>// (r,i)</text:p>
      <text:p text:style-name="Preformatted_20_Text"><text:s text:c="2"/>x=polar&lt;T&gt;(rho, theta); // Polar notation: radius, angle in radians</text:p>
      <text:p text:style-name="Preformatted_20_Text"><text:s text:c="2"/>x.real() <text:s text:c="12"/>// r</text:p>
      <text:p text:style-name="Preformatted_20_Text"><text:s text:c="2"/>x.imag() <text:s text:c="12"/>// i</text:p>
      <text:p text:style-name="Preformatted_20_Text"><text:s text:c="2"/>abs(x) <text:s text:c="14"/>// rho = sqrt(r*r+i*i)</text:p>
      <text:p text:style-name="Preformatted_20_Text"><text:s text:c="2"/>arg(x) <text:s text:c="14"/>// tan(theta) = i/r</text:p>
      <text:p text:style-name="Preformatted_20_Text"><text:s text:c="2"/>norm(x) <text:s text:c="13"/>// abs(x)*abs(x)</text:p>
      <text:p text:style-name="Preformatted_20_Text"><text:s text:c="2"/>conj(x) <text:s text:c="13"/>// (r,-i)</text:p>
      <text:p text:style-name="Preformatted_20_Text"><text:s text:c="2"/>x+y <text:s text:c="17"/>// Also - * / == != = += -= *= /= and unary + -</text:p>
      <text:p text:style-name="Preformatted_20_Text"><text:s text:c="2"/>sin(x) <text:s text:c="14"/>// Also sinh, sqrt, tan, tanh, cos, cosh, exp, log, log10, pow(x,y)</text:p>
      <text:p text:style-name="Preformatted_20_Text"><text:s text:c="2"/>cout &lt;&lt; x <text:s text:c="11"/>// Prints in format "(r,i)"</text:p>
      <text:p text:style-name="P34"><text:s text:c="2"/>cin &gt;&gt; x <text:s text:c="12"/>// Expects "r", "(r)", or "(r,i)"</text:p>
      <text:h text:style-name="Heading_20_3" text:outline-level="3"><text:bookmark text:name="stdexcept"/>&lt;stdexcept&gt;, &lt;exception&gt;</text:h>
      <text:p text:style-name="Text_20_body"><text:bookmark text:name="stdexcept1"/>The standard library provides a hierarchy of exception types. Not all of them are used by the library, but any may be thrown. </text:p>
      <text:p text:style-name="Preformatted_20_Text"><text:bookmark text:name="stdexcept2"/><text:s text:c="2"/><text:span text:style-name="T1">Type <text:s text:c="18"/>Header <text:s text:c="18"/>Thrown by</text:span></text:p>
      <text:p text:style-name="Preformatted_20_Text"><text:s text:c="2"/>exception <text:s text:c="13"/>stdexcept, exception</text:p>
      <text:p text:style-name="Preformatted_20_Text"><text:s text:c="4"/>logic_error <text:s text:c="9"/>stdexcept</text:p>
      <text:p text:style-name="Preformatted_20_Text"><text:s text:c="6"/>length_error <text:s text:c="6"/>stdexcept</text:p>
      <text:p text:style-name="Preformatted_20_Text"><text:s text:c="6"/>domain_error <text:s text:c="6"/>stdexcept</text:p>
      <text:p text:style-name="Preformatted_20_Text"><text:s text:c="6"/>out_of_range <text:s text:c="6"/>stdexcept <text:s text:c="15"/>.at(i) (vector/string/deque index out of bounds)</text:p>
      <text:p text:style-name="Preformatted_20_Text"><text:s text:c="6"/>invalid_argument <text:s text:c="2"/>stdexcept, bitset <text:s text:c="7"/>bitset("xxx") (not '0' or '1')</text:p>
      <text:p text:style-name="Preformatted_20_Text"><text:s text:c="4"/>runtime_error <text:s text:c="7"/>stdexcept</text:p>
      <text:p text:style-name="Preformatted_20_Text"><text:s text:c="6"/>range_error <text:s text:c="7"/>stdexcept <text:s text:c="3"/></text:p>
      <text:p text:style-name="Preformatted_20_Text"><text:s text:c="6"/>overflow_error <text:s text:c="4"/>stdexcept</text:p>
      <text:p text:style-name="Preformatted_20_Text"><text:s text:c="6"/>underflow_error <text:s text:c="3"/>stdexcept</text:p>
      <text:p text:style-name="Preformatted_20_Text"><text:s text:c="4"/>bad_alloc <text:s text:c="11"/>new <text:s text:c="21"/>new, new[] (out of memory)</text:p>
      <text:p text:style-name="Preformatted_20_Text"><text:s text:c="4"/>bad_cast <text:s text:c="12"/>typeinfo <text:s text:c="16"/>dynamic_cast&lt;T&amp;&gt; (can't convert to derived)</text:p>
      <text:p text:style-name="Preformatted_20_Text"><text:s text:c="4"/>bad_typeid <text:s text:c="10"/>typeinfo <text:s text:c="16"/>typeid(*p) when p==0</text:p>
      <text:p text:style-name="Preformatted_20_Text"><text:s text:c="4"/>bad_exception <text:s text:c="7"/>exception</text:p>
      <text:p text:style-name="P34"><text:s text:c="4"/>ios_base::failure <text:s text:c="3"/>ios, iostream, fstream <text:s text:c="2"/>istream::clear(), ostream::clear()</text:p>
      <text:p text:style-name="Text_20_body"><text:bookmark text:name="stdexcept3"/>Catching a base class catches all derived classes, thus <text:span text:style-name="Teletype">catch(exception e)</text:span> catches all of the above types. However, C++ allows throwing exceptions not derived from <text:span text:style-name="Teletype">exception</text:span>, so this may not catch everything. All exceptions provide the following interface: </text:p>
      <text:p text:style-name="Preformatted_20_Text"><text:bookmark text:name="stdexcept4"/><text:s text:c="2"/>throw exception(msg) <text:s text:c="2"/>// Throw exception with char* or string msg</text:p>
      <text:p text:style-name="Preformatted_20_Text"><text:s text:c="2"/>throw exception(); <text:s text:c="4"/>// Default msg</text:p>
      <text:p text:style-name="P34"><text:s text:c="2"/>catch(exception e) {e.what();} <text:s/>// msg as a char*</text:p>
      <text:p text:style-name="Text_20_body"><text:bookmark text:name="stdexcept5"/>New exceptions may be derived from existing types to maintain this interface (see <text:a xlink:type="simple" xlink:href="http://cs.fit.edu/%7Emmahoney/cse2050/how2cpp.html#inheritance">inheritance</text:a>). </text:p>
      <text:p text:style-name="Preformatted_20_Text"><text:s text:c="2"/>class MyError: public exception {</text:p>
      <text:p text:style-name="Preformatted_20_Text"><text:s text:c="2"/>public:</text:p>
      <text:p text:style-name="Preformatted_20_Text"><text:s text:c="4"/>MyError(const string&amp; msg=""): exception(msg) {}</text:p>
      <text:p text:style-name="P34"><text:s text:c="2"/>}</text:p>
      <text:h text:style-name="Heading_20_2" text:outline-level="2"><text:bookmark text:name="cpplibrary"/>C++ Standard Library Functions</text:h>
      <text:p text:style-name="Text_20_body"><text:bookmark text:name="cpplibrary1"/>Many C++ standard library functions operate on sequences denoted by iterators or pointers. <text:span text:style-name="T1">Iterators</text:span> are a family of types that include pointers. They are classified by the operators they support. </text:p>
      <text:list xml:id="list33293852" text:style-name="L11">
        <text:list-item>
          <text:p text:style-name="P29"><text:bookmark text:name="cpplibrary2"/><text:span text:style-name="T1">input:</text:span> <text:span text:style-name="Teletype">++p, p++, p=q, p==q, p!=q, *p</text:span> (read-only) </text:p>
        </text:list-item>
        <text:list-item>
          <text:p text:style-name="P29"><text:bookmark text:name="cpplibrary3"/><text:span text:style-name="T1">output:</text:span> <text:span text:style-name="Teletype">p=q, p==q, p!=q, *p++ = x</text:span> (alternating write/increment) </text:p>
        </text:list-item>
        <text:list-item>
          <text:p text:style-name="P29"><text:bookmark text:name="cpplibrary4"/><text:span text:style-name="T1">forward:</text:span> input and output and <text:span text:style-name="Teletype">p-&gt;m, *p</text:span> (multiple read-write) </text:p>
        </text:list-item>
        <text:list-item>
          <text:p text:style-name="P29"><text:bookmark text:name="cpplibrary5"/><text:span text:style-name="T1">bidirectional:</text:span> forward and <text:span text:style-name="Teletype">--p, p--</text:span>, implemented by list, map, multimap, set, multiset. </text:p>
        </text:list-item>
        <text:list-item>
          <text:p text:style-name="P14"><text:bookmark text:name="cpplibrary6"/><text:span text:style-name="T1">random:</text:span> bidirectional and <text:span text:style-name="Teletype">p&lt;q, p&gt;q, p&lt;=q, p&gt;=q, p+i, i+p, p-i, p-q, p[i]</text:span>, implemented by arrays (as pointers), string, vector, deque. </text:p>
        </text:list-item>
      </text:list>
      <text:p text:style-name="Text_20_body"><text:bookmark text:name="cpplibrary7"/>Some algorithms require certain iterator types, but will accept more powerful types. For example, <text:span text:style-name="Teletype">copy(b, e, d)</text:span> require b and e to be at least input iterators and d to be at least an output iterator. But it will accept forward, bidirectional, or random iterators because these all support input and output operations. <text:span text:style-name="Teletype">sort()</text:span> requires random iterators and will accept no other type. </text:p>
      <text:p text:style-name="Text_20_body"><text:bookmark text:name="cpplibrary8"/>The notation [b,e) denotes the sequence of e-b objects from b[0] to e[-1], i.e. b points to the beginning of the sequence and e points one past the end. For most containers, v, the sequence is [v.begin(), v.end()). For an array of n elements, the sequence is [a, a+n). <text:bookmark text:name="algorithm"/></text:p>
      <text:h text:style-name="Heading_20_3" text:outline-level="3"><text:bookmark text:name="algorithm1"/>&lt;algorithm&gt;</text:h>
      <text:p text:style-name="Text_20_body"><text:bookmark text:name="algorithm2"/>In the following, b and e are input iterators, and d is an output iterator, unless otherwise specified. Parameters eq and lt are optional, and default to functions that take 2 arguments x and y and return x==y and x&lt;y respectively, e.g. <text:span text:style-name="Teletype">bool eq(x,y) {return x==y;}</text:span>. x and y are objects of the type pointed to by the iterators. p is a pair of iterators. f is a function or function object as noted. </text:p>
      <text:p text:style-name="Preformatted_20_Text"><text:bookmark text:name="algorithm3"/><text:s text:c="2"/>// Operations on ordinary objects</text:p>
      <text:p text:style-name="Preformatted_20_Text"><text:s text:c="2"/>swap(x1, x2); <text:s text:c="13"/>// Swap values of 2 objects of the same type</text:p>
      <text:p text:style-name="Preformatted_20_Text"><text:s text:c="2"/>min(x1, x2); <text:s text:c="14"/>// Smaller of x1 or x2, must be same type</text:p>
      <text:p text:style-name="Preformatted_20_Text"><text:s text:c="2"/>max(x1, x2); <text:s text:c="14"/>// Larger of x1 or x2, must be same type</text:p>
      <text:p text:style-name="Preformatted_20_Text"/>
      <text:p text:style-name="Preformatted_20_Text"><text:s text:c="2"/>// Properties of sequences (input iterators)</text:p>
      <text:p text:style-name="Preformatted_20_Text"><text:s text:c="2"/>equal(b, e, b2, eq); <text:s text:c="6"/>// true if [b,e)==[b2,...)</text:p>
      <text:p text:style-name="Preformatted_20_Text"><text:s text:c="2"/>lexicographical_compare(b, e, b2, e2, lt); <text:s/>// true if [b,e)&lt;[b2,e2)</text:p>
      <text:p text:style-name="Preformatted_20_Text"><text:s text:c="2"/>i=min_element(b, e); <text:s text:c="6"/>// Points to smallest in [b,e)</text:p>
      <text:p text:style-name="Preformatted_20_Text"><text:s text:c="2"/>i=max_element(b, e); <text:s text:c="6"/>// Points to largest</text:p>
      <text:p text:style-name="Preformatted_20_Text"><text:s text:c="2"/>n=count(b, e, x); <text:s text:c="9"/>// Number of occurrences of x in [b,e)</text:p>
      <text:p text:style-name="Preformatted_20_Text"><text:s text:c="2"/>n=count_if(b, e, f); <text:s text:c="6"/>// Number of f(x) true in [b,e)</text:p>
      <text:p text:style-name="Preformatted_20_Text"/>
      <text:p text:style-name="Preformatted_20_Text"><text:s text:c="2"/>// Searching, i points to found item or end (e) if not found</text:p>
      <text:p text:style-name="Preformatted_20_Text"><text:s text:c="2"/>i=find(b, e, x); <text:s text:c="10"/>// Find first x in [b,e)</text:p>
      <text:p text:style-name="Preformatted_20_Text"><text:s text:c="2"/>i=find_if(b, e, f); <text:s text:c="7"/>// Find first x where f(x) is true</text:p>
      <text:p text:style-name="Preformatted_20_Text"><text:s text:c="2"/>i=search(b, e, b2, e2, eq);// Find first [b2,e2) in [b,e) (forward)</text:p>
      <text:p text:style-name="Preformatted_20_Text"><text:s text:c="2"/>i=find_end(b, e, b2, e2, eq); // Find last [b2,e2) in [b,e) (forward)</text:p>
      <text:p text:style-name="Preformatted_20_Text"><text:s text:c="2"/>i=search_n(b, e, n, x, eq);// Find n copies of x in [b,e) (forward)</text:p>
      <text:p text:style-name="Preformatted_20_Text"><text:s text:c="2"/>p=mismatch(b, e, b2, eq); <text:s/>// Find first *p.first in [b,e) != *p.second in [b2,.) (forward)</text:p>
      <text:p text:style-name="Preformatted_20_Text"><text:s text:c="2"/>i=adjacent_find(b, e, eq); // Find first of 2 equal elements (forward)</text:p>
      <text:p text:style-name="Preformatted_20_Text"/>
      <text:p text:style-name="Preformatted_20_Text"><text:s text:c="2"/>// Modifying elements</text:p>
      <text:p text:style-name="Preformatted_20_Text"><text:s text:c="2"/>i=copy(b, e, d); <text:s text:c="10"/>// Copy [b,e) to [d,i)</text:p>
      <text:p text:style-name="Preformatted_20_Text"><text:s text:c="2"/>fill(d, i, x); <text:s text:c="12"/>// Set all in [d,i) to x (forward)</text:p>
      <text:p text:style-name="Preformatted_20_Text"><text:s text:c="2"/>i=fill_n(d, n, x); <text:s text:c="8"/>// Set n elements in [d,i) to x</text:p>
      <text:p text:style-name="Preformatted_20_Text"><text:s text:c="2"/>generate(d, i, f); <text:s text:c="8"/>// Set [d,i) to f() (e.g. rand) (forward)</text:p>
      <text:p text:style-name="Preformatted_20_Text"><text:s text:c="2"/>i=generate_n(d, n, f); <text:s text:c="4"/>// Set n elements in [d,i) to f()</text:p>
      <text:p text:style-name="Preformatted_20_Text"><text:s text:c="2"/>f=for_each(b, e, f); <text:s text:c="6"/>// Call f(x) for each x in [b,e)</text:p>
      <text:p text:style-name="Preformatted_20_Text"><text:s text:c="2"/>i=transform(b, e, d, f); <text:s text:c="2"/>// For x in [b,e), put f(x) in [d,i)</text:p>
      <text:p text:style-name="Preformatted_20_Text"><text:s text:c="2"/>i=transform(b, e, b2, d, f); <text:s/>// For x in [b,e), y in [b2,.), put f(x,y) in [d,i)</text:p>
      <text:p text:style-name="Preformatted_20_Text"><text:s text:c="2"/>replace(b, e, x, y) <text:s text:c="7"/>// Replace x with y in [b,e)</text:p>
      <text:p text:style-name="Preformatted_20_Text"><text:s text:c="2"/>replace_if(b, e, f, y); <text:s text:c="3"/>// Replace with y in [b,e) where f(x) is true</text:p>
      <text:p text:style-name="Preformatted_20_Text"><text:s text:c="2"/>i=replace_copy(b, e, d, x, y); <text:s text:c="3"/>// Copy [b,e) to [d,i) replacing x with y</text:p>
      <text:p text:style-name="Preformatted_20_Text"><text:s text:c="2"/>i=replace_copy_if(b, e, d, f, y); // Copy replacing with y where f(x) is true</text:p>
      <text:p text:style-name="Preformatted_20_Text"/>
      <text:p text:style-name="Preformatted_20_Text"><text:s text:c="2"/>// Rearranging sequence elements</text:p>
      <text:p text:style-name="Preformatted_20_Text"><text:s text:c="2"/>sort(b, e, lt); <text:s text:c="11"/>// Sort [b,e) by &lt; (random)</text:p>
      <text:p text:style-name="Preformatted_20_Text"><text:s text:c="2"/>stable_sort(b, e, lt); <text:s text:c="4"/>// Sort slower, maintaining order of equal elements (random)</text:p>
      <text:p text:style-name="Preformatted_20_Text"><text:s text:c="2"/>partial_sort(b, m, e, lt); // Sort faster but leave [m,e) unsorted (random)</text:p>
      <text:p text:style-name="Preformatted_20_Text"><text:s text:c="2"/>nth_element(b, m, e, lt); <text:s/>// Sort fastest but only *m in proper place (random)</text:p>
      <text:p text:style-name="Preformatted_20_Text"><text:s text:c="2"/>iter_swap(b, e); <text:s text:c="10"/>// swap(*b, *e) (forward)</text:p>
      <text:p text:style-name="Preformatted_20_Text"><text:s text:c="2"/>i=swap_ranges(b, e, b2); <text:s text:c="2"/>// swap [b,e) with [b2,i) (forward)</text:p>
      <text:p text:style-name="Preformatted_20_Text"><text:s text:c="2"/>i=partition(b, e, f); <text:s text:c="5"/>// Moves f(x) true to front, [i,e) is f(x) false (bidirectional)</text:p>
      <text:p text:style-name="Preformatted_20_Text"><text:s text:c="2"/>i=stable_partition(b, e, f); <text:s/>// Maintains order within each partition</text:p>
      <text:p text:style-name="Preformatted_20_Text"><text:s text:c="2"/>i=remove(b, e, x); <text:s text:c="8"/>// Move all x to end in [i,e) (forward)</text:p>
      <text:p text:style-name="Preformatted_20_Text"><text:s text:c="2"/>i=remove_if(b, e, f); <text:s text:c="5"/>// Move f(x) true to front in [b,i) (forward)</text:p>
      <text:p text:style-name="Preformatted_20_Text"><text:s text:c="2"/>i=remove_copy(b, e, d, x); // Copy elements matching x to [d,i)</text:p>
      <text:p text:style-name="Preformatted_20_Text"><text:s text:c="2"/>i=remove_copy_if(b, e, d, f); <text:s/>// Copy elements x if f(x) is false to [d,i)</text:p>
      <text:p text:style-name="Preformatted_20_Text"><text:s text:c="2"/>replace(b, e, x1, x2); <text:s text:c="4"/>// Replace x1 with x2 in [b,e)</text:p>
      <text:p text:style-name="Preformatted_20_Text"><text:s text:c="2"/>i=replace_copy(b, e, d, x1, x2); <text:s/>// Copy [b,e) to [d,i) replacing x1 with x2</text:p>
      <text:p text:style-name="Preformatted_20_Text"><text:s text:c="2"/>reverse(b, e); <text:s text:c="12"/>// Reverse element order in [b,e) (bidirectional)</text:p>
      <text:p text:style-name="Preformatted_20_Text"><text:s text:c="2"/>i=reverse_copy(b, e, d); <text:s text:c="2"/>// Copy [b,e) to [d,i) reversing the order (b,e bidirectional)</text:p>
      <text:p text:style-name="Preformatted_20_Text"><text:s text:c="2"/>rotate(b, m, e); <text:s text:c="10"/>// Move [b,m) behind [m,e) (forward)</text:p>
      <text:p text:style-name="Preformatted_20_Text"><text:s text:c="2"/>i=rotate_copy(b, m, e, d); // Rotate into [d,i)</text:p>
      <text:p text:style-name="Preformatted_20_Text"><text:s text:c="2"/>random_shuffle(b, e, f); <text:s text:c="2"/>// Random permutation, f() defaults to rand()</text:p>
      <text:p text:style-name="Preformatted_20_Text"><text:s text:c="2"/>next_permutation(b, e, lt);// Next greater sequence, true if successful (bidirectional)</text:p>
      <text:p text:style-name="Preformatted_20_Text"><text:s text:c="2"/>prev_permutation(b, e, lt);// Previous permutation, true if successful (bidirectional)</text:p>
      <text:p text:style-name="Preformatted_20_Text"/>
      <text:p text:style-name="Preformatted_20_Text"><text:s text:c="2"/>// Operations on sorted sequences</text:p>
      <text:p text:style-name="Preformatted_20_Text"><text:s text:c="2"/>i=unique(b, e, eq); <text:s text:c="11"/>// Move unique list to [b,i), extras at end</text:p>
      <text:p text:style-name="Preformatted_20_Text"><text:s text:c="2"/>i=unique_copy(b, e, d, eq); <text:s text:c="3"/>// Copy one of each in [b,d) to [d,i)</text:p>
      <text:p text:style-name="Preformatted_20_Text"><text:s text:c="2"/>i=binary_search(b, e, x, lt); <text:s/>// Find i in [b,e) (forward)</text:p>
      <text:p text:style-name="Preformatted_20_Text"><text:s text:c="2"/>i=lower_bound(b, e, x, lt); <text:s text:c="3"/>// Find first x in [b,e) or where to insert it (forward)</text:p>
      <text:p text:style-name="Preformatted_20_Text"><text:s text:c="2"/>i=upper_bound(b, e, x, lt); <text:s text:c="3"/>// Find 1 past last x in [b,e) or where to insert it (forward)</text:p>
      <text:p text:style-name="Preformatted_20_Text"><text:s text:c="2"/>p=equal_range(b, e, x, lt); <text:s text:c="3"/>// p.first = lower bound, p.second = upper bound (forward)</text:p>
      <text:p text:style-name="Preformatted_20_Text"><text:s text:c="2"/>includes(b, e, b2, e2, lt); <text:s text:c="3"/>// true if [b,e) is a subset of [b2,e2)</text:p>
      <text:p text:style-name="Preformatted_20_Text"><text:s text:c="2"/>i=merge(b, e, b2, e2, d, lt); <text:s/>// Merge [b,e) and [b2,e2) to [d,i)</text:p>
      <text:p text:style-name="Preformatted_20_Text"><text:s text:c="2"/>inplace_merge(b, m, e, lt); <text:s text:c="3"/>// Merge [b,m) and [m,e) to [b,e) (bidirectional)</text:p>
      <text:p text:style-name="Preformatted_20_Text"><text:s text:c="2"/>i=set_union(b, e, b2, e2, d, lt); <text:s/>// [d,i) = unique elements in either [b,e) or [b2,e2)</text:p>
      <text:p text:style-name="Preformatted_20_Text"><text:s text:c="2"/>i=set_intersection(b, e, b2, e2, d, lt); <text:s/>// [d,i) = unique elements in both</text:p>
      <text:p text:style-name="Preformatted_20_Text"><text:s text:c="2"/>i=set_difference(b, e, b2, e2, d, lt); <text:s text:c="3"/>// [d,i) = unique elements in [b,e) but not [b2,e2)</text:p>
      <text:p text:style-name="P34"><text:s text:c="2"/>i=set_symmetric_difference(b, e, b2, e2, d, lt); <text:s/>// [d,i) = elements in one but not both</text:p>
      <text:p text:style-name="Text_20_body"><text:bookmark text:name="algorithm4"/>Algorithms never change the size of a container. When copying, the destination must be large enough to hold the result. </text:p>
      <text:p text:style-name="Preformatted_20_Text"><text:bookmark text:name="algorithm5"/><text:s text:c="2"/>int a[5]={3,1,4,1,6};</text:p>
      <text:p text:style-name="Preformatted_20_Text"><text:s text:c="2"/>vector b(5);</text:p>
      <text:p text:style-name="Preformatted_20_Text"><text:s text:c="2"/>copy(a, a+5, v.begin()); <text:s text:c="2"/>// Copy a to v</text:p>
      <text:p text:style-name="Preformatted_20_Text"><text:s text:c="2"/>remove(a, a+5, 1); <text:s text:c="8"/>// {3,4,6,1,1}, returns a+3</text:p>
      <text:p text:style-name="P34"><text:s text:c="2"/>sort(a, a+4); <text:s text:c="13"/>// {1,3,4,6,1}</text:p>
      <text:h text:style-name="Heading_20_3" text:outline-level="3"><text:bookmark text:name="numeric"/>&lt;numeric&gt;</text:h>
      <text:p text:style-name="P3"><text:bookmark text:name="numeric1"/>In the following, <text:span text:style-name="Teletype">plus, minus,</text:span> and <text:span text:style-name="Teletype">times</text:span> are optional functions taking 2 arguments x and y that return x+y, x-y, and x*y respectively, e.g. <text:span text:style-name="Teletype">int plus(int x, int y) {return x+y;}</text:span> </text:p>
      <text:p text:style-name="Preformatted_20_Text"><text:bookmark text:name="numeric2"/><text:s text:c="2"/>x=accumulate(b, e, x, plus); <text:s text:c="15"/>// x + sum over [b,e)</text:p>
      <text:p text:style-name="Preformatted_20_Text"><text:s text:c="2"/>x=inner_product(b, e, b2, x, plus, times); <text:s/>// x + sum [b,e)*[b2,e2)</text:p>
      <text:p text:style-name="Preformatted_20_Text"><text:s text:c="2"/>adjacent_difference(b, e, minus); <text:s text:c="10"/>// for i in (b,e) *i -= i[-1]</text:p>
      <text:p text:style-name="P34"><text:s text:c="2"/>partial_sum(b, e, plus); <text:s text:c="19"/>// for i in [b,e) *i += sum [b,i)</text:p>
      <text:h text:style-name="Heading_20_3" text:outline-level="3"><text:bookmark text:name="iterator"/>&lt;iterator&gt;</text:h>
      <text:p text:style-name="Text_20_body"><text:bookmark text:name="iterator1"/>An inserter is an output iterator that expands the container it points to by calling push_back(), push_front(), or insert(). The container must support this operation. A stream iterator can be used to do formatted input or output using &gt;&gt; or &lt;&lt; </text:p>
      <text:p text:style-name="Preformatted_20_Text"><text:bookmark text:name="iterator2"/><text:s text:c="2"/>back_inserter(c); <text:s text:c="12"/>// An iterator that appends to container c</text:p>
      <text:p text:style-name="Preformatted_20_Text"><text:s text:c="2"/>front_inserter(c); <text:s text:c="11"/>// Inserts at front of c</text:p>
      <text:p text:style-name="Preformatted_20_Text"><text:s text:c="2"/>inserter(c, p); <text:s text:c="14"/>// Inserts in front of p</text:p>
      <text:p text:style-name="Preformatted_20_Text"><text:s text:c="2"/>ostream_iterator&lt;T&gt;(out, cp); // Writes to ostream separated by char* cp (default " ")</text:p>
      <text:p text:style-name="P34"><text:s text:c="2"/>istream_iterator&lt;T&gt;(in); <text:s text:c="5"/>// An input iterator that reads T objects from istream</text:p>
      <text:p text:style-name="Text_20_body"><text:bookmark text:name="iterator3"/>The most common use is to copy to an empty vector, deque, or list. </text:p>
      <text:p text:style-name="Preformatted_20_Text"><text:bookmark text:name="iterator4"/><text:s text:c="2"/>vector&lt;int&gt; from(10), to;</text:p>
      <text:p text:style-name="P34"><text:s text:c="2"/>copy(from.begin(), from.end(), back_inserter(to));</text:p>
      <text:p text:style-name="Text_20_body"><text:bookmark text:name="iterator5"/>This header also defines tag types to be used for creating iterator types that work with algorithms. See <text:a xlink:type="simple" xlink:href="http://cs.fit.edu/%7Emmahoney/cse2050/how2cpp.html#defining_iterators">defining iterators</text:a>. <text:bookmark text:name="functional"/></text:p>
      <text:h text:style-name="Heading_20_3" text:outline-level="3"><text:bookmark text:name="functional1"/>&lt;functional&gt;</text:h>
      <text:p text:style-name="Text_20_body"><text:bookmark text:name="functional2"/>Functions in &lt;functional&gt; create <text:span text:style-name="T2">function objects</text:span>, which are objects that behave like functions by overloading <text:span text:style-name="Teletype">operator()</text:span>. These can be passed to algorithms that take function arguments, e.g. </text:p>
      <text:p text:style-name="Preformatted_20_Text"><text:bookmark text:name="functional3"/><text:s text:c="2"/>vector&lt;int&gt; v(10);</text:p>
      <text:p text:style-name="Preformatted_20_Text"><text:s text:c="2"/>sort(v.begin(), v.end(), greater&lt;int&gt;()); <text:s/>// Sort v in reverse order</text:p>
      <text:p text:style-name="P34"><text:s text:c="2"/>int x=accumulate(v.begin(), v.end(), 1, multiplies&lt;T&gt;); <text:s/>// Product of elements <text:s/></text:p>
      <text:p text:style-name="Text_20_body"><text:bookmark text:name="functional4"/>The following create function objects that take one or two parameters x and y of type T and return the indicated expression, i.e., <text:span text:style-name="Teletype">equal_to&lt;int&gt;()(3,4)</text:span> returns false. </text:p>
      <text:p text:style-name="Preformatted_20_Text"><text:bookmark text:name="functional5"/><text:s text:c="3"/>// Predicates (return bool)</text:p>
      <text:p text:style-name="Preformatted_20_Text"><text:s text:c="3"/>equal_to&lt;T&gt;() <text:s text:c="16"/>// x==y</text:p>
      <text:p text:style-name="Preformatted_20_Text"><text:s text:c="3"/>not_equal_to&lt;T&gt;() <text:s text:c="12"/>// x!=y</text:p>
      <text:p text:style-name="Preformatted_20_Text"><text:s text:c="3"/>greater&lt;T&gt;() <text:s text:c="17"/>// x&gt;y</text:p>
      <text:p text:style-name="Preformatted_20_Text"><text:s text:c="3"/>less&lt;T&gt;() <text:s text:c="20"/>// x&lt;y</text:p>
      <text:p text:style-name="Preformatted_20_Text"><text:s text:c="3"/>greater_equal&lt;T&gt;() <text:s text:c="11"/>// x&gt;=y</text:p>
      <text:p text:style-name="Preformatted_20_Text"><text:s text:c="3"/>less_equal&lt;T&gt;() <text:s text:c="14"/>// x&lt;=y</text:p>
      <text:p text:style-name="Preformatted_20_Text"><text:s text:c="3"/>logical_and&lt;bool&gt;() <text:s text:c="10"/>// x&amp;&amp;y</text:p>
      <text:p text:style-name="Preformatted_20_Text"><text:s text:c="3"/>logical_or&lt;bool&gt;() <text:s text:c="11"/>// x||y</text:p>
      <text:p text:style-name="Preformatted_20_Text"><text:s text:c="3"/>logical_not&lt;bool&gt;() <text:s text:c="10"/>// !x (unary)</text:p>
      <text:p text:style-name="Preformatted_20_Text"/>
      <text:p text:style-name="Preformatted_20_Text"><text:s text:c="3"/>// Arithmetic operations (return T)</text:p>
      <text:p text:style-name="Preformatted_20_Text"><text:s text:c="3"/>plus&lt;T&gt;() <text:s text:c="20"/>// x+y</text:p>
      <text:p text:style-name="Preformatted_20_Text"><text:s text:c="3"/>minus&lt;T&gt;() <text:s text:c="19"/>// x-y</text:p>
      <text:p text:style-name="Preformatted_20_Text"><text:s text:c="3"/>multiplies&lt;T&gt;() <text:s text:c="14"/>// x*y</text:p>
      <text:p text:style-name="Preformatted_20_Text"><text:s text:c="3"/>divides&lt;T&gt;() <text:s text:c="17"/>// x/y</text:p>
      <text:p text:style-name="Preformatted_20_Text"><text:s text:c="3"/>modulus&lt;T&gt;() <text:s text:c="17"/>// x%y</text:p>
      <text:p text:style-name="P34"><text:s text:c="3"/>negate&lt;T&gt;() <text:s text:c="18"/>// -x (unary)</text:p>
      <text:p text:style-name="Text_20_body"><text:bookmark text:name="functional6"/>A <text:span text:style-name="T2">binder</text:span> converts a 2-argument function object into a 1-argument object by binding a fixed value <text:span text:style-name="Teletype">c</text:span> to the other argument, e.g. <text:span text:style-name="Teletype">bind2nd(less&lt;int&gt;(), 10) returns a function object that takes one argument x and returns true if x&lt;10. </text:span></text:p>
      <text:p text:style-name="Preformatted_20_Text"><text:span text:style-name="Teletype"><text:s text:c="2"/>bind1st(f, c) <text:s text:c="17"/>// An object computing f(c,y)</text:span></text:p>
      <text:p text:style-name="Preformatted_20_Text"><text:span text:style-name="Teletype"><text:s text:c="2"/>bind2nd(f, c) <text:s text:c="17"/>// An object computing f(x,c)</text:span></text:p>
      <text:p text:style-name="Preformatted_20_Text"/>
      <text:p text:style-name="P34"><text:span text:style-name="Teletype"><text:s text:c="2"/>i=find_if(v.begin(), v.end(), bind2nd(equal_to&lt;int&gt;(), 0)); <text:s/>// Find first 0</text:span></text:p>
      <text:p text:style-name="Text_20_body"><text:span text:style-name="Teletype">The following convert ordinary functions and member functions into function objects. All functions must be converted to be passed to bind1st and bind2nd. Member functions must also be converted to be passed to algorithms. </text:span></text:p>
      <text:p text:style-name="Preformatted_20_Text"><text:span text:style-name="Teletype"><text:s text:c="2"/>ptr_fun(f) <text:s text:c="20"/>// Convert ordinary function f to object</text:span></text:p>
      <text:p text:style-name="Preformatted_20_Text"><text:span text:style-name="Teletype"><text:s text:c="2"/>mem_fun(&amp;T::f) <text:s text:c="16"/>// Convert member function of class T</text:span></text:p>
      <text:p text:style-name="Preformatted_20_Text"><text:span text:style-name="Teletype"><text:s text:c="2"/>mem_fun_ref(T::f) <text:s text:c="13"/>// Same</text:span></text:p>
      <text:p text:style-name="Preformatted_20_Text"/>
      <text:p text:style-name="Preformatted_20_Text"><text:span text:style-name="Teletype"><text:s text:c="2"/>i=find_if(v.begin(), v.end(), mem_fun(&amp;string::empty)); <text:s/>// Find ""</text:span></text:p>
      <text:p text:style-name="P34"><text:span text:style-name="Teletype"><text:s text:c="2"/>transform(v.begin(), v.end(), v.begin(), bind2nd(ptr_fun(pow), 2.0)); <text:s/>// Square elements</text:span></text:p>
      <text:p text:style-name="Text_20_body"><text:span text:style-name="Teletype">not1() and not2()</text:span> negate a unary or binary function object. </text:p>
      <text:p text:style-name="Preformatted_20_Text"><text:bookmark text:name="functional7"/><text:s text:c="2"/>not1(f) <text:s text:c="23"/>// Object computing !f(x)</text:p>
      <text:p text:style-name="Preformatted_20_Text"><text:s text:c="2"/>not2(f) <text:s text:c="23"/>// Object computing !f(x,y)</text:p>
      <text:p text:style-name="Preformatted_20_Text"/>
      <text:p text:style-name="P34"><text:s text:c="2"/>i=find_if(v.begin(), v.end(), not1(bind2nd(equal_to&lt;int&gt;(), 0))); <text:s/>// Find nonzero</text:p>
      <text:h text:style-name="Heading_20_3" text:outline-level="3"><text:bookmark text:name="new"/>&lt;new&gt;</text:h>
      <text:p text:style-name="Text_20_body"><text:bookmark text:name="new1"/>The default behavior of <text:span text:style-name="Teletype">new</text:span> is to throw an exception of type <text:span text:style-name="Teletype">bad_alloc</text:span> if out of memory. This can be changed by writing a function (taking no parameters and returning void) and passing it to <text:span text:style-name="Teletype">set_new_handler()</text:span>. </text:p>
      <text:p text:style-name="Preformatted_20_Text"><text:bookmark text:name="new2"/><text:s text:c="2"/>void handler() {throw bad_alloc();} // The default</text:p>
      <text:p text:style-name="P34"><text:s text:c="2"/>set_new_handler(handler);</text:p>
      <text:p text:style-name="Text_20_body"><text:bookmark text:name="new3"/><text:span text:style-name="Teletype">new(nothrow)</text:span> may be used in place of <text:span text:style-name="Teletype">new</text:span>. If out of memory, it returns 0 rather than throw bad_alloc. </text:p>
      <text:p text:style-name="P34"><text:bookmark text:name="new4"/><text:s text:c="2"/>int* p = new(nothrow) int[1000000000]; <text:s/>// p may be 0</text:p>
      <text:h text:style-name="Heading_20_2" text:outline-level="2"><text:bookmark text:name="clibrary"/>C Library Functions</text:h>
      <text:p text:style-name="P3"><text:bookmark text:name="clibrary1"/>The C library is provided for backwards compatibility with the C language. Because C lacked namespaces, all types and functions were defined globally. For each C header, C++ provides an additional header by prefixing "c" and dropping the ".h" suffix, which places everything in namespace <text:span text:style-name="Teletype">std</text:span>. For instance, <text:span text:style-name="Teletype">&lt;stdio.h&gt;</text:span> becomes <text:span text:style-name="Teletype">&lt;cstdio&gt;</text:span>. <text:bookmark text:name="cstdlib"/></text:p>
      <text:h text:style-name="Heading_20_3" text:outline-level="3"><text:bookmark text:name="cstdlib1"/>&lt;cstdlib&gt;</text:h>
      <text:p text:style-name="Text_20_body"><text:bookmark text:name="cstdlib2"/>Miscellaneous functions. s is type char*, n is int </text:p>
      <text:p text:style-name="Preformatted_20_Text"><text:bookmark text:name="cstdlib3"/><text:s text:c="2"/>atoi(s); atol(s); atof(s);// Convert char* s to int, long, double e.g. atof("3.5")</text:p>
      <text:p text:style-name="Preformatted_20_Text"><text:s text:c="2"/>abs(x); labs(x); <text:s text:c="9"/>// Absolute value of numeric x as int, long</text:p>
      <text:p text:style-name="Preformatted_20_Text"><text:s text:c="2"/>rand(); <text:s text:c="18"/>// Pseudo-random int from 0 to RAND_MAX (at least 32767)</text:p>
      <text:p text:style-name="Preformatted_20_Text"><text:s text:c="2"/>srand(n); <text:s text:c="16"/>// Initialize rand(), e.g. srand(time(0));</text:p>
      <text:p text:style-name="Preformatted_20_Text"><text:s text:c="2"/>system(s); <text:s text:c="15"/>// Execute OS command s, e.g. system("ls");</text:p>
      <text:p text:style-name="Preformatted_20_Text"><text:s text:c="2"/>getenv(s); <text:s text:c="15"/>// Environment variable or 0 as char*, e.g. getenv("PATH"); </text:p>
      <text:p text:style-name="Preformatted_20_Text"><text:s text:c="2"/>exit(n); <text:s text:c="17"/>// Kill program, return status n, e.g. exit(0);</text:p>
      <text:p text:style-name="Preformatted_20_Text"><text:s text:c="2"/>void* p = malloc(n); <text:s text:c="5"/>// Allocate n bytes or 0 if out of memory. <text:s/>Obsolete, use new.</text:p>
      <text:p text:style-name="Preformatted_20_Text"><text:s text:c="2"/>p = calloc(n, 1); <text:s text:c="8"/>// Allocate and set to 0 or return NULL. <text:s/>Obsolete.</text:p>
      <text:p text:style-name="Preformatted_20_Text"><text:s text:c="2"/>p = realloc(p, n); <text:s text:c="7"/>// Enlarge to n bytes or return NULL. <text:s/>Obsolete.</text:p>
      <text:p text:style-name="P34"><text:s text:c="2"/>free(p); <text:s text:c="17"/>// Free memory. <text:s/>Obsolete: use delete</text:p>
      <text:h text:style-name="Heading_20_3" text:outline-level="3"><text:bookmark text:name="cctype"/>&lt;cctype&gt;</text:h>
      <text:p text:style-name="Text_20_body"><text:bookmark text:name="cctype1"/>Character tests take a char c and return bool. </text:p>
      <text:p text:style-name="Preformatted_20_Text"><text:bookmark text:name="cctype2"/><text:s text:c="2"/>isalnum(c); <text:s text:c="14"/>// Is c a letter or digit?</text:p>
      <text:p text:style-name="Preformatted_20_Text"><text:s text:c="2"/>isalpha(c); isdigit(c); <text:s text:c="2"/>// Is c a letter? <text:s/>Digit?</text:p>
      <text:p text:style-name="Preformatted_20_Text"><text:s text:c="2"/>islower(c); isupper(c); <text:s text:c="2"/>// Is c lower case? <text:s/>Upper case?</text:p>
      <text:p text:style-name="Preformatted_20_Text"><text:s text:c="2"/>isgraph(c); isprint(c); <text:s text:c="2"/>// Printing character except/including space?</text:p>
      <text:p text:style-name="Preformatted_20_Text"><text:s text:c="2"/>isspace(c); iscntrl(c); <text:s text:c="2"/>// Is whitespace? <text:s/>Is a control character?</text:p>
      <text:p text:style-name="Preformatted_20_Text"><text:s text:c="2"/>ispunct(c); <text:s text:c="14"/>// Is printing except space, letter, or digit?</text:p>
      <text:p text:style-name="Preformatted_20_Text"><text:s text:c="2"/>isxdigit(c); <text:s text:c="13"/>// Is hexadecimal digit?</text:p>
      <text:p text:style-name="P34"><text:s text:c="2"/>c=tolower(c); c=toupper(c); <text:s text:c="2"/>// Convert c to lower/upper case</text:p>
      <text:h text:style-name="Heading_20_3" text:outline-level="3"><text:bookmark text:name="cmath"/>&lt;cmath&gt;</text:h>
      <text:p text:style-name="Text_20_body"><text:bookmark text:name="cmath1"/>Functions take double and return double. </text:p>
      <text:p text:style-name="Preformatted_20_Text"><text:bookmark text:name="cmath2"/><text:s text:c="2"/>sin(x); cos(x); tan(x); <text:s text:c="2"/>// Trig functions, x in radians</text:p>
      <text:p text:style-name="Preformatted_20_Text"><text:s text:c="2"/>asin(x); acos(x); atan(x);// Inverses</text:p>
      <text:p text:style-name="Preformatted_20_Text"><text:s text:c="2"/>atan2(y, x); <text:s text:c="13"/>// atan(y/x)</text:p>
      <text:p text:style-name="Preformatted_20_Text"><text:s text:c="2"/>sinh(x); cosh(x); tanh(x);// Hyperbolic</text:p>
      <text:p text:style-name="Preformatted_20_Text"><text:s text:c="2"/>exp(x); log(x); log10(x); // e to the x, log base e, log base 10</text:p>
      <text:p text:style-name="Preformatted_20_Text"><text:s text:c="2"/>pow(x, y); sqrt(x); <text:s text:c="6"/>// x to the y, square root</text:p>
      <text:p text:style-name="Preformatted_20_Text"><text:s text:c="2"/>ceil(x); floor(x); <text:s text:c="7"/>// Round up or down (as a double)</text:p>
      <text:p text:style-name="P34"><text:s text:c="2"/>fabs(x); fmod(x, y); <text:s text:c="5"/>// Absolute value, x mod y</text:p>
      <text:h text:style-name="Heading_20_3" text:outline-level="3"><text:bookmark text:name="ctime"/>&lt;ctime&gt;</text:h>
      <text:p text:style-name="Text_20_body"><text:bookmark text:name="ctime1"/>Functions for reading the system clock. <text:span text:style-name="Teletype">time_t</text:span> is an integer type (usually long). <text:span text:style-name="Teletype">tm</text:span> is a struct. </text:p>
      <text:p text:style-name="Preformatted_20_Text"><text:bookmark text:name="ctime2"/><text:s text:c="2"/>clock()/CLOCKS_PER_SEC; <text:s text:c="2"/>// Time in seconds since program started</text:p>
      <text:p text:style-name="Preformatted_20_Text"><text:s text:c="2"/>time_t t=time(0); <text:s text:c="8"/>// Absolute time in seconds or -1 if unknown</text:p>
      <text:p text:style-name="Preformatted_20_Text"><text:s text:c="2"/>tm* p=gmtime(&amp;t); <text:s text:c="8"/>// 0 if UCT unavailable, else p-&gt;tm_X where X is:</text:p>
      <text:p text:style-name="Preformatted_20_Text"><text:s text:c="4"/>sec, min, hour, mday, mon (0-11), year (-1900), wday, yday, isdst</text:p>
      <text:p text:style-name="Preformatted_20_Text"><text:s text:c="2"/>asctime(p); <text:s text:c="14"/>// "Day Mon dd hh:mm:ss yyyy\n"</text:p>
      <text:p text:style-name="P34"><text:s text:c="2"/>asctime(localtime(&amp;t)); <text:s text:c="2"/>// Same format, local time</text:p>
      <text:h text:style-name="Heading_20_3" text:outline-level="3"><text:bookmark text:name="cstring"/>&lt;cstring&gt;</text:h>
      <text:p text:style-name="Text_20_body"><text:bookmark text:name="cstring1"/>Functions for performing string-like operations on arrays of char marked with a terminating '\0' (such as <text:span text:style-name="Teletype">"quoted literals"</text:span> or as returned by <text:span text:style-name="Teletype">string::c_str()</text:span>. Mostly obsoleted by type <text:span text:style-name="Teletype">string</text:span>. </text:p>
      <text:p text:style-name="Preformatted_20_Text"><text:bookmark text:name="cstring2"/><text:s text:c="2"/>strcpy(dst, src); <text:s text:c="8"/>// Copy src to dst. Not bounds checked</text:p>
      <text:p text:style-name="Preformatted_20_Text"><text:s text:c="2"/>strcat(dst, src); <text:s text:c="8"/>// Concatenate to dst. Not bounds checked</text:p>
      <text:p text:style-name="Preformatted_20_Text"><text:s text:c="2"/>strcmp(s1, s2); <text:s text:c="10"/>// Compare, &lt;0 if s1&lt;s2, 0 if s1==s2, &gt;0 if s1&gt;s2</text:p>
      <text:p text:style-name="Preformatted_20_Text"><text:s text:c="2"/>strncpy(dst, src, n); <text:s text:c="4"/>// Copy up to n chars, also strncat(), strncmp()</text:p>
      <text:p text:style-name="Preformatted_20_Text"><text:s text:c="2"/>strlen(s); <text:s text:c="15"/>// Length of s not counting \0</text:p>
      <text:p text:style-name="Preformatted_20_Text"><text:s text:c="2"/>strchr(s,c); strrchr(s,c);// Address of first/last char c in s or 0</text:p>
      <text:p text:style-name="Preformatted_20_Text"><text:s text:c="2"/>strstr(s, sub); <text:s text:c="10"/>// Address of first substring in s or 0</text:p>
      <text:p text:style-name="Preformatted_20_Text"><text:s text:c="4"/>// mem... functions are for any pointer types (void*), length n bytes</text:p>
      <text:p text:style-name="Preformatted_20_Text"><text:s text:c="2"/>memcpy(dst, src, n); <text:s text:c="5"/>// Copy n bytes from src to dst</text:p>
      <text:p text:style-name="Preformatted_20_Text"><text:s text:c="2"/>memmove(dst, src, n); <text:s text:c="4"/>// Same, but works correctly if dst overlaps src</text:p>
      <text:p text:style-name="Preformatted_20_Text"><text:s text:c="2"/>memcmp(s1, s2, n); <text:s text:c="7"/>// Compare n bytes as in strcmp</text:p>
      <text:p text:style-name="Preformatted_20_Text"><text:s text:c="2"/>memchr(s, c, n); <text:s text:c="9"/>// Find first byte c in s, return address or 0</text:p>
      <text:p text:style-name="P34"><text:s text:c="2"/>memset(s, c, n); <text:s text:c="9"/>// Set n bytes of s to c</text:p>
      <text:h text:style-name="Heading_20_3" text:outline-level="3"><text:bookmark text:name="cstdio"/>&lt;cstdio&gt;</text:h>
      <text:p text:style-name="Text_20_body"><text:bookmark text:name="cstdio1"/>The <text:span text:style-name="Teletype">stdio</text:span> library is made mostly obsolete by the newer <text:span text:style-name="Teletype">iostream</text:span> library, but many programs still use it. There are facilities for random access files and greater control over output format, error handling, and temporary files. Mixing both I/O libraries is not recommended. There are no facilities for string I/O. </text:p>
      <text:p text:style-name="Text_20_body"><text:bookmark text:name="cstdio2"/>Global objects <text:span text:style-name="Teletype">stdin, stdout, stderr</text:span> of type <text:span text:style-name="Teletype">FILE*</text:span> correspond to <text:span text:style-name="Teletype">cin, cout, cerr</text:span>. s is type char*, c is char, n is int, f is FILE*. </text:p>
      <text:p text:style-name="Preformatted_20_Text"><text:bookmark text:name="cstdio3"/><text:s text:c="2"/>FILE* f=fopen("filename", "r"); <text:s/>// Open for reading, NULL (0) if error</text:p>
      <text:p text:style-name="Preformatted_20_Text"><text:s text:c="4"/>// Mode may also be "w" (write) "a" append, "a+" random access read/append,</text:p>
      <text:p text:style-name="Preformatted_20_Text"><text:s text:c="4"/>// "rb", "wb", "ab", "a+b" are binary</text:p>
      <text:p text:style-name="Preformatted_20_Text"><text:s text:c="2"/>fclose(f); <text:s text:c="15"/>// Close file f</text:p>
      <text:p text:style-name="Preformatted_20_Text"><text:s text:c="2"/>fprintf(f, "x=%d", 3); <text:s text:c="3"/>// Print "x=3" <text:s/>Other conversions:</text:p>
      <text:p text:style-name="Preformatted_20_Text"><text:s text:c="4"/>"%5d %u %-8ld" <text:s text:c="11"/>// int width 5, unsigned int, long left justified</text:p>
      <text:p text:style-name="Preformatted_20_Text"><text:s text:c="4"/>"%o %x %X %lx" <text:s text:c="11"/>// octal, hex, HEX, long hex</text:p>
      <text:p text:style-name="Preformatted_20_Text"><text:s text:c="4"/>"%f %5.1f" <text:s text:c="15"/>// double: 123.000000, 123.0</text:p>
      <text:p text:style-name="Preformatted_20_Text"><text:s text:c="4"/>"%e %g" <text:s text:c="18"/>// 1.23e2, use either f or g</text:p>
      <text:p text:style-name="Preformatted_20_Text"><text:s text:c="4"/>"%c %s" <text:s text:c="18"/>// char, char*</text:p>
      <text:p text:style-name="Preformatted_20_Text"><text:s text:c="4"/>"%%" <text:s text:c="21"/>// %</text:p>
      <text:p text:style-name="Preformatted_20_Text"><text:s text:c="2"/>sprintf(s, "x=%d", 3); <text:s text:c="3"/>// Print to array of char s</text:p>
      <text:p text:style-name="Preformatted_20_Text"><text:s text:c="2"/>printf("x=%d", 3); <text:s text:c="7"/>// Print to stdout (screen unless redirected)</text:p>
      <text:p text:style-name="Preformatted_20_Text"><text:s text:c="2"/>fprintf(stderr, ... <text:s text:c="6"/>// Print to standard error (not redirected)</text:p>
      <text:p text:style-name="Preformatted_20_Text"><text:s text:c="2"/>getc(f); <text:s text:c="17"/>// Read one char (as an int, 0-255) or EOF (-1) from f</text:p>
      <text:p text:style-name="Preformatted_20_Text"><text:s text:c="2"/>ungetc(c, f); <text:s text:c="12"/>// Put back one c to f</text:p>
      <text:p text:style-name="Preformatted_20_Text"><text:s text:c="2"/>getchar(); <text:s text:c="15"/>// getc(stdin);</text:p>
      <text:p text:style-name="Preformatted_20_Text"><text:s text:c="2"/>putc(c, f) <text:s text:c="15"/>// fprintf(f, "%c", c);</text:p>
      <text:p text:style-name="Preformatted_20_Text"><text:s text:c="2"/>putchar(c); <text:s text:c="14"/>// putc(c, stdout);</text:p>
      <text:p text:style-name="Preformatted_20_Text"><text:s text:c="2"/>fgets(s, n, f); <text:s text:c="10"/>// Read line including '\n' into char s[n] from f. <text:s/>NULL if EOF</text:p>
      <text:p text:style-name="Preformatted_20_Text"><text:s text:c="2"/>gets(s) <text:s text:c="18"/>// fgets(s, INT_MAX, f); no '\n' or bounds check</text:p>
      <text:p text:style-name="Preformatted_20_Text"><text:s text:c="2"/>fread(s, n, 1, f); <text:s text:c="7"/>// Read n bytes from f to s, return number read</text:p>
      <text:p text:style-name="Preformatted_20_Text"><text:s text:c="2"/>fwrite(s, n, 1, f); <text:s text:c="6"/>// Write n bytes of s to f, return number written</text:p>
      <text:p text:style-name="Preformatted_20_Text"><text:s text:c="2"/>fflush(f); <text:s text:c="15"/>// Force buffered writes to f</text:p>
      <text:p text:style-name="Preformatted_20_Text"><text:s text:c="2"/>fseek(f, n, SEEK_SET); <text:s text:c="3"/>// Position binary file f at n</text:p>
      <text:p text:style-name="Preformatted_20_Text"><text:s text:c="4"/>// or SEEK_CUR from current position, or SEEK_END from end</text:p>
      <text:p text:style-name="Preformatted_20_Text"><text:s text:c="2"/>ftell(f); <text:s text:c="16"/>// Position in f, -1L if error</text:p>
      <text:p text:style-name="Preformatted_20_Text"><text:s text:c="2"/>rewind(f); <text:s text:c="15"/>// fseek(f, 0L, SEEK_SET); clearerr(f);</text:p>
      <text:p text:style-name="Preformatted_20_Text"><text:s text:c="2"/>feof(f); <text:s text:c="17"/>// Is f at end of file?</text:p>
      <text:p text:style-name="Preformatted_20_Text"><text:s text:c="2"/>ferror(f); <text:s text:c="15"/>// Error in f?</text:p>
      <text:p text:style-name="Preformatted_20_Text"><text:s text:c="2"/>perror(s); <text:s text:c="15"/>// Print char* s and last I/O error message to stderr</text:p>
      <text:p text:style-name="Preformatted_20_Text"><text:s text:c="2"/>clearerr(f); <text:s text:c="13"/>// Clear error code for f</text:p>
      <text:p text:style-name="Preformatted_20_Text"><text:s text:c="2"/>remove("filename"); <text:s text:c="6"/>// Delete file, return 0 if OK</text:p>
      <text:p text:style-name="Preformatted_20_Text"><text:s text:c="2"/>rename("old", "new"); <text:s text:c="4"/>// Rename file, return 0 if OK</text:p>
      <text:p text:style-name="Preformatted_20_Text"><text:s text:c="2"/>f = tmpfile(); <text:s text:c="11"/>// Create temporary file in mode "wb+"</text:p>
      <text:p text:style-name="P34"><text:s text:c="2"/>tmpnam(s); <text:s text:c="15"/>// Put a unique file name in char s[L_tmpnam]</text:p>
      <text:p text:style-name="Text_20_body"><text:bookmark text:name="cstdio4"/>Example: input file name and print its size </text:p>
      <text:p text:style-name="Preformatted_20_Text"><text:bookmark text:name="cstdio5"/><text:s text:c="2"/>char filename[100]; <text:s text:c="13"/>// Cannot be a string</text:p>
      <text:p text:style-name="Preformatted_20_Text"><text:s text:c="2"/>printf("Enter filename\n"); <text:s text:c="5"/>// Prompt</text:p>
      <text:p text:style-name="Preformatted_20_Text"><text:s text:c="2"/>gets(filename, 100, stdin); <text:s text:c="5"/>// Read line ending in "\n\0"</text:p>
      <text:p text:style-name="Preformatted_20_Text"><text:s text:c="2"/>filename[strlen(filename)-1]=0; <text:s/>// Chop off '\n';</text:p>
      <text:p text:style-name="Preformatted_20_Text"><text:s text:c="2"/>FILE* f=fopen(filename, "rb"); <text:s text:c="2"/>// Open for reading in binary mode</text:p>
      <text:p text:style-name="Preformatted_20_Text"><text:s text:c="2"/>if (f) { <text:s text:c="24"/>// Open OK?</text:p>
      <text:p text:style-name="Preformatted_20_Text"><text:s text:c="4"/>fseek(f, 0, SEEK_END); <text:s text:c="8"/>// Position at end</text:p>
      <text:p text:style-name="Preformatted_20_Text"><text:s text:c="4"/>long n=ftell(f); <text:s text:c="14"/>// Get position</text:p>
      <text:p text:style-name="Preformatted_20_Text"><text:s text:c="4"/>printf("%s has %ld bytes\n", filename, n);</text:p>
      <text:p text:style-name="Preformatted_20_Text"><text:s text:c="4"/>fclose(f); <text:s text:c="20"/>// Or would close when program ends</text:p>
      <text:p text:style-name="Preformatted_20_Text"><text:s text:c="2"/>}</text:p>
      <text:p text:style-name="Preformatted_20_Text"><text:s text:c="2"/>else</text:p>
      <text:p text:style-name="Preformatted_20_Text"><text:s text:c="4"/>perror(filename); <text:s text:c="13"/>// fprintf(stderr, "%s: not found\n", filename);</text:p>
      <text:p text:style-name="P34"><text:s text:c="35"/>// or permission denied, etc.</text:p>
      <text:p text:style-name="Text_20_body"><text:bookmark text:name="cstdio6"/><text:span text:style-name="Teletype">printf(), fprintf()</text:span>, and <text:span text:style-name="Teletype">sprintf()</text:span> accept a variable number of arguments, one for each "%" in the format string, which must be the appropriate type. The compiler does not check for this. </text:p>
      <text:p text:style-name="Preformatted_20_Text"><text:bookmark text:name="cstdio7"/><text:s text:c="2"/>printf("%d %f %s", 2, 2.0, "2"); <text:s/>// OK</text:p>
      <text:p text:style-name="Preformatted_20_Text"><text:s text:c="2"/>printf("%s", 5); <text:s/>// Crash: expected a char* arg, read from address 5</text:p>
      <text:p text:style-name="Preformatted_20_Text"><text:s text:c="2"/>printf("%s"); <text:s text:c="4"/>// Crash</text:p>
      <text:p text:style-name="P34"><text:s text:c="2"/>printf("%s", string("hi")); <text:s/>// Crash: use "hi" or string("hi").c_str()</text:p>
      <text:h text:style-name="Heading_20_3" text:outline-level="3"><text:bookmark text:name="cassert"/>&lt;cassert&gt;</text:h>
      <text:p text:style-name="Text_20_body"><text:bookmark text:name="cassert1"/>Provides a debugging function for testing conditions where all instances can be turned on or off at once. <text:span text:style-name="Teletype">assert(false);</text:span> prints the asserted expression, source code file name, and line number, then aborts. Compiling with <text:span text:style-name="Teletype"><text:span text:style-name="T1">g++ -DNDEBUG</text:span></text:span> effectively removes these statements. </text:p>
      <text:p text:style-name="Preformatted_20_Text"><text:bookmark text:name="cassert2"/><text:s text:c="2"/>assert(e); <text:s text:c="15"/>// If e is false, print message and abort</text:p>
      <text:p text:style-name="P34"><text:s text:c="2"/>#define NDEBUG <text:s text:c="11"/>// (before #include &lt;assert.h&gt;), turn off assert</text:p>
      <text:h text:style-name="Heading_20_2" text:outline-level="2"><text:bookmark text:name="classes"/>Classes</text:h>
      <text:p text:style-name="Text_20_body"><text:bookmark text:name="classes1"/>Classes provide data abstraction, the ability to create new types and hide their implementation in order to improve maintainability. A <text:span text:style-name="Teletype">class</text:span> is a data structure and an associated set of <text:span text:style-name="T2">member functions</text:span> (methods) and related type declarations which can be associated with the class or instances (objects) of the class. A class is divided into a <text:span text:style-name="Teletype">public</text:span> interface, visible wherever the class or its instances are visible, and a <text:span text:style-name="Teletype">private</text:span> implementation visible only to member functions of the class. </text:p>
      <text:p text:style-name="Preformatted_20_Text"><text:bookmark text:name="classes2"/><text:s text:c="2"/>class T { <text:s text:c="9"/>// Create a new type T</text:p>
      <text:p text:style-name="Preformatted_20_Text"><text:s text:c="2"/>private: <text:s text:c="10"/>// Members are visible only to member functions of T (default)</text:p>
      <text:p text:style-name="Preformatted_20_Text"><text:s text:c="2"/>public: <text:s text:c="11"/>// Members are visible wherever T is visible</text:p>
      <text:p text:style-name="Preformatted_20_Text"><text:s text:c="4"/>// Type, object, and function declarations</text:p>
      <text:p text:style-name="Preformatted_20_Text"><text:s text:c="2"/>};</text:p>
      <text:p text:style-name="Preformatted_20_Text"><text:s text:c="2"/>T::m; <text:s text:c="13"/>// Member m of type T</text:p>
      <text:p text:style-name="Preformatted_20_Text"><text:s text:c="2"/>T x; <text:s text:c="14"/>// Create object x of type T</text:p>
      <text:p text:style-name="Preformatted_20_Text"><text:s text:c="2"/>x.m; <text:s text:c="14"/>// Member m of object x</text:p>
      <text:p text:style-name="P34"><text:s text:c="2"/>T* p=&amp;x; p-&gt;m; <text:s text:c="4"/>// Member m of object pointed to by p</text:p>
      <text:p text:style-name="Text_20_body"><text:bookmark text:name="classes3"/>Typically the data structure is private, and functionality is provided by member functions. Member function definitions should be separated from the declaration and written outside the class definition, or else they are assumed to be inline (which is appropriate for short functions). A member function should be declared const (before the opening brace) if it does not modify any data members. Only const member functions may be called on const objects. </text:p>
      <text:p text:style-name="Preformatted_20_Text"><text:bookmark text:name="classes4"/><text:s text:c="2"/>class Complex { <text:s text:c="3"/>// Represents imaginary numbers</text:p>
      <text:p text:style-name="Preformatted_20_Text"><text:s text:c="2"/>private:</text:p>
      <text:p text:style-name="Preformatted_20_Text"><text:s text:c="4"/>double re, im; <text:s text:c="2"/>// Data members, represents re + im * sqrt(-1)</text:p>
      <text:p text:style-name="Preformatted_20_Text"><text:s text:c="2"/>public:</text:p>
      <text:p text:style-name="Preformatted_20_Text"><text:s text:c="4"/>void set(double r, double i) {re=r; im=i;} <text:s/>// Inlined member function definition</text:p>
      <text:p text:style-name="Preformatted_20_Text"><text:s text:c="4"/>double real() const {return re;} <text:s text:c="11"/>// const - does not modify data members</text:p>
      <text:p text:style-name="Preformatted_20_Text"><text:s text:c="4"/>double imag() const; <text:s text:c="23"/>// Declaration for non-inlined function</text:p>
      <text:p text:style-name="Preformatted_20_Text"><text:s text:c="2"/>};</text:p>
      <text:p text:style-name="Preformatted_20_Text"><text:s text:c="2"/>double Complex::imag() const {return im;} <text:s text:c="4"/>// Definition for imag()</text:p>
      <text:p text:style-name="Preformatted_20_Text"><text:s text:c="2"/>int main() {</text:p>
      <text:p text:style-name="Preformatted_20_Text"><text:s text:c="4"/>Complex a, b=a; <text:s text:c="15"/>// Objects of type Complex</text:p>
      <text:p text:style-name="Preformatted_20_Text"><text:s text:c="4"/>a.set(3, 4); <text:s text:c="18"/>// Call a member function</text:p>
      <text:p text:style-name="Preformatted_20_Text"><text:s text:c="4"/>b=a; <text:s text:c="26"/>// Assign b.re=a.re; b.im=a.im</text:p>
      <text:p text:style-name="Preformatted_20_Text"><text:s text:c="4"/>b==a; <text:s text:c="25"/>// Error, == is not defined</text:p>
      <text:p text:style-name="Preformatted_20_Text"><text:s text:c="4"/>cout &lt;&lt; a.re; <text:s text:c="17"/>// Error, re is private</text:p>
      <text:p text:style-name="Preformatted_20_Text"><text:s text:c="4"/>cout &lt;&lt; a.real(); <text:s text:c="13"/>// OK, 3</text:p>
      <text:p text:style-name="Preformatted_20_Text"><text:s text:c="4"/>cout &lt;&lt; Complex().real(); <text:s text:c="5"/>// OK, prints an undefined value</text:p>
      <text:p text:style-name="P34"><text:s text:c="4"/>Complex().set(5, 6); <text:s text:c="10"/>// Error, non-const member called on const object</text:p>
      <text:p text:style-name="Text_20_body"><text:bookmark text:name="classes5"/>A class has two special member functions, a <text:span text:style-name="T2">constructor</text:span>, which is called when the object is created, and a <text:span text:style-name="T2">destructor</text:span>, called when destroyed. The constructor is named <text:span text:style-name="Teletype"><text:span text:style-name="T2">class</text:span></text:span><text:span text:style-name="Teletype">::</text:span><text:span text:style-name="Teletype"><text:span text:style-name="T2">class</text:span></text:span>, has no return type or value, may be overloaded and have default arguments, and is never const. It is followed by an optional initialization list listing each data member and its initial value. Initialization takes place before the constructor code is executed. Initialization might not be in the order listed. Members not listed are default-initialized by calling their constructors with default arguments. If no constructor is written, the compiler provides one which default-initializes all members. The syntax is: </text:p>
      <text:p text:style-name="P34"><text:bookmark text:name="classes6"/><text:s text:c="2"/><text:span text:style-name="T2">class</text:span>::<text:span text:style-name="T2">class</text:span>(<text:span text:style-name="T2">parameter list</text:span>): <text:span text:style-name="T2">member</text:span>(<text:span text:style-name="T2">value</text:span>), <text:span text:style-name="T2">member</text:span>(<text:span text:style-name="T2">value</text:span>) { <text:span text:style-name="T2">code...</text:span>}</text:p>
      <text:p text:style-name="Text_20_body"><text:bookmark text:name="classes7"/>The destructor is named <text:span text:style-name="Teletype"><text:span text:style-name="T2">class</text:span></text:span><text:span text:style-name="Teletype">::~</text:span><text:span text:style-name="Teletype"><text:span text:style-name="T2">class</text:span></text:span>, has no return type or value, no parameters, and is never const. It is usually not needed except to return shared resources by closing files or deleting memory. After the code executes, the data members are destroyed using their respective destructors in the reverse order in which they were constructed. </text:p>
      <text:p text:style-name="Preformatted_20_Text"><text:bookmark text:name="classes8"/><text:s text:c="2"/>class Complex {</text:p>
      <text:p text:style-name="Preformatted_20_Text"><text:s text:c="2"/>public:</text:p>
      <text:p text:style-name="Preformatted_20_Text"><text:s text:c="4"/>Complex(double r=0, double i=0): re(r), im(i) {} <text:s/>// Constructor</text:p>
      <text:p text:style-name="Preformatted_20_Text"><text:s text:c="4"/>~Complex() {} <text:s text:c="36"/>// Destructor</text:p>
      <text:p text:style-name="Preformatted_20_Text"><text:s text:c="4"/>// Other members...</text:p>
      <text:p text:style-name="Preformatted_20_Text"><text:s text:c="2"/>};</text:p>
      <text:p text:style-name="P34"><text:s text:c="2"/>Complex a(1,2), b(3), c=4, d; <text:s/>// (1,2) (3,0) (4,0) (0,0)</text:p>
      <text:p text:style-name="Text_20_body"><text:bookmark text:name="classes9"/>A constructor defines a conversion function for creating temporary objects. A constructor that allows 1 argument allows implicit conversion wherever needed, such as in expressions, parameter passing, assignment, and initialization. </text:p>
      <text:p text:style-name="Preformatted_20_Text"><text:bookmark text:name="classes10"/><text:s text:c="2"/>Complex(3, 4).real(); <text:s/>// 3</text:p>
      <text:p text:style-name="Preformatted_20_Text"><text:s text:c="2"/>a = 5; <text:s text:c="16"/>// Implicit a = Complex(5) or a = Complex(5, 0)</text:p>
      <text:p text:style-name="Preformatted_20_Text"/>
      <text:p text:style-name="Preformatted_20_Text"><text:s text:c="2"/>void assign_if(bool, Complex&amp;, const Complex&amp;);</text:p>
      <text:p text:style-name="Preformatted_20_Text"><text:s text:c="2"/>assign_if(true, a, 6); // Implicit Complex(6) passed to third parameter</text:p>
      <text:p text:style-name="P34"><text:s text:c="2"/>assign_if(true, 6, a); // Error, non-const reference to Complex(6), which is const</text:p>
      <text:p text:style-name="Text_20_body"><text:bookmark text:name="classes11"/>Operators may be overloaded as members. The expression <text:span text:style-name="Teletype">aXb</text:span> for operator X can match either <text:span text:style-name="Teletype">operator X(a, b)</text:span> (global) or <text:span text:style-name="Teletype">a.operator X(b)</text:span> (member function), but not both. Unary operators omit b. Operators =, [], and -&gt; can only be overloaded as member functions. </text:p>
      <text:p text:style-name="Preformatted_20_Text"><text:bookmark text:name="classes12"/><text:s text:c="2"/>class Complex {</text:p>
      <text:p text:style-name="Preformatted_20_Text"><text:s text:c="2"/>public:</text:p>
      <text:p text:style-name="Preformatted_20_Text"><text:s text:c="4"/>Complex operator + (const Complex&amp; b) const { // const because a+b doesn't change a</text:p>
      <text:p text:style-name="Preformatted_20_Text"><text:s text:c="6"/>return Complex(re+b.re, im+b.im);</text:p>
      <text:p text:style-name="Preformatted_20_Text"><text:s text:c="4"/>}</text:p>
      <text:p text:style-name="Preformatted_20_Text"><text:s text:c="4"/>// ...</text:p>
      <text:p text:style-name="Preformatted_20_Text"><text:s text:c="2"/>};</text:p>
      <text:p text:style-name="Preformatted_20_Text"/>
      <text:p text:style-name="Preformatted_20_Text"><text:s text:c="2"/>Complex operator - (const Complex&amp; a, const Complex&amp; b) {</text:p>
      <text:p text:style-name="Preformatted_20_Text"><text:s text:c="4"/>return Complex(a.real()-b.real(), a.imag()-b.imag());</text:p>
      <text:p text:style-name="Preformatted_20_Text"><text:s text:c="2"/>}</text:p>
      <text:p text:style-name="Preformatted_20_Text"/>
      <text:p text:style-name="Preformatted_20_Text"><text:s text:c="2"/>Complex a(1, 2), b(3, 4);</text:p>
      <text:p text:style-name="Preformatted_20_Text"><text:s text:c="2"/>a+b; <text:s text:c="19"/>// OK, a.operator+(b) == Complex(4, 6)</text:p>
      <text:p text:style-name="Preformatted_20_Text"><text:s text:c="2"/>a-b; <text:s text:c="19"/>// OK, operator-(a, b) == Complex(-2, -2)</text:p>
      <text:p text:style-name="Preformatted_20_Text"><text:s text:c="2"/>a+10; <text:s text:c="18"/>// OK, Complex(1, 12), implicit a+Complex(10, 0)</text:p>
      <text:p text:style-name="Preformatted_20_Text"><text:s text:c="2"/>10+a; <text:s text:c="18"/>// Error, 10 has no member operator+(Complex)</text:p>
      <text:p text:style-name="Preformatted_20_Text"><text:s text:c="2"/>a-10; <text:s text:c="18"/>// OK, Complex(1, -8)</text:p>
      <text:p text:style-name="P34"><text:s text:c="2"/>10-a; <text:s text:c="18"/>// OK, Complex(7, -4)</text:p>
      <text:p text:style-name="Text_20_body"><text:bookmark text:name="classes13"/>The member function (+) has the advantage of private access (including to other objects of the same class), but can only do implicit conversions on the right side. The global function (-) is symmetrical, but lacks private access. A <text:span text:style-name="Teletype">friend</text:span> declaration (in either the private or public section) allows private access to a global function. </text:p>
      <text:p text:style-name="Preformatted_20_Text"><text:bookmark text:name="classes14"/><text:s text:c="2"/>class Complex {</text:p>
      <text:p text:style-name="Preformatted_20_Text"><text:s text:c="4"/>friend Complex operator-(const Complex&amp;, const Complex&amp;);</text:p>
      <text:p text:style-name="Preformatted_20_Text"><text:s text:c="4"/>friend class T; <text:s text:c="6"/>// All member functions of class T are friends</text:p>
      <text:p text:style-name="Preformatted_20_Text"><text:s text:c="4"/>// ...</text:p>
      <text:p text:style-name="P34"><text:s text:c="2"/>};</text:p>
      <text:p text:style-name="Text_20_body"><text:bookmark text:name="classes15"/>A conversion operator allows implicit conversion to another type. It has the form of a member function named <text:span text:style-name="Teletype">operator T() const</text:span> with implied return type T. It is generally a good idea to allow implicit conversions in only one direction, preferably with constructors, so this member function is usually used to convert to pre-existing types. </text:p>
      <text:p text:style-name="Preformatted_20_Text"><text:bookmark text:name="classes16"/><text:s text:c="2"/>class Complex {</text:p>
      <text:p text:style-name="Preformatted_20_Text"><text:s text:c="2"/>public:</text:p>
      <text:p text:style-name="Preformatted_20_Text"><text:s text:c="4"/>operator double() const {return re;}</text:p>
      <text:p text:style-name="Preformatted_20_Text"><text:s text:c="4"/>// ...</text:p>
      <text:p text:style-name="Preformatted_20_Text"><text:s text:c="2"/>}</text:p>
      <text:p text:style-name="Preformatted_20_Text"/>
      <text:p text:style-name="Preformatted_20_Text"><text:s text:c="2"/>Complex a(1, 2);</text:p>
      <text:p text:style-name="Preformatted_20_Text"><text:s text:c="2"/>a-10; <text:s text:c="17"/>// Error, double(a)-10 or a-Complex(10) ?</text:p>
      <text:p text:style-name="Preformatted_20_Text"><text:s text:c="2"/>a-Complex(10); <text:s text:c="8"/>// Complex(-9, 2);</text:p>
      <text:p text:style-name="P34"><text:s text:c="2"/>double(a)-10; <text:s text:c="9"/>// -9</text:p>
      <text:p text:style-name="Text_20_body"><text:bookmark text:name="classes17"/>An <text:span text:style-name="Teletype">explicit</text:span> constructor does not allow implicit conversions. </text:p>
      <text:p text:style-name="Preformatted_20_Text"><text:bookmark text:name="classes18"/><text:s text:c="2"/>class Complex {</text:p>
      <text:p text:style-name="Preformatted_20_Text"><text:s text:c="4"/>explicit Complex(double r=0, double i=0);</text:p>
      <text:p text:style-name="Preformatted_20_Text"><text:s text:c="4"/>// ...</text:p>
      <text:p text:style-name="Preformatted_20_Text"><text:s text:c="2"/>};</text:p>
      <text:p text:style-name="Preformatted_20_Text"/>
      <text:p text:style-name="Preformatted_20_Text"><text:s text:c="2"/>Complex a=1; <text:s text:c="10"/>// Error</text:p>
      <text:p text:style-name="Preformatted_20_Text"><text:s text:c="2"/>Complex a(1); <text:s text:c="9"/>// OK</text:p>
      <text:p text:style-name="Preformatted_20_Text"><text:s text:c="2"/>a-10; <text:s text:c="17"/>// OK, double(a)-10 = -9</text:p>
      <text:p text:style-name="P34"><text:s text:c="2"/>a-Complex(10); <text:s text:c="8"/>// OK, Complex(-9, 0)</text:p>
      <text:p text:style-name="Text_20_body"><text:bookmark text:name="templateclass"/>A class or member function may be <text:span text:style-name="T1">templated</text:span>. The type parameter must be passed in the declaration for objects of the class. </text:p>
      <text:p text:style-name="Preformatted_20_Text"><text:bookmark text:name="templateclass1"/><text:s text:c="2"/>template &lt;class T&gt;</text:p>
      <text:p text:style-name="Preformatted_20_Text"><text:s text:c="2"/>class Complex {</text:p>
      <text:p text:style-name="Preformatted_20_Text"><text:s text:c="4"/>T re, im;</text:p>
      <text:p text:style-name="Preformatted_20_Text"><text:s text:c="2"/>public:</text:p>
      <text:p text:style-name="Preformatted_20_Text"><text:s text:c="4"/>T real() const {return re;}</text:p>
      <text:p text:style-name="Preformatted_20_Text"><text:s text:c="4"/>T imag() const {return im;}</text:p>
      <text:p text:style-name="Preformatted_20_Text"><text:s text:c="4"/>Complex(T r=0, T i=0);</text:p>
      <text:p text:style-name="Preformatted_20_Text"><text:s text:c="4"/>friend Complex&lt;T&gt; operator - (const Complex&lt;T&gt;&amp;, const Complex&lt;T&gt;&amp;);</text:p>
      <text:p text:style-name="Preformatted_20_Text"><text:s text:c="2"/>};</text:p>
      <text:p text:style-name="Preformatted_20_Text"/>
      <text:p text:style-name="Preformatted_20_Text"><text:s text:c="2"/>template &lt;class T&gt;</text:p>
      <text:p text:style-name="Preformatted_20_Text"><text:s text:c="2"/>Complex&lt;T&gt;::Complex(T r, T i): re(r), im(i) {}</text:p>
      <text:p text:style-name="Preformatted_20_Text"/>
      <text:p text:style-name="Preformatted_20_Text"><text:s text:c="2"/>Complex&lt;int&gt; a(1, 2); <text:s text:c="14"/>// Complex of int</text:p>
      <text:p text:style-name="Preformatted_20_Text"><text:s text:c="2"/>Complex&lt;double&gt; b(1.0, 2.0); <text:s text:c="7"/>// Complex of double</text:p>
      <text:p text:style-name="Preformatted_20_Text"><text:s text:c="2"/>a=a-Complex&lt;int&gt;(3, 4); <text:s text:c="12"/>// Complex&lt;int&gt;(-2, -2)</text:p>
      <text:p text:style-name="Preformatted_20_Text"><text:s text:c="2"/>Complex&lt;Complex&lt;double&gt; &gt; c(b, b); <text:s/>// Note space, not &gt;&gt;</text:p>
      <text:p text:style-name="P34"><text:s text:c="2"/>c.real().imag(); <text:s text:c="19"/>// 2.0</text:p>
      <text:p text:style-name="Text_20_body"><text:bookmark text:name="templateclass2"/>Templates can have default arguments and int parameters. The argument to an int parameter must be a value known at compile time. </text:p>
      <text:p text:style-name="Preformatted_20_Text"><text:bookmark text:name="templateclass3"/><text:s text:c="2"/>template &lt;class T, class U=T, int n=0&gt; class V {};</text:p>
      <text:p text:style-name="Preformatted_20_Text"><text:s text:c="2"/>V&lt;double, string, 3&gt; v1;</text:p>
      <text:p text:style-name="P34"><text:s text:c="2"/>V&lt;char&gt; v2; <text:s/>// V&lt;char, char, 0&gt;</text:p>
      <text:p text:style-name="Text_20_body"><text:bookmark text:name="templateclass4"/>Classes define default behavior for copying and assignment, which is to copy/assign each data member. This behavior can be overridden by writing a <text:span text:style-name="T2">copy constructor</text:span> and <text:span text:style-name="Teletype">operator=</text:span> as members, both taking arguments of the same type, passed by const reference. They are usually required in classes that have destructors, such as the <text:span text:style-name="Teletype">vector&lt;T&gt;</text:span>-like class below. If we did not overload these, the default behavior would be to copy the data pointer, resulting in two Vectors pointing into the same array. The assignment operator normally returns itself (<text:span text:style-name="Teletype">*this</text:span>) by reference to allow expressions of the form <text:span text:style-name="Teletype">a=b=c;</text:span>, but is not required to do so. <text:span text:style-name="Teletype">this</text:span> means the address of the current object; thus any member <text:span text:style-name="Teletype">m</text:span> may also be called <text:span text:style-name="Teletype">this-&gt;m</text:span> within a member function. </text:p>
      <text:p text:style-name="Preformatted_20_Text"><text:bookmark text:name="templateclass5"/><text:s text:c="2"/>template &lt;class T&gt;</text:p>
      <text:p text:style-name="Preformatted_20_Text"><text:s text:c="2"/>class Vector {</text:p>
      <text:p text:style-name="Preformatted_20_Text"><text:s text:c="2"/>private:</text:p>
      <text:p text:style-name="Preformatted_20_Text"><text:s text:c="4"/>T* data; <text:s/>// Array of n elements</text:p>
      <text:p text:style-name="Preformatted_20_Text"><text:s text:c="4"/>int n; <text:s text:c="3"/>// size()</text:p>
      <text:p text:style-name="Preformatted_20_Text"><text:s text:c="2"/>public:</text:p>
      <text:p text:style-name="Preformatted_20_Text"><text:s text:c="4"/>typedef T* iterator; <text:s text:c="21"/>// Vector::iterator means T*</text:p>
      <text:p text:style-name="Preformatted_20_Text"><text:s text:c="4"/>typedef const T* const_iterator; <text:s text:c="9"/>// Iterators for const Vector</text:p>
      <text:p text:style-name="Preformatted_20_Text"><text:s text:c="4"/>int size() const {return n;} <text:s text:c="13"/>// Number of elements</text:p>
      <text:p text:style-name="Preformatted_20_Text"><text:s text:c="4"/>T&amp; operator[](int i) {return data[i];} <text:s text:c="3"/>// i'th element</text:p>
      <text:p text:style-name="Preformatted_20_Text"><text:s text:c="4"/>const T&amp; operator[](int i) const {return data[i];} <text:s/>// i'th element of const Vector</text:p>
      <text:p text:style-name="Preformatted_20_Text"><text:s text:c="4"/>iterator begin() {return data;} <text:s text:c="10"/>// First, last+1 elements</text:p>
      <text:p text:style-name="Preformatted_20_Text"><text:s text:c="4"/>iterator end() {return data+size();}</text:p>
      <text:p text:style-name="Preformatted_20_Text"><text:s text:c="4"/>const_iterator begin() const {return data;} <text:s/>// Const versions</text:p>
      <text:p text:style-name="Preformatted_20_Text"><text:s text:c="4"/>const_iterator end() const {return data+size();}</text:p>
      <text:p text:style-name="Preformatted_20_Text"><text:s text:c="4"/>Vector(int i=0): data(new T[i]), n(i) {} <text:s/>// Create with size i</text:p>
      <text:p text:style-name="Preformatted_20_Text"><text:s text:c="4"/>~Vector() {delete[] data;} <text:s text:c="15"/>// Return memory</text:p>
      <text:p text:style-name="Preformatted_20_Text"><text:s text:c="4"/>Vector(const Vector&lt;T&gt;&amp; v): data(new T[v.n]), n(v.n) { <text:s/>// Copy constructor</text:p>
      <text:p text:style-name="Preformatted_20_Text"><text:s text:c="6"/>copy(v.begin(), v.end(), begin());</text:p>
      <text:p text:style-name="Preformatted_20_Text"><text:s text:c="4"/>}</text:p>
      <text:p text:style-name="Preformatted_20_Text"><text:s text:c="4"/>Vector&amp; operator=(const Vector&amp; v) { <text:s text:c="5"/>// Assignment</text:p>
      <text:p text:style-name="Preformatted_20_Text"><text:s text:c="6"/>if (&amp;v != this) { <text:s text:c="22"/>// Assignment to self?</text:p>
      <text:p text:style-name="Preformatted_20_Text"><text:s text:c="8"/>delete[] data; <text:s text:c="23"/>// If not, resize and copy</text:p>
      <text:p text:style-name="Preformatted_20_Text"><text:s text:c="8"/>data=new T[n=v.n];</text:p>
      <text:p text:style-name="Preformatted_20_Text"><text:s text:c="8"/>copy(v.begin(), v.end(), begin());</text:p>
      <text:p text:style-name="Preformatted_20_Text"><text:s text:c="6"/>}</text:p>
      <text:p text:style-name="Preformatted_20_Text"><text:s text:c="6"/>return *this; <text:s text:c="26"/>// Allow a=b=c;</text:p>
      <text:p text:style-name="Preformatted_20_Text"><text:s text:c="4"/>}</text:p>
      <text:p text:style-name="Preformatted_20_Text"><text:s text:c="4"/>template &lt;class P&gt; Vector(P b, P e): data(new T[e-b]), n(e-b) { <text:s/>// Templated member</text:p>
      <text:p text:style-name="Preformatted_20_Text"><text:s text:c="6"/>copy(b, e, data); <text:s text:c="22"/>// Initialize from sequence [b, e)</text:p>
      <text:p text:style-name="Preformatted_20_Text"><text:s text:c="4"/>}</text:p>
      <text:p text:style-name="P34"><text:s text:c="2"/>};</text:p>
      <text:p text:style-name="Text_20_body"><text:bookmark text:name="templateclass6"/>A type defined in a class is accessed through <text:span text:style-name="Teletype"><text:span text:style-name="T2">class</text:span></text:span><text:span text:style-name="Teletype">::type</text:span> </text:p>
      <text:p text:style-name="Preformatted_20_Text"><text:bookmark text:name="templateclass7"/><text:s text:c="2"/>Vector&lt;int&gt;::iterator p; <text:s text:c="7"/>// Type is int*</text:p>
      <text:p text:style-name="P34"><text:s text:c="2"/>Vector&lt;int&gt;::const_iterator cp; // Type is const int*</text:p>
      <text:p text:style-name="Text_20_body"><text:bookmark text:name="templateclass8"/>Member functions may be overloaded on <text:span text:style-name="Teletype">const</text:span>. Overloaded member functions need not have the same return types. <text:span text:style-name="Teletype">const</text:span> member functions should not return non-const references or pointers to data members. </text:p>
      <text:p text:style-name="Preformatted_20_Text"><text:bookmark text:name="templateclass9"/><text:s text:c="2"/>Vector&lt;int&gt; v(10); <text:s text:c="13"/>// Uses non-const [], begin(), end()</text:p>
      <text:p text:style-name="Preformatted_20_Text"><text:s text:c="2"/>const Vector&lt;int&gt; cv(10); <text:s text:c="6"/>// Uses const [], begin(), end()</text:p>
      <text:p text:style-name="Preformatted_20_Text"><text:s text:c="2"/>cv=v; <text:s text:c="26"/>// Error, non-const operator= called on cv</text:p>
      <text:p text:style-name="Preformatted_20_Text"><text:s text:c="2"/>v[5]=cv[5]; <text:s text:c="20"/>// OK. assigns to int&amp;</text:p>
      <text:p text:style-name="Preformatted_20_Text"><text:s text:c="2"/>cv[5]=v[5]; <text:s text:c="20"/>// Error, assigns to const int&amp;</text:p>
      <text:p text:style-name="Preformatted_20_Text"><text:s text:c="2"/>p=cv.begin(); <text:s text:c="18"/>// Error, would allow *p=x to write into cv</text:p>
      <text:p text:style-name="P34"><text:s text:c="2"/>cp=cv.begin(); <text:s text:c="17"/>// OK because can't assign to *cp</text:p>
      <text:p text:style-name="Text_20_body"><text:bookmark text:name="defining_iterators"/><text:span text:style-name="T1">Defining Iterators</text:span>. Sometimes a container's iterator types must be defined as nested classes overloading the usual pointer operations rather than typedef'ed to pointers. In order to work properly with functions defined in <text:a xlink:type="simple" xlink:href="http://cs.fit.edu/%7Emmahoney/cse2050/how2cpp.html#algorithm">&lt;algorithm&gt;</text:a>, iterators should define the following 5 public typedefs: </text:p>
      <text:list xml:id="list33291990" text:style-name="L12">
        <text:list-item>
          <text:p text:style-name="P30"><text:span text:style-name="Teletype">iterator_category</text:span>: one of the following (defined in <text:span text:style-name="Teletype">&lt;iterator&gt;</text:span>): </text:p>
          <text:list>
            <text:list-item>
              <text:p text:style-name="P30"><text:span text:style-name="Teletype">output_iterator_tag</text:span> (if sequential writing is supported) </text:p>
            </text:list-item>
            <text:list-item>
              <text:p text:style-name="P30"><text:span text:style-name="Teletype">input_iterator_tag</text:span> (if sequential reading is supported) </text:p>
            </text:list-item>
            <text:list-item>
              <text:p text:style-name="P30"><text:span text:style-name="Teletype">forward_iterator_tag</text:span> (if both are supported) </text:p>
            </text:list-item>
            <text:list-item>
              <text:p text:style-name="P30"><text:span text:style-name="Teletype">bidirectional_iterator_tag</text:span> (if the iterator can be decremented) </text:p>
            </text:list-item>
            <text:list-item>
              <text:p text:style-name="P30"><text:span text:style-name="Teletype">random_access_iterator_tag</text:span> (if all pointer operations are supported) </text:p>
            </text:list-item>
          </text:list>
        </text:list-item>
        <text:list-item>
          <text:p text:style-name="P30"><text:span text:style-name="Teletype">value_type</text:span>: the type of the elements, for example, <text:span text:style-name="Teletype">T</text:span> </text:p>
        </text:list-item>
        <text:list-item>
          <text:p text:style-name="P30"><text:span text:style-name="Teletype">difference_type</text:span>: the result of iterator subtraction, usually <text:span text:style-name="Teletype">ptrdiff_t</text:span> (a signed int type) </text:p>
        </text:list-item>
        <text:list-item>
          <text:p text:style-name="P30"><text:span text:style-name="Teletype">pointer</text:span>: the type returned by <text:span text:style-name="Teletype">operator-&gt;()</text:span>, usually <text:span text:style-name="Teletype">T*</text:span> or <text:span text:style-name="Teletype">const T*</text:span> </text:p>
        </text:list-item>
        <text:list-item>
          <text:p text:style-name="P15"><text:span text:style-name="Teletype">reference</text:span>: the type returned by <text:span text:style-name="Teletype">operator*()</text:span>, usually <text:span text:style-name="Teletype">T&amp;</text:span> or <text:span text:style-name="Teletype">const T&amp;</text:span> </text:p>
        </text:list-item>
      </text:list>
      <text:p text:style-name="Text_20_body">Operator -&gt; should be overloaded as a unary function returning a pointer to a class to which -&gt; will be applied, i.e. <text:span text:style-name="Teletype">x-&gt;m</text:span> is interpreted as <text:span text:style-name="Teletype">x.operator-&gt;()-&gt;m</text:span>. Nested class members are named Outer::Inner::member. Outer and inner classes cannot access each other's private members. Templated members defined outside the class need their own template declarations. </text:p>
      <text:p text:style-name="Preformatted_20_Text"><text:s text:c="2"/>template &lt;class T&gt; class Vector {</text:p>
      <text:p text:style-name="Preformatted_20_Text"><text:s text:c="2"/>public:</text:p>
      <text:p text:style-name="Preformatted_20_Text"/>
      <text:p text:style-name="Preformatted_20_Text"><text:s text:c="4"/>// Reverse iterator for Vector, i.e. ++p goes to the previous element.</text:p>
      <text:p text:style-name="Preformatted_20_Text"><text:s text:c="4"/>class reverse_iterator {</text:p>
      <text:p text:style-name="Preformatted_20_Text"><text:s text:c="4"/>private:</text:p>
      <text:p text:style-name="Preformatted_20_Text"><text:s text:c="6"/>T* p; <text:s text:c="31"/>// Points to current element</text:p>
      <text:p text:style-name="Preformatted_20_Text"><text:s text:c="4"/>public:</text:p>
      <text:p text:style-name="Preformatted_20_Text"/>
      <text:p text:style-name="Preformatted_20_Text"><text:s text:c="6"/>// typedefs needed to work with &lt;algorithm&gt; functions</text:p>
      <text:p text:style-name="Preformatted_20_Text"><text:s text:c="6"/>typedef std::random_access_iterator_tag iterator_category; <text:s/>// Defined in &lt;iterator&gt;</text:p>
      <text:p text:style-name="Preformatted_20_Text"><text:s text:c="6"/>typedef T value_type; <text:s text:c="15"/>// Type of element</text:p>
      <text:p text:style-name="Preformatted_20_Text"><text:s text:c="6"/>typedef ptrdiff_t difference_type; <text:s text:c="2"/>// Result of iterator subtraction, usually int</text:p>
      <text:p text:style-name="Preformatted_20_Text"><text:s text:c="6"/>typedef T* pointer; <text:s text:c="17"/>// Type returned by operator -&gt;</text:p>
      <text:p text:style-name="Preformatted_20_Text"><text:s text:c="6"/>typedef T&amp; reference; <text:s text:c="15"/>// Type returned by operator *</text:p>
      <text:p text:style-name="Preformatted_20_Text"/>
      <text:p text:style-name="Preformatted_20_Text"><text:s text:c="6"/>reverse_iterator(T* a=0): p(a) {} <text:s text:c="3"/>// Implicit conversion from T* and iterator</text:p>
      <text:p text:style-name="Preformatted_20_Text"><text:s text:c="6"/>iterator base() const {return p;} <text:s text:c="3"/>// Convert to normal iterator</text:p>
      <text:p text:style-name="Preformatted_20_Text"/>
      <text:p text:style-name="Preformatted_20_Text"><text:s text:c="6"/>// Forward operators</text:p>
      <text:p text:style-name="Preformatted_20_Text"><text:s text:c="6"/>reverse_iterator&amp; operator++() {--p; return *this;} // prefix</text:p>
      <text:p text:style-name="Preformatted_20_Text"><text:s text:c="6"/>reverse_iterator <text:s/>operator++(int); <text:s text:c="17"/>// postfix, we pretend it's binary</text:p>
      <text:p text:style-name="Preformatted_20_Text"><text:s text:c="6"/>reference operator*() const {return *p;}</text:p>
      <text:p text:style-name="Preformatted_20_Text"><text:s text:c="6"/>pointer operator-&gt;() const {return p;} <text:s text:c="13"/>// We pretend it's unary</text:p>
      <text:p text:style-name="Preformatted_20_Text"><text:s text:c="6"/>bool operator==(Vector&lt;T&gt;::reverse_iterator b) const {return p==b.p;}</text:p>
      <text:p text:style-name="Preformatted_20_Text"><text:s text:c="6"/>bool operator!=(Vector&lt;T&gt;::reverse_iterator b) const {return p!=b.p;}</text:p>
      <text:p text:style-name="Preformatted_20_Text"><text:s text:c="6"/>// Also, bidirectional and random operators</text:p>
      <text:p text:style-name="Preformatted_20_Text"><text:s text:c="4"/>};</text:p>
      <text:p text:style-name="Preformatted_20_Text"><text:s text:c="4"/>reverse_iterator rbegin() {return end()-1;}</text:p>
      <text:p text:style-name="Preformatted_20_Text"><text:s text:c="4"/>reverse_iterator rend() {return begin()-1;}</text:p>
      <text:p text:style-name="Preformatted_20_Text"><text:s text:c="4"/>// Other members...</text:p>
      <text:p text:style-name="Preformatted_20_Text"><text:s text:c="2"/>};</text:p>
      <text:p text:style-name="Preformatted_20_Text"/>
      <text:p text:style-name="Preformatted_20_Text"><text:s text:c="2"/>// Code for postfix ++</text:p>
      <text:p text:style-name="Preformatted_20_Text"><text:s text:c="2"/>template &lt;class T&gt;</text:p>
      <text:p text:style-name="Preformatted_20_Text"><text:s text:c="2"/>inline Vector&lt;T&gt;::reverse_iterator Vector::reverse_iterator::operator++(int dummy) {</text:p>
      <text:p text:style-name="Preformatted_20_Text"><text:s text:c="4"/>Vector&lt;T&gt;::reverse_iterator result = *this;</text:p>
      <text:p text:style-name="Preformatted_20_Text"><text:s text:c="4"/>++*this;</text:p>
      <text:p text:style-name="Preformatted_20_Text"><text:s text:c="4"/>return result;</text:p>
      <text:p text:style-name="Preformatted_20_Text"><text:s text:c="2"/>};</text:p>
      <text:p text:style-name="Preformatted_20_Text"/>
      <text:p text:style-name="Preformatted_20_Text"><text:s text:c="2"/>// Print a Vector in reverse order</text:p>
      <text:p text:style-name="Preformatted_20_Text"><text:s text:c="2"/>int main() {</text:p>
      <text:p text:style-name="Preformatted_20_Text"><text:s text:c="4"/>Vector&lt;int&gt; a(10);</text:p>
      <text:p text:style-name="Preformatted_20_Text"><text:s text:c="4"/>for (Vector&lt;int&gt;::reverse_iterator p=a.rbegin(); p!=a.rend(); ++p)</text:p>
      <text:p text:style-name="P34"><text:s text:c="6"/>cout &lt;&lt; *p &lt;&lt; endl;</text:p>
      <text:p text:style-name="Text_20_body"><text:span text:style-name="Teletype">vector&lt;T&gt;</text:span> supplies random <text:span text:style-name="Teletype">reverse_iterator</text:span> and <text:span text:style-name="Teletype">const_reverse_iterator</text:span> as above. Const iterators would typedef <text:span text:style-name="Teletype">pointer</text:span> as <text:span text:style-name="Teletype">const T*</text:span> and <text:span text:style-name="Teletype">reference</text:span> as <text:span text:style-name="Teletype">const T&amp;</text:span>. </text:p>
      <text:p text:style-name="Text_20_body">A <text:span text:style-name="Teletype">static</text:span> data member is shared by all instances of a class. It must be initialized in a separate declaration, not in the class definition or in the constructor initialization list. A <text:span text:style-name="Teletype">static</text:span> member function cannot refer to <text:span text:style-name="Teletype">this</text:span> or any non-static members (and therefore it makes no sense to make them <text:span text:style-name="Teletype">const</text:span>). Static members may be referenced either as <text:span text:style-name="Teletype"><text:span text:style-name="T2">object.member</text:span></text:span> or <text:span text:style-name="Teletype"><text:span text:style-name="T2">class</text:span></text:span><text:span text:style-name="Teletype">::</text:span><text:span text:style-name="Teletype"><text:span text:style-name="T2">member</text:span></text:span>. </text:p>
      <text:p text:style-name="Preformatted_20_Text"><text:s text:c="2"/>class Counter {</text:p>
      <text:p text:style-name="Preformatted_20_Text"><text:s text:c="4"/>static int count; <text:s/>// Number of Counters that currently exist (private)</text:p>
      <text:p text:style-name="Preformatted_20_Text"><text:s text:c="2"/>public:</text:p>
      <text:p text:style-name="Preformatted_20_Text"><text:s text:c="4"/>static int get() {return count;}</text:p>
      <text:p text:style-name="Preformatted_20_Text"><text:s text:c="4"/>Counter() {++count;}</text:p>
      <text:p text:style-name="Preformatted_20_Text"><text:s text:c="4"/>~Counter() {--count;}</text:p>
      <text:p text:style-name="Preformatted_20_Text"><text:s text:c="4"/>Counter(const Counter&amp; c) {++count;} <text:s/>// Default would be wrong</text:p>
      <text:p text:style-name="Preformatted_20_Text"><text:s text:c="4"/>Counter&amp; operator=(const Counter&amp; c) {return *this;} <text:s/>// Default would be OK</text:p>
      <text:p text:style-name="Preformatted_20_Text"><text:s text:c="2"/>};</text:p>
      <text:p text:style-name="Preformatted_20_Text"><text:s text:c="2"/>int Counter::count = 0; <text:s/>// Initialize here, OK if private</text:p>
      <text:p text:style-name="Preformatted_20_Text"><text:s text:c="2"/>main() {</text:p>
      <text:p text:style-name="Preformatted_20_Text"><text:s text:c="4"/>Counter a, b, c;</text:p>
      <text:p text:style-name="Preformatted_20_Text"><text:s text:c="4"/>cout &lt;&lt; b.get(); <text:s text:c="8"/>// 3</text:p>
      <text:p text:style-name="Preformatted_20_Text"><text:s text:c="4"/>cout &lt;&lt; Counter::get(); <text:s/>// 3</text:p>
      <text:p text:style-name="P34"><text:s text:c="2"/>}</text:p>
      <text:h text:style-name="Heading_20_3" text:outline-level="3"><text:bookmark text:name="inheritance"/>Inheritance</text:h>
      <text:p text:style-name="P3"><text:bookmark text:name="inheritance1"/>Inheritance is used to write a specialized or enhanced version of another class. For example, an <text:span text:style-name="Teletype">ofstream</text:span> is a type of <text:span text:style-name="Teletype">ostream</text:span>. <text:span text:style-name="Teletype">class </text:span><text:span text:style-name="Teletype"><text:span text:style-name="T2">D</text:span></text:span><text:span text:style-name="Teletype">: public </text:span><text:span text:style-name="Teletype"><text:span text:style-name="T2">B</text:span></text:span> defines class D as <text:span text:style-name="T2">derived</text:span> from (subclass of) <text:span text:style-name="T2">base</text:span> class (superclass) B, meaning that D <text:span text:style-name="T2">inherits</text:span> all of B's members, except the constructors, destructor, and assignment operator. The default behavior of these special member functions is to treat the base class as a data member. </text:p>
      <text:p text:style-name="Preformatted_20_Text"><text:bookmark text:name="inheritance2"/><text:s text:c="2"/>class String: public Vector&lt;char&gt; {</text:p>
      <text:p text:style-name="Preformatted_20_Text"><text:s text:c="2"/>public:</text:p>
      <text:p text:style-name="Preformatted_20_Text"><text:s text:c="4"/>String(const char* s=""): Vector&lt;char&gt;(strlen(s)) {</text:p>
      <text:p text:style-name="Preformatted_20_Text"><text:s text:c="6"/>copy(s, s+strlen(s), begin()); <text:s/>// Inherits Vector&lt;char&gt;::begin()</text:p>
      <text:p text:style-name="Preformatted_20_Text"><text:s text:c="4"/>}</text:p>
      <text:p text:style-name="Preformatted_20_Text"><text:s text:c="2"/>};</text:p>
      <text:p text:style-name="Preformatted_20_Text"><text:s text:c="2"/>String a="hello"; // Calls Vector&lt;char&gt;::Vector(5);</text:p>
      <text:p text:style-name="Preformatted_20_Text"><text:s text:c="2"/>a.size(); <text:s text:c="8"/>// 5, inherits Vector&lt;char&gt;::size()</text:p>
      <text:p text:style-name="Preformatted_20_Text"><text:s text:c="2"/>a[0]='j'; <text:s text:c="8"/>// "jello", inherits Vector&lt;char&gt;::operator[]</text:p>
      <text:p text:style-name="Preformatted_20_Text"><text:s text:c="2"/>String b=a; <text:s text:c="6"/>// Default copy constructor uses Vector's copy constructor on base part</text:p>
      <text:p text:style-name="P34"><text:s text:c="2"/>b=a; <text:s text:c="13"/>// Default = calls Vector's assignment operator on base part</text:p>
      <text:p text:style-name="Text_20_body"><text:bookmark text:name="inheritance3"/>The default destructor <text:span text:style-name="Teletype">String::~String() {}</text:span> is correct, since in the process of destroying a String, the base is also destroyed, calling <text:span text:style-name="Teletype">Vector&lt;char&gt;::~Vector() {delete data[];}</text:span>. Since there is no need to write a destructor, there is no need to redefine copying or assignment either. </text:p>
      <text:p text:style-name="Text_20_body"><text:bookmark text:name="inheritance4"/>Although <text:span text:style-name="Teletype">String</text:span> inherits <text:span text:style-name="Teletype">Vector&lt;char&gt;::data</text:span>, it is private and inaccessible. A <text:span text:style-name="Teletype">protected</text:span> member is accessible to derived classes but private elsewhere. </text:p>
      <text:p text:style-name="Preformatted_20_Text"><text:bookmark text:name="inheritance5"/><text:s text:c="2"/>class B {</text:p>
      <text:p text:style-name="Preformatted_20_Text"><text:s text:c="2"/>protected:</text:p>
      <text:p text:style-name="Preformatted_20_Text"><text:s text:c="4"/>int x;</text:p>
      <text:p text:style-name="Preformatted_20_Text"><text:s text:c="2"/>} b; <text:s text:c="27"/>// Declare class B and object b</text:p>
      <text:p text:style-name="Preformatted_20_Text"><text:s text:c="2"/>b.x=1; <text:s text:c="25"/>// Error, x is protected</text:p>
      <text:p text:style-name="Preformatted_20_Text"/>
      <text:p text:style-name="Preformatted_20_Text"><text:s text:c="2"/>class D: public B {</text:p>
      <text:p text:style-name="Preformatted_20_Text"><text:s text:c="4"/>void f() {x=1;} <text:s text:c="14"/>// OK</text:p>
      <text:p text:style-name="P34"><text:s text:c="2"/>};</text:p>
      <text:p text:style-name="Text_20_body"><text:bookmark text:name="inheritance6"/>By default, a base class is private, making all inherited members private. Private base classes are rare and typically used as implementations rather than specializations (A string is a vector, but a stack is not). </text:p>
      <text:p text:style-name="Preformatted_20_Text"><text:bookmark text:name="inheritance7"/><text:s text:c="2"/>class Stack: Vector&lt;int&gt; { <text:s/>// or class Stack: private Vector&lt;int&gt;</text:p>
      <text:p text:style-name="Preformatted_20_Text"><text:s text:c="2"/>public:</text:p>
      <text:p text:style-name="Preformatted_20_Text"><text:s text:c="4"/>bool empty() const {return size()==0;} <text:s/>// OK</text:p>
      <text:p text:style-name="Preformatted_20_Text"><text:s text:c="2"/>} s;</text:p>
      <text:p text:style-name="Preformatted_20_Text"><text:s text:c="2"/>s.size(); <text:s text:c="2"/>// Error, private</text:p>
      <text:p text:style-name="P34"><text:s text:c="2"/>s.empty(); <text:s/>// OK, public</text:p>
      <text:p text:style-name="Text_20_body"><text:bookmark text:name="inheritance8"/>A class may have more than one base class (called <text:span text:style-name="T2">multiple inheritance</text:span>). If both bases are in turn derived from a third base, then we derive from this root class using <text:span text:style-name="Teletype">virtual</text:span> to avoid inheriting its members twice further on. Any indirectly derived class treats the virtual root as a direct base class in the constructor initialization list. </text:p>
      <text:p text:style-name="Preformatted_20_Text"><text:bookmark text:name="inheritance9"/><text:s text:c="2"/>class ios {...}; <text:s text:c="37"/>// good(), binary, ...</text:p>
      <text:p text:style-name="Preformatted_20_Text"><text:s text:c="2"/>class fstreambase: public virtual ios {...}; <text:s text:c="9"/>// open(), close(), ...</text:p>
      <text:p text:style-name="Preformatted_20_Text"><text:s text:c="2"/>class istream: public virtual ios {...}; <text:s text:c="13"/>// get(), operator&gt;&gt;(), ...</text:p>
      <text:p text:style-name="Preformatted_20_Text"><text:s text:c="2"/>class ifstream: public fstreambase, public istream { <text:s/>// Only 1 copy of ios</text:p>
      <text:p text:style-name="Preformatted_20_Text"><text:s text:c="4"/>ifstream(): fstreambase(), istream(), ios() {...} <text:s text:c="2"/>// Normally ios() would be omitted</text:p>
      <text:p text:style-name="P34"><text:s text:c="2"/>};</text:p>
      <text:h text:style-name="Heading_20_3" text:outline-level="3"><text:bookmark text:name="polymorphism"/>Polymorphism</text:h>
      <text:p text:style-name="P3"><text:bookmark text:name="polymorphism1"/>Polymorphism is the technique of defining a common interface for a hierarchy of classes. To support this, a derived object is allowed wherever a base object is expected. For example, </text:p>
      <text:p text:style-name="Preformatted_20_Text"><text:bookmark text:name="polymorphism2"/><text:s text:c="2"/>String s="Hello";</text:p>
      <text:p text:style-name="Preformatted_20_Text"><text:s text:c="2"/>Vector&lt;char&gt; v=s; <text:s text:c="3"/>// Discards derived part of s to convert</text:p>
      <text:p text:style-name="Preformatted_20_Text"><text:s text:c="2"/>Vector&lt;char&gt;* p=&amp;s; <text:s/>// p points to base part of s</text:p>
      <text:p text:style-name="Preformatted_20_Text"><text:s text:c="2"/>try {throw s;} catch(Vector&lt;char&gt; x) {} <text:s/>// Caught with x set to base part of s</text:p>
      <text:p text:style-name="Preformatted_20_Text"><text:s text:c="2"/>s=Vector&lt;char&gt;(5); <text:s text:c="2"/>// Error, can't convert base to derived</text:p>
      <text:p text:style-name="Preformatted_20_Text"/>
      <text:p text:style-name="Preformatted_20_Text"><text:s text:c="2"/>// Allow output of Vector&lt;char&gt; using normal notation</text:p>
      <text:p text:style-name="Preformatted_20_Text"><text:s text:c="2"/>ostream&amp; operator &lt;&lt; (ostream&amp; out, const Vector&lt;char&gt;&amp; v) {</text:p>
      <text:p text:style-name="Preformatted_20_Text"><text:s text:c="4"/>copy(v.begin(), v.end(), ostream_iterator&lt;char&gt;(out, "")); <text:s/>// Print v to out</text:p>
      <text:p text:style-name="Preformatted_20_Text"><text:s text:c="4"/>return out; <text:s text:c="7"/>// To allow (cout &lt;&lt; a) &lt;&lt; b;</text:p>
      <text:p text:style-name="Preformatted_20_Text"><text:s text:c="2"/>}</text:p>
      <text:p text:style-name="Preformatted_20_Text"><text:s text:c="2"/>cout &lt;&lt; s; <text:s text:c="10"/>// OK, v refers to base part of s</text:p>
      <text:p text:style-name="Preformatted_20_Text"><text:s text:c="2"/>ofstream f("file.txt");</text:p>
      <text:p text:style-name="P34"><text:s text:c="2"/>f &lt;&lt; s; <text:s text:c="13"/>// OK, ofstream is derived from ostream</text:p>
      <text:p text:style-name="Text_20_body"><text:bookmark text:name="polymorphism3"/>A derived class may redefine inherited member functions, overriding any function with the same name, parameters, return type, and const-ness (and hiding other functions with the same name, thus the overriding function should not be overloaded). The function call is resolved at compile time. This is incorrect in case of a base pointer or reference to a derived object. To allow run time resolution, the base member function should be declared <text:span text:style-name="Teletype">virtual</text:span>. Since the default destructor is not virtual, a virtual destructor should be added to the base class. If empty, no copy constructor or assignment operator is required. Constructors and = are never virtual. </text:p>
      <text:p text:style-name="Preformatted_20_Text"><text:bookmark text:name="polymorphism4"/><text:s text:c="2"/>class Shape {</text:p>
      <text:p text:style-name="Preformatted_20_Text"><text:s text:c="2"/>public:</text:p>
      <text:p text:style-name="Preformatted_20_Text"><text:s text:c="4"/>virtual void draw() const;</text:p>
      <text:p text:style-name="Preformatted_20_Text"><text:s text:c="4"/>virtual ~Shape() {}</text:p>
      <text:p text:style-name="Preformatted_20_Text"><text:s text:c="2"/>};</text:p>
      <text:p text:style-name="Preformatted_20_Text"><text:s text:c="2"/>class Circle: public Shape {</text:p>
      <text:p text:style-name="Preformatted_20_Text"><text:s text:c="2"/>public:</text:p>
      <text:p text:style-name="Preformatted_20_Text"><text:s text:c="4"/>void draw() const; <text:s text:c="5"/>// Must use same parameters, return type, and const</text:p>
      <text:p text:style-name="Preformatted_20_Text"><text:s text:c="2"/>};</text:p>
      <text:p text:style-name="Preformatted_20_Text"/>
      <text:p text:style-name="Preformatted_20_Text"><text:s text:c="2"/>Shape s; s.draw(); <text:s text:c="7"/>// Shape::draw()</text:p>
      <text:p text:style-name="Preformatted_20_Text"><text:s text:c="2"/>Circle c; c.draw(); <text:s text:c="6"/>// Circle::draw()</text:p>
      <text:p text:style-name="Preformatted_20_Text"><text:s text:c="2"/>Shape&amp; r=c; r.draw(); <text:s text:c="4"/>// Circle::draw() if virtual</text:p>
      <text:p text:style-name="Preformatted_20_Text"><text:s text:c="2"/>Shape* p=&amp;c; p-&gt;draw(); <text:s text:c="2"/>// Circle::draw() if virtual</text:p>
      <text:p text:style-name="Preformatted_20_Text"><text:s text:c="2"/>p=new Circle; p-&gt;draw(); <text:s/>// Circle::draw() if virtual</text:p>
      <text:p text:style-name="P34"><text:s text:c="2"/>delete p; <text:s text:c="16"/>// Circle::~Circle() if virtual</text:p>
      <text:p text:style-name="Text_20_body"><text:bookmark text:name="polymorphism5"/>An <text:span text:style-name="T2">abstract</text:span> base class defines an interface for one or more derived classes, which are allowed to instantiate objects. Abstractness can be enforced by using protected (not private) constructors or using <text:span text:style-name="T2">pure virtual</text:span> member functions, which must be overridden in the derived class or else that class is abstract too. A pure virtual member function is declared <text:span text:style-name="Teletype">=0;</text:span> and has no code defined. </text:p>
      <text:p text:style-name="Preformatted_20_Text"><text:bookmark text:name="polymorphism6"/><text:s text:c="2"/>class Shape {</text:p>
      <text:p text:style-name="Preformatted_20_Text"><text:s text:c="2"/>protected:</text:p>
      <text:p text:style-name="Preformatted_20_Text"><text:s text:c="4"/>Shape(); <text:s text:c="16"/>// Optional, but default would be public</text:p>
      <text:p text:style-name="Preformatted_20_Text"><text:s text:c="2"/>public:</text:p>
      <text:p text:style-name="Preformatted_20_Text"><text:s text:c="4"/>virtual void draw() const = 0; // Pure virtual, no definition</text:p>
      <text:p text:style-name="Preformatted_20_Text"><text:s text:c="4"/>virtual ~Shape() {}</text:p>
      <text:p text:style-name="Preformatted_20_Text"><text:s text:c="2"/>};</text:p>
      <text:p text:style-name="Preformatted_20_Text"><text:s text:c="2"/>// Circle as before</text:p>
      <text:p text:style-name="Preformatted_20_Text"/>
      <text:p text:style-name="Preformatted_20_Text"><text:s text:c="2"/>Shape s; <text:s text:c="18"/>// Error, protected constructor, no Shape::draw()</text:p>
      <text:p text:style-name="Preformatted_20_Text"><text:s text:c="2"/>Circle c; <text:s text:c="17"/>// OK</text:p>
      <text:p text:style-name="Preformatted_20_Text"><text:s text:c="2"/>Shape&amp; r=c; r.draw(); <text:s text:c="5"/>// OK, Circle::draw()</text:p>
      <text:p text:style-name="P34"><text:s text:c="2"/>Shape* p=new Circle(); <text:s text:c="4"/>// OK</text:p>
      <text:h text:style-name="Heading_20_4" text:outline-level="4"><text:bookmark text:name="runtimetype"/>Run time type identification</text:h>
      <text:p text:style-name="P3"><text:bookmark text:name="runtimetype1"/>C++ provides for run time type identification, although this usually indicates a poor design. <text:span text:style-name="Teletype">dynamic_cast&lt;T&gt;</text:span>(x) checks at run time whether a base pointer or reference is to a derived object, and if so, does a conversion. The base class must have at least one virtual function to use run time type checking. </text:p>
      <text:p text:style-name="Preformatted_20_Text"><text:bookmark text:name="runtimetype2"/><text:s text:c="2"/>#include &lt;typeinfo&gt; <text:s text:c="3"/>// For typeid()</text:p>
      <text:p text:style-name="Preformatted_20_Text"><text:s text:c="2"/>typeid(*p)==typeid(T) <text:s/>// true if p points to a T</text:p>
      <text:p text:style-name="Preformatted_20_Text"><text:s text:c="2"/>dynamic_cast&lt;T*&gt;(p) <text:s text:c="3"/>// Convert base pointer to derived T* or 0.</text:p>
      <text:p text:style-name="P34"><text:s text:c="2"/>dynamic_cast&lt;T&amp;&gt;(r) <text:s text:c="3"/>// Convert base reference to derived T&amp; or throw bad_cast()</text:p>
      <text:p text:style-name="Text_20_body"><text:bookmark text:name="runtimetype3"/>For example, </text:p>
      <text:p text:style-name="Preformatted_20_Text"><text:bookmark text:name="runtimetype4"/><text:s text:c="2"/>class B {public: virtual void f(){}};</text:p>
      <text:p text:style-name="Preformatted_20_Text"><text:s text:c="2"/>class D: public B {public: int x;} d; <text:s/>// Bad design, public member in D but not B</text:p>
      <text:p text:style-name="Preformatted_20_Text"><text:s text:c="2"/>B* p=&amp;d; p-&gt;x; <text:s text:c="24"/>// Error, no B::x</text:p>
      <text:p text:style-name="Preformatted_20_Text"><text:s text:c="2"/>D* q=p; q-&gt;x; <text:s text:c="25"/>// Error, can't convert B* to D*</text:p>
      <text:p text:style-name="Preformatted_20_Text"><text:s text:c="2"/>q=(D*)p; <text:s/>q-&gt;x; <text:s text:c="23"/>// OK, but reinterpret_cast, no run time check</text:p>
      <text:p text:style-name="P34"><text:s text:c="2"/>q=dynamic_cast&lt;D*&gt;(p); if (q) q-&gt;x; <text:s text:c="3"/>// OK</text:p>
      <text:h text:style-name="Heading_20_3" text:outline-level="3"><text:bookmark text:name="othertypes"/>Other Types</text:h>
      <text:p text:style-name="P3"><text:bookmark text:name="typedef"/><text:span text:style-name="Teletype"><text:span text:style-name="T1">typedef</text:span></text:span> defines a synonym for a type. </text:p>
      <text:p text:style-name="Preformatted_20_Text"><text:bookmark text:name="typedef1"/><text:s text:c="2"/>typedef char* Str; <text:s/>// Str is a synonym for char*</text:p>
      <text:p text:style-name="Preformatted_20_Text"><text:s text:c="2"/>Str a, b[5], *c; <text:s text:c="3"/>// char* a; char* b[5]; char** c;</text:p>
      <text:p text:style-name="P34"><text:s text:c="2"/>char* d=a; <text:s text:c="9"/>// OK, really the same type</text:p>
      <text:p text:style-name="Text_20_body"><text:bookmark text:name="enum"/><text:span text:style-name="Teletype"><text:span text:style-name="T1">enum</text:span></text:span> defines a type and a set of symbolic values for it. There is an implicit conversion to int and explicit conversion from int to enum. You can specify the int equivalents of the symbolic names, or they default to successive values beginning with 0. Enums may be anonymous, specifying the set of symbols and possibly objects without giving the type a name. </text:p>
      <text:p text:style-name="Preformatted_20_Text"><text:bookmark text:name="enum1"/><text:s text:c="2"/>enum Weekday {MON,TUE=1,WED,THU,FRI}; <text:s/>// Type declaration</text:p>
      <text:p text:style-name="Preformatted_20_Text"><text:s text:c="2"/>enum Weekday today=WED; <text:s text:c="15"/>// Object declaration, has value 2</text:p>
      <text:p text:style-name="Preformatted_20_Text"><text:s text:c="2"/>today==2 <text:s text:c="30"/>// true, implicit int(today)</text:p>
      <text:p text:style-name="Preformatted_20_Text"><text:s text:c="2"/>today=Weekday(3); <text:s text:c="21"/>// THU, conversion must be explicit</text:p>
      <text:p text:style-name="Preformatted_20_Text"><text:s text:c="2"/>enum {N=10}; <text:s text:c="26"/>// Anonymous enum, only defines N</text:p>
      <text:p text:style-name="Preformatted_20_Text"><text:s text:c="2"/>int a[N]; <text:s text:c="29"/>// OK, N is known at compile time</text:p>
      <text:p text:style-name="P34"><text:s text:c="2"/>enum {SAT,SUN} weekend=SAT; <text:s text:c="11"/>// Object of anonymous type</text:p>
      <text:p text:style-name="Text_20_body"><text:bookmark text:name="struct"/>A <text:span text:style-name="Teletype"><text:span text:style-name="T1">struct</text:span></text:span> is a class where the default protection is public instead of private. A <text:span text:style-name="Teletype">struct</text:span> can be initialized like an array. </text:p>
      <text:p text:style-name="Preformatted_20_Text"><text:bookmark text:name="struct1"/><text:s text:c="2"/>struct Complex {double re, im;}; <text:s text:c="4"/>// Declare type</text:p>
      <text:p text:style-name="Preformatted_20_Text"><text:s text:c="2"/>Complex a, b={1,2}, *p=&amp;b; <text:s text:c="10"/>// Declare objects</text:p>
      <text:p text:style-name="P34"><text:s text:c="2"/>a.re = p-&gt;im; <text:s text:c="23"/>// Access members</text:p>
      <text:p text:style-name="Text_20_body"><text:bookmark text:name="union"/>A <text:span text:style-name="Teletype"><text:span text:style-name="T1">union</text:span></text:span> is a struct whose fields overlap in memory. Unions can also be anonymous. They may be used to implement variant records. </text:p>
      <text:p text:style-name="Preformatted_20_Text"><text:bookmark text:name="union1"/><text:s text:c="2"/>union U {int i; double d;}; <text:s/>// sizeof(U) is larger of int or double</text:p>
      <text:p text:style-name="Preformatted_20_Text"><text:s text:c="2"/>U u; u.i=3; <text:s text:c="17"/>// overwrites u.d</text:p>
      <text:p text:style-name="Preformatted_20_Text"/>
      <text:p text:style-name="Preformatted_20_Text"><text:s text:c="2"/>// A variant record</text:p>
      <text:p text:style-name="Preformatted_20_Text"><text:s text:c="2"/>class Token {</text:p>
      <text:p text:style-name="Preformatted_20_Text"><text:s text:c="4"/>enum {INT, DOUBLE} type; <text:s text:c="2"/>// which field is in use?</text:p>
      <text:p text:style-name="Preformatted_20_Text"><text:s text:c="4"/>union {int i; double d;} value; <text:s/>// An anonymous union</text:p>
      <text:p text:style-name="Preformatted_20_Text"><text:s text:c="2"/>public:</text:p>
      <text:p text:style-name="Preformatted_20_Text"><text:s text:c="4"/>void print() const {</text:p>
      <text:p text:style-name="Preformatted_20_Text"><text:s text:c="6"/>if (type==INT) cout &lt;&lt; value.i;</text:p>
      <text:p text:style-name="Preformatted_20_Text"><text:s text:c="6"/>else cout &lt;&lt; value.d;</text:p>
      <text:p text:style-name="Preformatted_20_Text"><text:s text:c="4"/>}</text:p>
      <text:p text:style-name="P34"><text:s text:c="2"/>};</text:p>
      <text:p text:style-name="Text_20_body"><text:bookmark text:name="union2"/>An enum, struct, class, or union type and a list of objects may be declared together in a single statement. </text:p>
      <text:p text:style-name="P34"><text:bookmark text:name="union3"/><text:s text:c="2"/>class Complex {public: double re, im;} a, b={1,2}, *p=&amp;b;</text:p>
      <text:h text:style-name="Heading_20_2" text:outline-level="2"><text:bookmark text:name="programorganization"/>Program Organization</text:h>
      <text:p text:style-name="Text_20_body"><text:bookmark text:name="programorganization1"/>For C++ programs that only use one source code file and the standard library, the only rule is to declare things before using them: type declarations before object declarations, and function declarations or definitions before calling them. However, implicitly inlined member functions may use members not yet declared, and templates may use names as long as they are declared before instantiation. </text:p>
      <text:p text:style-name="Preformatted_20_Text"><text:bookmark text:name="programorganization2"/><text:s text:c="2"/>class Complex {</text:p>
      <text:p text:style-name="Preformatted_20_Text"><text:s text:c="4"/>double real() const {return re;} <text:s/>// OK</text:p>
      <text:p text:style-name="Preformatted_20_Text"><text:s text:c="4"/>double re, im;</text:p>
      <text:p text:style-name="P34"><text:s text:c="2"/>};</text:p>
      <text:p text:style-name="Text_20_body"><text:bookmark text:name="programorganization3"/>Global and member functions (unless inlined or templated) and global or class static objects are separately compilable units, and may appear in separate source code (.cpp) files. If they are defined and used in different files, then a declaration is needed. To insure that the declaration and definition are consistent, the declaration should be in a shared header file. A shared header conventionally has a <text:span text:style-name="Teletype">.h</text:span> extension, and is inserted with a <text:span text:style-name="Teletype">#include "</text:span><text:span text:style-name="Teletype"><text:span text:style-name="T2">filename</text:span></text:span><text:span text:style-name="Teletype">.h"</text:span>, using double quotes to indicate that the file is in the current directory. Global variables are declared with <text:span text:style-name="Teletype">extern</text:span> without initialization. </text:p>
      <text:p text:style-name="Preformatted_20_Text"><text:bookmark text:name="programorganization4"/>// prog.h <text:s text:c="8"/>// prog1.cpp <text:s text:c="7"/>// prog2.cpp</text:p>
      <text:p text:style-name="Preformatted_20_Text">extern int x; <text:s text:c="4"/>#include "prog.h" <text:s text:c="2"/>#include "prog.h"</text:p>
      <text:p text:style-name="Preformatted_20_Text">int f(); <text:s text:c="9"/>int x=0; <text:s text:c="11"/>int f() {</text:p>
      <text:p text:style-name="Preformatted_20_Text"><text:s text:c="18"/>int main() { <text:s text:c="9"/>return x;</text:p>
      <text:p text:style-name="Preformatted_20_Text"><text:s text:c="20"/>f(); <text:s text:c="13"/>}</text:p>
      <text:p text:style-name="Preformatted_20_Text"><text:s text:c="20"/>return 0;</text:p>
      <text:p text:style-name="P34"><text:s text:c="18"/>}</text:p>
      <text:p text:style-name="Text_20_body"><text:bookmark text:name="programorganization5"/>To compile, </text:p>
      <text:p text:style-name="P34"><text:bookmark text:name="programorganization6"/><text:s text:c="2"/><text:span text:style-name="T1">g++ prog1.cpp prog2.cpp -o prog</text:span></text:p>
      <text:p text:style-name="Text_20_body"><text:bookmark text:name="programorganization7"/>This produces two object files (<text:span text:style-name="Teletype">prog1.o, prog2.o</text:span>), and then links them to produce the executable <text:span text:style-name="Teletype">prog</text:span>. g++ also accepts <text:span text:style-name="Teletype">.o</text:span> files, which are linked only, saving time if the <text:span text:style-name="Teletype">.cpp</text:span> file was not changed. To compile without linking, use <text:span text:style-name="Teletype">-c</text:span>. To optimize (compile slower but run faster), use <text:span text:style-name="Teletype">-O</text:span>. </text:p>
      <text:p text:style-name="Text_20_body"><text:bookmark text:name="programorganization8"/>The UNIX <text:span text:style-name="Teletype">make</text:span> command updates the executable as needed based on the timestamps of source and <text:span text:style-name="Teletype">.o</text:span> files. It requires a file named <text:span text:style-name="Teletype">Makefile</text:span> containing a set of dependencies of the form: </text:p>
      <text:p text:style-name="Preformatted_20_Text"><text:bookmark text:name="programorganization9"/><text:s text:c="2"/><text:span text:style-name="T2">file: files which should be older than file</text:span></text:p>
      <text:p text:style-name="P34"><text:s text:c="2"/>(tab) <text:span text:style-name="T2">commands to update file</text:span></text:p>
      <text:p text:style-name="Text_20_body"><text:bookmark text:name="programorganization10"/>Dependencies may be in any order. The Makefile is executed repeatedly until all dependencies are satisfied. </text:p>
      <text:p text:style-name="Preformatted_20_Text"><text:bookmark text:name="programorganization11"/><text:s text:c="2"/># Makefile comment</text:p>
      <text:p text:style-name="Preformatted_20_Text"><text:s text:c="2"/>prog: prog1.o prog2.o</text:p>
      <text:p text:style-name="Preformatted_20_Text"><text:s text:c="8"/>g++ prog1.o prog2.o -o prog</text:p>
      <text:p text:style-name="Preformatted_20_Text"/>
      <text:p text:style-name="Preformatted_20_Text"><text:s text:c="2"/>prog1.o: prog1.cpp prog.h</text:p>
      <text:p text:style-name="Preformatted_20_Text"><text:s text:c="8"/>g++ -c prog1.cpp</text:p>
      <text:p text:style-name="Preformatted_20_Text"/>
      <text:p text:style-name="Preformatted_20_Text"><text:s text:c="2"/>prog2.o: prog2.cpp prog.h</text:p>
      <text:p text:style-name="P34"><text:s text:c="8"/>g++ -c prog2.cpp</text:p>
      <text:p text:style-name="Text_20_body"><text:bookmark text:name="programorganization12"/>Compiler options for g++. Other compilers may vary. </text:p>
      <text:p text:style-name="Preformatted_20_Text"><text:bookmark text:name="programorganization13"/><text:s text:c="2"/>g++ file1.cpp <text:s text:c="13"/>Compile, produce executable a.out in UNIX</text:p>
      <text:p text:style-name="Preformatted_20_Text"><text:s text:c="2"/>g++ file1.cpp file2.o <text:s text:c="5"/>Compile .cpp and link .o to executable a.out</text:p>
      <text:p text:style-name="Preformatted_20_Text"><text:s text:c="2"/>g++ -Wall <text:s text:c="17"/>Turn on all warnings</text:p>
      <text:p text:style-name="Preformatted_20_Text"><text:s text:c="2"/>g++ -c file1.cpp <text:s text:c="10"/>Compile to file1.o, do not link</text:p>
      <text:p text:style-name="Preformatted_20_Text"><text:s text:c="2"/>g++ -o file1 <text:s text:c="14"/>Rename a.out to file1</text:p>
      <text:p text:style-name="Preformatted_20_Text"><text:s text:c="2"/>g++ -O <text:s text:c="20"/>Optimize executable for speed</text:p>
      <text:p text:style-name="Preformatted_20_Text"><text:s text:c="2"/>g++ -v <text:s text:c="20"/>Verbose mode</text:p>
      <text:p text:style-name="Preformatted_20_Text"><text:s text:c="2"/>g++ -DX=Y <text:s text:c="17"/>Equivalent to #define X Y</text:p>
      <text:p text:style-name="Preformatted_20_Text"><text:s text:c="2"/>g++ --help <text:s text:c="16"/>Show all g++ options</text:p>
      <text:p text:style-name="P34"><text:s text:c="2"/>gxx file1.cpp <text:s text:c="13"/>Compile in Windows MS-DOS box (DJGPP) to A.EXE</text:p>
      <text:p text:style-name="Text_20_body"><text:bookmark text:name="programorganization14"/>Anything which is not a separately compilable unit may appear in a header file, such as class definitions (but not function code unless inlined), templated classes (including function code), templated functions, and other <text:span text:style-name="Teletype">#include</text:span> statements. <text:bookmark text:name="namespaces"/></text:p>
      <text:h text:style-name="Heading_20_3" text:outline-level="3"><text:bookmark text:name="namespaces1"/>Creating Libraries (namespaces)</text:h>
      <text:p text:style-name="P3"><text:bookmark text:name="namespaces2"/>Libraries usually come in the form of a header and an object (<text:span text:style-name="Teletype">.o</text:span>) file. To use them, <text:span text:style-name="Teletype">#include "header.h"</text:span> and link the <text:span text:style-name="Teletype">.o</text:span> file using g++. If the <text:span text:style-name="Teletype">.o</text:span> was compiled in C rather than C++, then indicate this with <text:span text:style-name="Teletype">extern "C" {}</text:span> to turn off name mangling. C++ encodes or "mangles" overloaded function names to allow them to be linked, but C does not since it doesn't allow overloading. </text:p>
      <text:p text:style-name="Preformatted_20_Text"><text:bookmark text:name="namespaces3"/><text:s text:c="2"/>extern "C" { <text:s text:c="9"/>// Turn off name mangling</text:p>
      <text:p text:style-name="Preformatted_20_Text"><text:s text:c="2"/>#include "header.h" <text:s text:c="2"/>// Written in C</text:p>
      <text:p text:style-name="P34"><text:s text:c="2"/>}</text:p>
      <text:p text:style-name="Text_20_body"><text:bookmark text:name="namespaces4"/>When writing your own library, use a unique namespace name to prevent conflicts with other libraries. A namespace may span multiple files. Types, objects, and functions declared in a namespace N must be prefixed with N:: when used outside the namespace, or there must be a <text:span text:style-name="Teletype">using namespace N;</text:span> in the current scope. </text:p>
      <text:p text:style-name="Text_20_body"><text:bookmark text:name="namespaces5"/>Also, to guard against possible multiple inclusions of the header file, <text:span text:style-name="Teletype">#define</text:span> some symbol and test for it with #ifndef ... #endif on the first and last lines. Don't have a <text:span text:style-name="Teletype">using namespace std;</text:span>, since the user may not want <text:span text:style-name="Teletype">std</text:span> visible. </text:p>
      <text:p text:style-name="Preformatted_20_Text"><text:bookmark text:name="namespaces6"/><text:s text:c="2"/>#ifndef MYLIB_H <text:s text:c="6"/>// mylib.h, or use #if !defined(MYLIB_H)</text:p>
      <text:p text:style-name="Preformatted_20_Text"><text:s text:c="2"/>#define MYLIB_H</text:p>
      <text:p text:style-name="Preformatted_20_Text"><text:s text:c="2"/>#include &lt;string&gt;</text:p>
      <text:p text:style-name="Preformatted_20_Text"><text:s text:c="2"/>// No using statement</text:p>
      <text:p text:style-name="Preformatted_20_Text"><text:s text:c="2"/>namespace mylib {</text:p>
      <text:p text:style-name="Preformatted_20_Text"><text:s text:c="4"/>class B {</text:p>
      <text:p text:style-name="Preformatted_20_Text"><text:s text:c="4"/>public:</text:p>
      <text:p text:style-name="Preformatted_20_Text"><text:s text:c="6"/>std::string f(); <text:s/>// No code</text:p>
      <text:p text:style-name="Preformatted_20_Text"><text:s text:c="4"/>}</text:p>
      <text:p text:style-name="Preformatted_20_Text"><text:s text:c="2"/>}</text:p>
      <text:p text:style-name="Preformatted_20_Text"><text:s text:c="2"/>#endif</text:p>
      <text:p text:style-name="Preformatted_20_Text"/>
      <text:p text:style-name="Preformatted_20_Text"><text:s text:c="2"/>// mylib.cpp, becomes mylib.o</text:p>
      <text:p text:style-name="Preformatted_20_Text"><text:s text:c="2"/>#include &lt;string&gt;</text:p>
      <text:p text:style-name="Preformatted_20_Text"><text:s text:c="2"/>#include "mylib.h"</text:p>
      <text:p text:style-name="Preformatted_20_Text"><text:s text:c="2"/>using namespace std; <text:s/>// OK</text:p>
      <text:p text:style-name="Preformatted_20_Text"><text:s text:c="2"/>namespace mylib {</text:p>
      <text:p text:style-name="Preformatted_20_Text"><text:s text:c="4"/>string B::f() {return "hi";}</text:p>
      <text:p text:style-name="P34"><text:s text:c="2"/>}</text:p>
      <text:p text:style-name="Text_20_body"><text:bookmark text:name="namespaces7"/><text:span text:style-name="Teletype">#define</text:span> could be used to create constants through text substitution, but it is better to use <text:span text:style-name="Teletype">const</text:span> to allow type checking. <text:span text:style-name="Teletype">#define X Y</text:span> has the effect of replacing symbol X with arbitrary text Y before compiling, equivalent to the g++ option <text:span text:style-name="Teletype">-DX=Y</text:span>. Each compiler usually defines a different set of symbols, which can be tested with <text:span text:style-name="Teletype">#if, #ifdef, #ifndef, #elsif, #else</text:span>, and <text:span text:style-name="Teletype">#endif</text:span>. </text:p>
      <text:p text:style-name="Preformatted_20_Text"><text:bookmark text:name="namespaces8"/><text:s text:c="2"/>#ifdef unix <text:s/>// Defined by most UNIX compilers</text:p>
      <text:p text:style-name="Preformatted_20_Text"><text:s text:c="2"/>// ...</text:p>
      <text:p text:style-name="Preformatted_20_Text"><text:s text:c="2"/>#else</text:p>
      <text:p text:style-name="Preformatted_20_Text"><text:s text:c="2"/>// ...</text:p>
      <text:p text:style-name="P34"><text:s text:c="2"/>#endif</text:p>
      <text:p text:style-name="Text_20_body"><text:bookmark text:name="namespaces9"/>Preprocessor statements are one line (no semicolon). They perform text substitutions in the source code prior to compiling. </text:p>
      <text:p text:style-name="Preformatted_20_Text"><text:bookmark text:name="namespaces10"/><text:s text:c="2"/>#include &lt;header&gt; <text:s text:c="9"/>// Standard header</text:p>
      <text:p text:style-name="Preformatted_20_Text"><text:s text:c="2"/>#include "header.h" <text:s text:c="7"/>// Include header file from current directory</text:p>
      <text:p text:style-name="Preformatted_20_Text"><text:s text:c="2"/>#define X Y <text:s text:c="15"/>// Replace X with Y in source code</text:p>
      <text:p text:style-name="Preformatted_20_Text"><text:s text:c="2"/>#define f(a,b) a##b <text:s text:c="7"/>// Replace f(1,2) with 12</text:p>
      <text:p text:style-name="Preformatted_20_Text"><text:s text:c="2"/>#define X \ <text:s text:c="15"/>// Continue a # statement on next line</text:p>
      <text:p text:style-name="Preformatted_20_Text"><text:s text:c="2"/>#ifdef X <text:s text:c="18"/>// True if X is #defined</text:p>
      <text:p text:style-name="Preformatted_20_Text"><text:s text:c="2"/>#ifndef X <text:s text:c="17"/>// False if X is #defined</text:p>
      <text:p text:style-name="Preformatted_20_Text"><text:s text:c="2"/>#if !defined(X) <text:s text:c="11"/>// Same</text:p>
      <text:p text:style-name="Preformatted_20_Text"><text:s text:c="2"/>#else <text:s text:c="21"/>// Optional after #if...</text:p>
      <text:p text:style-name="P34"><text:s text:c="2"/>#endif <text:s text:c="20"/>// Required</text:p>
      <text:h text:style-name="Heading_20_2" text:outline-level="2"><text:bookmark text:name="history"/>History of C++</text:h>
      <text:p text:style-name="Text_20_body"><text:bookmark text:name="history1"/>C++ evolved from C, which in turn evolved from B, written by Ken Thompson in 1970 as a variant of BCPL. C was developed in the 1970's by Brian Kernighan and Dennis Ritchie as a "portable assembly language" to develop UNIX. C became widely available when they published "The C Programming Language" in 1983. C lacked standard containers (string, vector, map), iostreams, bool, const, references, classes, exceptions, namespaces, new/delete, function and operator overloading, and object-oriented capabilities. I/O was done using <text:span text:style-name="Teletype">&lt;stdio.h&gt;</text:span>. Strings were implemented as fixed sized char[] arrays requiring functions to assign or compare them (strcpy(), strcmp()). Structs could not be assigned, and had to be copied using memcpy(). Function arguments were not type checked. Functions could only modify arguments by passing their addresses. Memory allocation was done using malloc(), which requires the number of bytes to allocate and returns an untyped pointer or NULL if it fails. The language allowed unsafe implicit conversions such as int to pointers. Variables had to be declared before the first statement. There was no <text:span text:style-name="Teletype">inline</text:span>, so macros were often used in place of small functions. Hardware was slow and optimizers were not very good, so it was common to declare <text:span text:style-name="Teletype">register</text:span> variables. There were no // style comments. For instance, </text:p>
      <text:p text:style-name="Preformatted_20_Text"><text:bookmark text:name="history2"/><text:s text:c="2"/>/* Copy argv[1] to buf and print it */</text:p>
      <text:p text:style-name="Preformatted_20_Text"><text:s text:c="2"/>#include &lt;stdio.h&gt; <text:s text:c="8"/>/* No cout, use printf() <text:s text:c="28"/>*/</text:p>
      <text:p text:style-name="Preformatted_20_Text"><text:s text:c="2"/>#include &lt;string.h&gt; <text:s text:c="7"/>/* No string type, use char* <text:s text:c="24"/>*/</text:p>
      <text:p text:style-name="Preformatted_20_Text"><text:s text:c="2"/>#include &lt;stdlib.h&gt; <text:s text:c="7"/>/* No new/delete, use malloc/free <text:s text:c="19"/>*/</text:p>
      <text:p text:style-name="Preformatted_20_Text"><text:s text:c="2"/>main(argc, argv) <text:s text:c="10"/>/* Return type defaults to int */</text:p>
      <text:p text:style-name="Preformatted_20_Text"><text:s text:c="2"/>int argc; <text:s text:c="17"/>/* Old style parameter declaration, no type checking */</text:p>
      <text:p text:style-name="Preformatted_20_Text"><text:s text:c="2"/>char** argv;</text:p>
      <text:p text:style-name="Preformatted_20_Text"><text:s text:c="2"/>{ <text:s text:c="25"/>/* No namespace std <text:s text:c="33"/>*/</text:p>
      <text:p text:style-name="Preformatted_20_Text"><text:s text:c="4"/>char* buf; <text:s text:c="14"/>/* All declarations before the first statement <text:s text:c="6"/>*/</text:p>
      <text:p text:style-name="Preformatted_20_Text"><text:s text:c="4"/>if (argc&gt;1) {</text:p>
      <text:p text:style-name="Preformatted_20_Text"><text:s text:c="6"/>buf=(char*)malloc((strlen(argv[1])+1)*sizeof(char)); <text:s/>/* Cast optional <text:s text:c="5"/>*/</text:p>
      <text:p text:style-name="Preformatted_20_Text"><text:s text:c="6"/>strcpy(buf, argv[1]); <text:s/>/* Can't assign, no range check <text:s text:c="21"/>*/</text:p>
      <text:p text:style-name="Preformatted_20_Text"><text:s text:c="6"/>printf("%s\n", buf); <text:s text:c="2"/>/* Arguments not type checked <text:s text:c="23"/>*/</text:p>
      <text:p text:style-name="Preformatted_20_Text"><text:s text:c="6"/>free(buf); <text:s text:c="12"/>/* No delete */</text:p>
      <text:p text:style-name="Preformatted_20_Text"><text:s text:c="4"/>}</text:p>
      <text:p text:style-name="P34"><text:s text:c="2"/>} <text:s text:c="25"/>/* Return value is undefined (unchecked) <text:s text:c="12"/>*/</text:p>
      <text:p text:style-name="Text_20_body"><text:bookmark text:name="history3"/>The ANSI C standard was finished in 1988. It added <text:span text:style-name="Teletype">const</text:span>, new style function declaration with type checking, <text:span text:style-name="Teletype">struct</text:span> assignment, strict type checking of pointer assignments, and specified the standard C library, which until now was widely used but with minor, annoying variations. However, many compilers did not become ANSI compliant until the early 1990's. </text:p>
      <text:p text:style-name="Text_20_body"><text:bookmark text:name="history4"/>In the 1980's Bjarne Stroustrup at AT&amp;T developed "C with Classes", later C++. Early implementations were available for UNIX as <text:span text:style-name="Teletype">cfront</text:span> (cc), a C++ to C translator around 1990. It added object oriented programming with classes, inheritance, and polymorphism, also references, the iostream library, and minor enhancements such as // style comments and the ability to declare variables anywhere. Because there were no namespaces, the iostream header was named &lt;iostream.h&gt; and no <text:span text:style-name="Teletype">using</text:span> statement was required. Unlike C programs which always have a .c extension, C++ didn't say, so .cpp, .cc and .C were all common, and .hpp for headers. </text:p>
      <text:p text:style-name="Text_20_body"><text:bookmark text:name="history5"/>GNU gcc and g++, which compiled C and C++ directly to machine code, were developed in the early 1990's. Templates were added in 1993. Exceptions were added in 1994. The standard container library (originally called the standard template library or STL) was developed by researchers at Hewlett-Packard and made available free as a separate download in the mid 1990's and ported to several compilers. </text:p>
      <text:p text:style-name="Text_20_body"><text:bookmark text:name="history6"/>ANSI standard C++ compilers became available in 1998. This added STL to the standard library, added multiple inheritance, namespaces, type bool, and run time type checking (dynamic_cast, typeid). The <text:span text:style-name="Teletype">.h</text:span> extension on headers was dropped. </text:p>
      <text:p text:style-name="Text_20_body"><text:bookmark text:name="history7"/>C++ most likely succeeded where other early object oriented languages failed (Simula67, Actor, Eiffel, SmallTalk) because it was backwards compatible with C, allowing old code to be used, and because C programmers could use it immediately without learning the new features. However, there are a few incompatibilities. </text:p>
      <text:list xml:id="list33290569" text:style-name="L13">
        <text:list-item>
          <text:p text:style-name="P31"><text:bookmark text:name="history8"/>Old style function declarations are not allowed. </text:p>
        </text:list-item>
        <text:list-item>
          <text:p text:style-name="P31"><text:bookmark text:name="history9"/>Conversion from <text:span text:style-name="Teletype">void*</text:span> (returned by <text:span text:style-name="Teletype">malloc()</text:span>) requires a cast. </text:p>
        </text:list-item>
        <text:list-item>
          <text:p text:style-name="P16"><text:bookmark text:name="history10"/>There are many new reserved words. </text:p>
        </text:list-item>
      </text:list>
      <text:p text:style-name="Text_20_body"><text:bookmark text:name="history11"/>There are also some incompatibilities between old (before 1998) and new versions of C++. </text:p>
      <text:list xml:id="list33288835" text:style-name="L14">
        <text:list-item>
          <text:p text:style-name="P32"><text:bookmark text:name="history12"/><text:span text:style-name="Teletype">new</text:span> was changed to throw type <text:span text:style-name="Teletype">bad_alloc</text:span> if out of memory, instead of returning 0. </text:p>
        </text:list-item>
        <text:list-item>
          <text:p text:style-name="P17"><text:bookmark text:name="history13"/>The scope of a variable declared in a <text:span text:style-name="Teletype">for</text:span> loop was changed to be local to the loop and not beyond it (not yet implemented by Microsoft Visual C++) </text:p>
        </text:list-item>
      </text:list>
      <text:p text:style-name="Text_20_body"><text:bookmark text:name="history14"/>g++ does not yet implement all ANSI C++ features. For instance, </text:p>
      <text:list xml:id="list33311859" text:style-name="L15">
        <text:list-item>
          <text:p text:style-name="P33"><text:bookmark text:name="history15"/>Type <text:span text:style-name="Teletype">ostringstream</text:span> allowing formatted writing to strings. </text:p>
        </text:list-item>
        <text:list-item>
          <text:p text:style-name="P18"><text:bookmark text:name="history16"/>Run time bounds checking of vector indexes using v.at(i) </text:p>
        </text:list-item>
      </text:list>
      <text:p text:style-name="Text_20_body"><text:bookmark text:name="history17"/>The largest integer type is 32 bits in most implementations, but as 64 bit machines become common it is possible that type <text:span text:style-name="Teletype">long</text:span> could become a 64 bit type (as in Java) in the future. g++ supports the nonstandard 64-bit integer type <text:span text:style-name="Teletype">long long</text:span>, e.g. </text:p>
      <text:p text:style-name="P34"><text:bookmark text:name="history18"/><text:s text:c="2"/>unsigned long long bigzero=0LLU;</text:p>
      <text:p text:style-name="Text_20_body"><text:bookmark text:name="history19"/>Most implementations of <text:span text:style-name="Teletype">time()</text:span> return the number of seconds since Jan. 1, 1970 as a <text:span text:style-name="Teletype">time_t</text:span>, normally a signed 32-bit <text:span text:style-name="Teletype">long</text:span>. Programs that use this implementation will fail on Jan. 19, 2038 at 3:14:08 AM as this value overflows and becomes negative. <text:bookmark text:name="furtherreading"/></text:p>
      <text:h text:style-name="Heading_20_2" text:outline-level="2"><text:bookmark text:name="furtherreading1"/>Further Reading</text:h>
      <text:p text:style-name="Text_20_body"><text:bookmark text:name="furtherreading2"/>Brian W. Kernighan, <text:span text:style-name="T2">The C Programming Language</text:span>, 2nd Ed., Prentice Hall, 1988. </text:p>
      <text:p text:style-name="Text_20_body"><text:bookmark text:name="furtherreading3"/>Bjarne Stroustrup, <text:span text:style-name="T2">The C++ Programming Language</text:span>, 3rd Ed,, Addison Wesley, 1997. </text:p>
      <text:p text:style-name="Text_20_body"><text:bookmark text:name="furtherreading4"/>Andrew Koenig, Barbara E. Moo, <text:span text:style-name="T2">Accelerated C++</text:span>, Addison Wesley, 2000.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宋体"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宋体"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新宋体"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宋体"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新宋体"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anor </meta:initial-creator>
    <meta:creation-date>2010-03-18T13:14:07.34</meta:creation-date>
    <meta:document-statistic meta:table-count="0" meta:image-count="0" meta:object-count="0" meta:page-count="1" meta:paragraph-count="1616" meta:word-count="17997" meta:character-count="117713"/>
    <dc:date>2010-03-18T13:20:28.96</dc:date>
    <dc:creator>coanor </dc:creator>
    <meta:editing-duration>PT00H06M24S</meta:editing-duration>
    <meta:editing-cycles>1</meta:editing-cycles>
    <meta:generator>OpenOffice.org/3.2$Win32 OpenOffice.org_project/320m12$Build-9483</meta:generator>
  </office:meta>
</office:document-meta>
</file>